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ochasticGradient" table:style-name="ta1">
        <table:shapes>
          <draw:frame draw:z-index="0" draw:style-name="gr1" draw:text-style-name="P1" svg:width="15.994cm" svg:height="9.004cm" svg:x="20.553cm" svg:y="2.522cm">
            <draw:object draw:notify-on-update-of-ranges="StochasticGradient.I1:StochasticGradient.I1 StochasticGradient.I2:StochasticGradient.I1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um of squared error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formula="of:=[.D2]+[.A2]*[.E2]+[.B2]*[.F2]" office:value-type="float" office:value="0.3" calcext:value-type="float">
            <text:p>0.3</text:p>
          </table:table-cell>
          <table:table-cell table:formula="of:=[.C2]-[.G2]" office:value-type="float" office:value="0.7" calcext:value-type="float">
            <text:p>0.7</text:p>
          </table:table-cell>
          <table:table-cell table:formula="of:=[.H2]" office:value-type="float" office:value="0.7" calcext:value-type="float">
            <text:p>0.7</text:p>
          </table:table-cell>
          <table:table-cell table:style-name="ce2" office:value-type="string" calcext:value-type="string">
            <text:p>LearningRate</text:p>
          </table:table-cell>
          <table:table-cell table:style-name="ce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+[.$K$2]*[.H2]*[.G2]*(1-[.G2])" office:value-type="float" office:value="0.1147" calcext:value-type="float">
            <text:p>0.1147</text:p>
          </table:table-cell>
          <table:table-cell table:formula="of:=[.E2]+[.$K$2]*[.H2]*[.G2]*(1-[.G2])*[.A3]" office:value-type="float" office:value="0.1147" calcext:value-type="float">
            <text:p>0.1147</text:p>
          </table:table-cell>
          <table:table-cell table:formula="of:=[.F2]+[.$K$2]*[.H2]*[.G2]*(1-[.G2])*[.B3]" office:value-type="float" office:value="0.1" calcext:value-type="float">
            <text:p>0.1</text:p>
          </table:table-cell>
          <table:table-cell table:formula="of:=[.D3]+[.A3]*[.E3]+[.B3]*[.F3]" office:value-type="float" office:value="0.2294" calcext:value-type="float">
            <text:p>0.2294</text:p>
          </table:table-cell>
          <table:table-cell table:formula="of:=[.C3]-[.G3]" office:value-type="float" office:value="-0.2294" calcext:value-type="float">
            <text:p>-0.2294</text:p>
          </table:table-cell>
          <table:table-cell table:formula="of:=[.H3]+[.H2]" office:value-type="float" office:value="0.4706" calcext:value-type="float">
            <text:p>0.47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]+[.$K$2]*[.H3]*[.G3]*(1-[.G3])" office:value-type="float" office:value="0.1106447668184" calcext:value-type="float">
            <text:p>0.1106447668</text:p>
          </table:table-cell>
          <table:table-cell table:formula="of:=[.E3]+[.$K$2]*[.H3]*[.G3]*(1-[.G3])*[.A4]" office:value-type="float" office:value="0.1147" calcext:value-type="float">
            <text:p>0.1147</text:p>
          </table:table-cell>
          <table:table-cell table:formula="of:=[.F3]+[.$K$2]*[.H3]*[.G3]*(1-[.G3])*[.B4]" office:value-type="float" office:value="0.0959447668184" calcext:value-type="float">
            <text:p>0.0959447668</text:p>
          </table:table-cell>
          <table:table-cell table:formula="of:=[.D4]+[.A4]*[.E4]+[.B4]*[.F4]" office:value-type="float" office:value="0.2065895336368" calcext:value-type="float">
            <text:p>0.2065895336</text:p>
          </table:table-cell>
          <table:table-cell table:formula="of:=[.C4]-[.G4]" office:value-type="float" office:value="-0.2065895336368" calcext:value-type="float">
            <text:p>-0.2065895336</text:p>
          </table:table-cell>
          <table:table-cell table:formula="of:=[.H4]+[.H3]" office:value-type="float" office:value="-0.4359895336368" calcext:value-type="float">
            <text:p>-0.43598953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+[.$K$2]*[.H4]*[.G4]*(1-[.G4])" office:value-type="float" office:value="0.10725855161147" calcext:value-type="float">
            <text:p>0.1072585516</text:p>
          </table:table-cell>
          <table:table-cell table:formula="of:=[.E4]+[.$K$2]*[.H4]*[.G4]*(1-[.G4])*[.A5]" office:value-type="float" office:value="0.1147" calcext:value-type="float">
            <text:p>0.1147</text:p>
          </table:table-cell>
          <table:table-cell table:formula="of:=[.F4]+[.$K$2]*[.H4]*[.G4]*(1-[.G4])*[.B5]" office:value-type="float" office:value="0.0959447668184" calcext:value-type="float">
            <text:p>0.0959447668</text:p>
          </table:table-cell>
          <table:table-cell table:formula="of:=[.D5]+[.A5]*[.E5]+[.B5]*[.F5]" office:value-type="float" office:value="0.10725855161147" calcext:value-type="float">
            <text:p>0.1072585516</text:p>
          </table:table-cell>
          <table:table-cell table:formula="of:=[.C5]-[.G5]" office:value-type="float" office:value="0.89274144838853" calcext:value-type="float">
            <text:p>0.8927414484</text:p>
          </table:table-cell>
          <table:table-cell table:formula="of:=[.H5]+[.H4]" office:value-type="float" office:value="0.68615191475173" calcext:value-type="float">
            <text:p>0.686151914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]+[.$K$2]*[.H5]*[.G5]*(1-[.G5])" office:value-type="float" office:value="0.115806921888658" calcext:value-type="float">
            <text:p>0.1158069219</text:p>
          </table:table-cell>
          <table:table-cell table:formula="of:=[.E5]+[.$K$2]*[.H5]*[.G5]*(1-[.G5])*[.A6]" office:value-type="float" office:value="0.123248370277188" calcext:value-type="float">
            <text:p>0.1232483703</text:p>
          </table:table-cell>
          <table:table-cell table:formula="of:=[.F5]+[.$K$2]*[.H5]*[.G5]*(1-[.G5])*[.B6]" office:value-type="float" office:value="0.104493137095588" calcext:value-type="float">
            <text:p>0.1044931371</text:p>
          </table:table-cell>
          <table:table-cell table:formula="of:=[.D6]+[.A6]*[.E6]+[.B6]*[.F6]" office:value-type="float" office:value="0.343548429261434" calcext:value-type="float">
            <text:p>0.3435484293</text:p>
          </table:table-cell>
          <table:table-cell table:formula="of:=[.C6]-[.G6]" office:value-type="float" office:value="0.656451570738566" calcext:value-type="float">
            <text:p>0.6564515707</text:p>
          </table:table-cell>
          <table:table-cell table:formula="of:=[.H6]+[.H5]" office:value-type="float" office:value="1.5491930191271" calcext:value-type="float">
            <text:p>1.54919301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+[.$K$2]*[.H6]*[.G6]*(1-[.G6])" office:value-type="float" office:value="0.130611408477663" calcext:value-type="float">
            <text:p>0.1306114085</text:p>
          </table:table-cell>
          <table:table-cell table:formula="of:=[.E6]+[.$K$2]*[.H6]*[.G6]*(1-[.G6])*[.A7]" office:value-type="float" office:value="0.138052856866193" calcext:value-type="float">
            <text:p>0.1380528569</text:p>
          </table:table-cell>
          <table:table-cell table:formula="of:=[.F6]+[.$K$2]*[.H6]*[.G6]*(1-[.G6])*[.B7]" office:value-type="float" office:value="0.104493137095588" calcext:value-type="float">
            <text:p>0.1044931371</text:p>
          </table:table-cell>
          <table:table-cell table:formula="of:=[.D7]+[.A7]*[.E7]+[.B7]*[.F7]" office:value-type="float" office:value="0.268664265343855" calcext:value-type="float">
            <text:p>0.2686642653</text:p>
          </table:table-cell>
          <table:table-cell table:formula="of:=[.C7]-[.G7]" office:value-type="float" office:value="-0.268664265343855" calcext:value-type="float">
            <text:p>-0.2686642653</text:p>
          </table:table-cell>
          <table:table-cell table:formula="of:=[.H7]+[.H6]" office:value-type="float" office:value="0.387787305394711" calcext:value-type="float">
            <text:p>0.38778730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+[.$K$2]*[.H7]*[.G7]*(1-[.G7])" office:value-type="float" office:value="0.12533259149429" calcext:value-type="float">
            <text:p>0.1253325915</text:p>
          </table:table-cell>
          <table:table-cell table:formula="of:=[.E7]+[.$K$2]*[.H7]*[.G7]*(1-[.G7])*[.A8]" office:value-type="float" office:value="0.138052856866193" calcext:value-type="float">
            <text:p>0.1380528569</text:p>
          </table:table-cell>
          <table:table-cell table:formula="of:=[.F7]+[.$K$2]*[.H7]*[.G7]*(1-[.G7])*[.B8]" office:value-type="float" office:value="0.0992143201122156" calcext:value-type="float">
            <text:p>0.0992143201</text:p>
          </table:table-cell>
          <table:table-cell table:formula="of:=[.D8]+[.A8]*[.E8]+[.B8]*[.F8]" office:value-type="float" office:value="0.224546911606506" calcext:value-type="float">
            <text:p>0.2245469116</text:p>
          </table:table-cell>
          <table:table-cell table:formula="of:=[.C8]-[.G8]" office:value-type="float" office:value="-0.224546911606506" calcext:value-type="float">
            <text:p>-0.2245469116</text:p>
          </table:table-cell>
          <table:table-cell table:formula="of:=[.H8]+[.H7]" office:value-type="float" office:value="-0.493211176950361" calcext:value-type="float">
            <text:p>-0.49321117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]+[.$K$2]*[.H8]*[.G8]*(1-[.G8])" office:value-type="float" office:value="0.121422655010824" calcext:value-type="float">
            <text:p>0.121422655</text:p>
          </table:table-cell>
          <table:table-cell table:formula="of:=[.E8]+[.$K$2]*[.H8]*[.G8]*(1-[.G8])*[.A9]" office:value-type="float" office:value="0.134142920382727" calcext:value-type="float">
            <text:p>0.1341429204</text:p>
          </table:table-cell>
          <table:table-cell table:formula="of:=[.F8]+[.$K$2]*[.H8]*[.G8]*(1-[.G8])*[.B9]" office:value-type="float" office:value="0.0953043836287497" calcext:value-type="float">
            <text:p>0.0953043836</text:p>
          </table:table-cell>
          <table:table-cell table:formula="of:=[.D9]+[.A9]*[.E9]+[.B9]*[.F9]" office:value-type="float" office:value="0.350869959022301" calcext:value-type="float">
            <text:p>0.350869959</text:p>
          </table:table-cell>
          <table:table-cell table:formula="of:=[.C9]-[.G9]" office:value-type="float" office:value="0.649130040977699" calcext:value-type="float">
            <text:p>0.649130041</text:p>
          </table:table-cell>
          <table:table-cell table:formula="of:=[.H9]+[.H8]" office:value-type="float" office:value="0.424583129371194" calcext:value-type="float">
            <text:p>0.42458312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+[.$K$2]*[.H9]*[.G9]*(1-[.G9])" office:value-type="float" office:value="0.136207255811116" calcext:value-type="float">
            <text:p>0.1362072558</text:p>
          </table:table-cell>
          <table:table-cell table:formula="of:=[.E9]+[.$K$2]*[.H9]*[.G9]*(1-[.G9])*[.A10]" office:value-type="float" office:value="0.148927521183019" calcext:value-type="float">
            <text:p>0.1489275212</text:p>
          </table:table-cell>
          <table:table-cell table:formula="of:=[.F9]+[.$K$2]*[.H9]*[.G9]*(1-[.G9])*[.B10]" office:value-type="float" office:value="0.0953043836287497" calcext:value-type="float">
            <text:p>0.0953043836</text:p>
          </table:table-cell>
          <table:table-cell table:formula="of:=[.D10]+[.A10]*[.E10]+[.B10]*[.F10]" office:value-type="float" office:value="0.285134776994135" calcext:value-type="float">
            <text:p>0.285134777</text:p>
          </table:table-cell>
          <table:table-cell table:formula="of:=[.C10]-[.G10]" office:value-type="float" office:value="-0.285134776994135" calcext:value-type="float">
            <text:p>-0.285134777</text:p>
          </table:table-cell>
          <table:table-cell table:formula="of:=[.H10]+[.H9]" office:value-type="float" office:value="0.363995263983564" calcext:value-type="float">
            <text:p>0.363995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]+[.$K$2]*[.H10]*[.G10]*(1-[.G10])" office:value-type="float" office:value="0.13039526993771" calcext:value-type="float">
            <text:p>0.1303952699</text:p>
          </table:table-cell>
          <table:table-cell table:formula="of:=[.E10]+[.$K$2]*[.H10]*[.G10]*(1-[.G10])*[.A11]" office:value-type="float" office:value="0.148927521183019" calcext:value-type="float">
            <text:p>0.1489275212</text:p>
          </table:table-cell>
          <table:table-cell table:formula="of:=[.F10]+[.$K$2]*[.H10]*[.G10]*(1-[.G10])*[.B11]" office:value-type="float" office:value="0.0894923977553433" calcext:value-type="float">
            <text:p>0.0894923978</text:p>
          </table:table-cell>
          <table:table-cell table:formula="of:=[.D11]+[.A11]*[.E11]+[.B11]*[.F11]" office:value-type="float" office:value="0.219887667693053" calcext:value-type="float">
            <text:p>0.2198876677</text:p>
          </table:table-cell>
          <table:table-cell table:formula="of:=[.C11]-[.G11]" office:value-type="float" office:value="-0.219887667693053" calcext:value-type="float">
            <text:p>-0.2198876677</text:p>
          </table:table-cell>
          <table:table-cell table:formula="of:=[.H11]+[.H10]" office:value-type="float" office:value="-0.505022444687188" calcext:value-type="float">
            <text:p>-0.50502244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+[.$K$2]*[.H11]*[.G11]*(1-[.G11])" office:value-type="float" office:value="0.126623381064946" calcext:value-type="float">
            <text:p>0.1266233811</text:p>
          </table:table-cell>
          <table:table-cell table:formula="of:=[.E11]+[.$K$2]*[.H11]*[.G11]*(1-[.G11])*[.A12]" office:value-type="float" office:value="0.148927521183019" calcext:value-type="float">
            <text:p>0.1489275212</text:p>
          </table:table-cell>
          <table:table-cell table:formula="of:=[.F11]+[.$K$2]*[.H11]*[.G11]*(1-[.G11])*[.B12]" office:value-type="float" office:value="0.0894923977553433" calcext:value-type="float">
            <text:p>0.0894923978</text:p>
          </table:table-cell>
          <table:table-cell table:formula="of:=[.D12]+[.A12]*[.E12]+[.B12]*[.F12]" office:value-type="float" office:value="0.126623381064946" calcext:value-type="float">
            <text:p>0.1266233811</text:p>
          </table:table-cell>
          <table:table-cell table:formula="of:=[.C12]-[.G12]" office:value-type="float" office:value="0.873376618935054" calcext:value-type="float">
            <text:p>0.8733766189</text:p>
          </table:table-cell>
          <table:table-cell table:formula="of:=[.H12]+[.H11]" office:value-type="float" office:value="0.653488951242001" calcext:value-type="float">
            <text:p>0.653488951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]+[.$K$2]*[.H12]*[.G12]*(1-[.G12])" office:value-type="float" office:value="0.136282044397767" calcext:value-type="float">
            <text:p>0.1362820444</text:p>
          </table:table-cell>
          <table:table-cell table:formula="of:=[.E12]+[.$K$2]*[.H12]*[.G12]*(1-[.G12])*[.A13]" office:value-type="float" office:value="0.15858618451584" calcext:value-type="float">
            <text:p>0.1585861845</text:p>
          </table:table-cell>
          <table:table-cell table:formula="of:=[.F12]+[.$K$2]*[.H12]*[.G12]*(1-[.G12])*[.B13]" office:value-type="float" office:value="0.0991510610881645" calcext:value-type="float">
            <text:p>0.0991510611</text:p>
          </table:table-cell>
          <table:table-cell table:formula="of:=[.D13]+[.A13]*[.E13]+[.B13]*[.F13]" office:value-type="float" office:value="0.394019290001772" calcext:value-type="float">
            <text:p>0.39401929</text:p>
          </table:table-cell>
          <table:table-cell table:formula="of:=[.C13]-[.G13]" office:value-type="float" office:value="0.605980709998228" calcext:value-type="float">
            <text:p>0.60598071</text:p>
          </table:table-cell>
          <table:table-cell table:formula="of:=[.H13]+[.H12]" office:value-type="float" office:value="1.47935732893328" calcext:value-type="float">
            <text:p>1.47935732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+[.$K$2]*[.H13]*[.G13]*(1-[.G13])" office:value-type="float" office:value="0.150750930014043" calcext:value-type="float">
            <text:p>0.15075093</text:p>
          </table:table-cell>
          <table:table-cell table:formula="of:=[.E13]+[.$K$2]*[.H13]*[.G13]*(1-[.G13])*[.A14]" office:value-type="float" office:value="0.173055070132115" calcext:value-type="float">
            <text:p>0.1730550701</text:p>
          </table:table-cell>
          <table:table-cell table:formula="of:=[.F13]+[.$K$2]*[.H13]*[.G13]*(1-[.G13])*[.B14]" office:value-type="float" office:value="0.0991510610881645" calcext:value-type="float">
            <text:p>0.0991510611</text:p>
          </table:table-cell>
          <table:table-cell table:formula="of:=[.D14]+[.A14]*[.E14]+[.B14]*[.F14]" office:value-type="float" office:value="0.323806000146158" calcext:value-type="float">
            <text:p>0.3238060001</text:p>
          </table:table-cell>
          <table:table-cell table:formula="of:=[.C14]-[.G14]" office:value-type="float" office:value="-0.323806000146158" calcext:value-type="float">
            <text:p>-0.3238060001</text:p>
          </table:table-cell>
          <table:table-cell table:formula="of:=[.H14]+[.H13]" office:value-type="float" office:value="0.28217470985207" calcext:value-type="float">
            <text:p>0.282174709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]+[.$K$2]*[.H14]*[.G14]*(1-[.G14])" office:value-type="float" office:value="0.143661013899864" calcext:value-type="float">
            <text:p>0.1436610139</text:p>
          </table:table-cell>
          <table:table-cell table:formula="of:=[.E14]+[.$K$2]*[.H14]*[.G14]*(1-[.G14])*[.A15]" office:value-type="float" office:value="0.173055070132115" calcext:value-type="float">
            <text:p>0.1730550701</text:p>
          </table:table-cell>
          <table:table-cell table:formula="of:=[.F14]+[.$K$2]*[.H14]*[.G14]*(1-[.G14])*[.B15]" office:value-type="float" office:value="0.0920611449739856" calcext:value-type="float">
            <text:p>0.092061145</text:p>
          </table:table-cell>
          <table:table-cell table:formula="of:=[.D15]+[.A15]*[.E15]+[.B15]*[.F15]" office:value-type="float" office:value="0.235722158873849" calcext:value-type="float">
            <text:p>0.2357221589</text:p>
          </table:table-cell>
          <table:table-cell table:formula="of:=[.C15]-[.G15]" office:value-type="float" office:value="-0.235722158873849" calcext:value-type="float">
            <text:p>-0.2357221589</text:p>
          </table:table-cell>
          <table:table-cell table:formula="of:=[.H15]+[.H14]" office:value-type="float" office:value="-0.559528159020007" calcext:value-type="float">
            <text:p>-0.5595281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+[.$K$2]*[.H15]*[.G15]*(1-[.G15])" office:value-type="float" office:value="0.13941430895295" calcext:value-type="float">
            <text:p>0.139414309</text:p>
          </table:table-cell>
          <table:table-cell table:formula="of:=[.E15]+[.$K$2]*[.H15]*[.G15]*(1-[.G15])*[.A16]" office:value-type="float" office:value="0.173055070132115" calcext:value-type="float">
            <text:p>0.1730550701</text:p>
          </table:table-cell>
          <table:table-cell table:formula="of:=[.F15]+[.$K$2]*[.H15]*[.G15]*(1-[.G15])*[.B16]" office:value-type="float" office:value="0.0920611449739856" calcext:value-type="float">
            <text:p>0.092061145</text:p>
          </table:table-cell>
          <table:table-cell table:formula="of:=[.D16]+[.A16]*[.E16]+[.B16]*[.F16]" office:value-type="float" office:value="0.13941430895295" calcext:value-type="float">
            <text:p>0.139414309</text:p>
          </table:table-cell>
          <table:table-cell table:formula="of:=[.C16]-[.G16]" office:value-type="float" office:value="0.86058569104705" calcext:value-type="float">
            <text:p>0.860585691</text:p>
          </table:table-cell>
          <table:table-cell table:formula="of:=[.H16]+[.H15]" office:value-type="float" office:value="0.6248635321732" calcext:value-type="float">
            <text:p>0.624863532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]+[.$K$2]*[.H16]*[.G16]*(1-[.G16])" office:value-type="float" office:value="0.14973944046406" calcext:value-type="float">
            <text:p>0.1497394405</text:p>
          </table:table-cell>
          <table:table-cell table:formula="of:=[.E16]+[.$K$2]*[.H16]*[.G16]*(1-[.G16])*[.A17]" office:value-type="float" office:value="0.183380201643225" calcext:value-type="float">
            <text:p>0.1833802016</text:p>
          </table:table-cell>
          <table:table-cell table:formula="of:=[.F16]+[.$K$2]*[.H16]*[.G16]*(1-[.G16])*[.B17]" office:value-type="float" office:value="0.102386276485095" calcext:value-type="float">
            <text:p>0.1023862765</text:p>
          </table:table-cell>
          <table:table-cell table:formula="of:=[.D17]+[.A17]*[.E17]+[.B17]*[.F17]" office:value-type="float" office:value="0.43550591859238" calcext:value-type="float">
            <text:p>0.4355059186</text:p>
          </table:table-cell>
          <table:table-cell table:formula="of:=[.C17]-[.G17]" office:value-type="float" office:value="0.56449408140762" calcext:value-type="float">
            <text:p>0.5644940814</text:p>
          </table:table-cell>
          <table:table-cell table:formula="of:=[.H17]+[.H16]" office:value-type="float" office:value="1.42507977245467" calcext:value-type="float">
            <text:p>1.42507977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+[.$K$2]*[.H17]*[.G17]*(1-[.G17])" office:value-type="float" office:value="0.163616991946089" calcext:value-type="float">
            <text:p>0.1636169919</text:p>
          </table:table-cell>
          <table:table-cell table:formula="of:=[.E17]+[.$K$2]*[.H17]*[.G17]*(1-[.G17])*[.A18]" office:value-type="float" office:value="0.197257753125254" calcext:value-type="float">
            <text:p>0.1972577531</text:p>
          </table:table-cell>
          <table:table-cell table:formula="of:=[.F17]+[.$K$2]*[.H17]*[.G17]*(1-[.G17])*[.B18]" office:value-type="float" office:value="0.102386276485095" calcext:value-type="float">
            <text:p>0.1023862765</text:p>
          </table:table-cell>
          <table:table-cell table:formula="of:=[.D18]+[.A18]*[.E18]+[.B18]*[.F18]" office:value-type="float" office:value="0.360874745071343" calcext:value-type="float">
            <text:p>0.3608747451</text:p>
          </table:table-cell>
          <table:table-cell table:formula="of:=[.C18]-[.G18]" office:value-type="float" office:value="-0.360874745071343" calcext:value-type="float">
            <text:p>-0.3608747451</text:p>
          </table:table-cell>
          <table:table-cell table:formula="of:=[.H18]+[.H17]" office:value-type="float" office:value="0.203619336336277" calcext:value-type="float">
            <text:p>0.20361933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]+[.$K$2]*[.H18]*[.G18]*(1-[.G18])" office:value-type="float" office:value="0.155293626577691" calcext:value-type="float">
            <text:p>0.1552936266</text:p>
          </table:table-cell>
          <table:table-cell table:formula="of:=[.E18]+[.$K$2]*[.H18]*[.G18]*(1-[.G18])*[.A19]" office:value-type="float" office:value="0.197257753125254" calcext:value-type="float">
            <text:p>0.1972577531</text:p>
          </table:table-cell>
          <table:table-cell table:formula="of:=[.F18]+[.$K$2]*[.H18]*[.G18]*(1-[.G18])*[.B19]" office:value-type="float" office:value="0.0940629111166975" calcext:value-type="float">
            <text:p>0.0940629111</text:p>
          </table:table-cell>
          <table:table-cell table:formula="of:=[.D19]+[.A19]*[.E19]+[.B19]*[.F19]" office:value-type="float" office:value="0.249356537694389" calcext:value-type="float">
            <text:p>0.2493565377</text:p>
          </table:table-cell>
          <table:table-cell table:formula="of:=[.C19]-[.G19]" office:value-type="float" office:value="-0.249356537694389" calcext:value-type="float">
            <text:p>-0.2493565377</text:p>
          </table:table-cell>
          <table:table-cell table:formula="of:=[.H19]+[.H18]" office:value-type="float" office:value="-0.610231282765732" calcext:value-type="float">
            <text:p>-0.610231282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]+[.$K$2]*[.H19]*[.G19]*(1-[.G19])" office:value-type="float" office:value="0.150626224397006" calcext:value-type="float">
            <text:p>0.1506262244</text:p>
          </table:table-cell>
          <table:table-cell table:formula="of:=[.E19]+[.$K$2]*[.H19]*[.G19]*(1-[.G19])*[.A20]" office:value-type="float" office:value="0.192590350944569" calcext:value-type="float">
            <text:p>0.1925903509</text:p>
          </table:table-cell>
          <table:table-cell table:formula="of:=[.F19]+[.$K$2]*[.H19]*[.G19]*(1-[.G19])*[.B20]" office:value-type="float" office:value="0.0893955089360122" calcext:value-type="float">
            <text:p>0.0893955089</text:p>
          </table:table-cell>
          <table:table-cell table:formula="of:=[.D20]+[.A20]*[.E20]+[.B20]*[.F20]" office:value-type="float" office:value="0.432612084277587" calcext:value-type="float">
            <text:p>0.4326120843</text:p>
          </table:table-cell>
          <table:table-cell table:formula="of:=[.C20]-[.G20]" office:value-type="float" office:value="0.567387915722413" calcext:value-type="float">
            <text:p>0.5673879157</text:p>
          </table:table-cell>
          <table:table-cell table:formula="of:=[.H20]+[.H19]" office:value-type="float" office:value="0.318031378028024" calcext:value-type="float">
            <text:p>0.3180313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+[.$K$2]*[.H20]*[.G20]*(1-[.G20])" office:value-type="float" office:value="0.164553263994235" calcext:value-type="float">
            <text:p>0.164553264</text:p>
          </table:table-cell>
          <table:table-cell table:formula="of:=[.E20]+[.$K$2]*[.H20]*[.G20]*(1-[.G20])*[.A21]" office:value-type="float" office:value="0.206517390541798" calcext:value-type="float">
            <text:p>0.2065173905</text:p>
          </table:table-cell>
          <table:table-cell table:formula="of:=[.F20]+[.$K$2]*[.H20]*[.G20]*(1-[.G20])*[.B21]" office:value-type="float" office:value="0.0893955089360122" calcext:value-type="float">
            <text:p>0.0893955089</text:p>
          </table:table-cell>
          <table:table-cell table:formula="of:=[.D21]+[.A21]*[.E21]+[.B21]*[.F21]" office:value-type="float" office:value="0.371070654536033" calcext:value-type="float">
            <text:p>0.3710706545</text:p>
          </table:table-cell>
          <table:table-cell table:formula="of:=[.C21]-[.G21]" office:value-type="float" office:value="-0.371070654536033" calcext:value-type="float">
            <text:p>-0.3710706545</text:p>
          </table:table-cell>
          <table:table-cell table:formula="of:=[.H21]+[.H20]" office:value-type="float" office:value="0.19631726118638" calcext:value-type="float">
            <text:p>0.19631726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1]+[.$K$2]*[.H21]*[.G21]*(1-[.G21])" office:value-type="float" office:value="0.155893320072405" calcext:value-type="float">
            <text:p>0.1558933201</text:p>
          </table:table-cell>
          <table:table-cell table:formula="of:=[.E21]+[.$K$2]*[.H21]*[.G21]*(1-[.G21])*[.A22]" office:value-type="float" office:value="0.206517390541798" calcext:value-type="float">
            <text:p>0.2065173905</text:p>
          </table:table-cell>
          <table:table-cell table:formula="of:=[.F21]+[.$K$2]*[.H21]*[.G21]*(1-[.G21])*[.B22]" office:value-type="float" office:value="0.0807355650141824" calcext:value-type="float">
            <text:p>0.080735565</text:p>
          </table:table-cell>
          <table:table-cell table:formula="of:=[.D22]+[.A22]*[.E22]+[.B22]*[.F22]" office:value-type="float" office:value="0.236628885086588" calcext:value-type="float">
            <text:p>0.2366288851</text:p>
          </table:table-cell>
          <table:table-cell table:formula="of:=[.C22]-[.G22]" office:value-type="float" office:value="-0.236628885086588" calcext:value-type="float">
            <text:p>-0.2366288851</text:p>
          </table:table-cell>
          <table:table-cell table:formula="of:=[.H22]+[.H21]" office:value-type="float" office:value="-0.607699539622621" calcext:value-type="float">
            <text:p>-0.60769953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2]+[.$K$2]*[.H22]*[.G22]*(1-[.G22])" office:value-type="float" office:value="0.151618958687829" calcext:value-type="float">
            <text:p>0.1516189587</text:p>
          </table:table-cell>
          <table:table-cell table:formula="of:=[.E22]+[.$K$2]*[.H22]*[.G22]*(1-[.G22])*[.A23]" office:value-type="float" office:value="0.206517390541798" calcext:value-type="float">
            <text:p>0.2065173905</text:p>
          </table:table-cell>
          <table:table-cell table:formula="of:=[.F22]+[.$K$2]*[.H22]*[.G22]*(1-[.G22])*[.B23]" office:value-type="float" office:value="0.0807355650141824" calcext:value-type="float">
            <text:p>0.080735565</text:p>
          </table:table-cell>
          <table:table-cell table:formula="of:=[.D23]+[.A23]*[.E23]+[.B23]*[.F23]" office:value-type="float" office:value="0.151618958687829" calcext:value-type="float">
            <text:p>0.1516189587</text:p>
          </table:table-cell>
          <table:table-cell table:formula="of:=[.C23]-[.G23]" office:value-type="float" office:value="0.848381041312171" calcext:value-type="float">
            <text:p>0.8483810413</text:p>
          </table:table-cell>
          <table:table-cell table:formula="of:=[.H23]+[.H22]" office:value-type="float" office:value="0.611752156225583" calcext:value-type="float">
            <text:p>0.611752156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23]+[.$K$2]*[.H23]*[.G23]*(1-[.G23])" office:value-type="float" office:value="0.162531739171597" calcext:value-type="float">
            <text:p>0.1625317392</text:p>
          </table:table-cell>
          <table:table-cell table:formula="of:=[.E23]+[.$K$2]*[.H23]*[.G23]*(1-[.G23])*[.A24]" office:value-type="float" office:value="0.217430171025566" calcext:value-type="float">
            <text:p>0.217430171</text:p>
          </table:table-cell>
          <table:table-cell table:formula="of:=[.F23]+[.$K$2]*[.H23]*[.G23]*(1-[.G23])*[.B24]" office:value-type="float" office:value="0.0916483454979508" calcext:value-type="float">
            <text:p>0.0916483455</text:p>
          </table:table-cell>
          <table:table-cell table:formula="of:=[.D24]+[.A24]*[.E24]+[.B24]*[.F24]" office:value-type="float" office:value="0.471610255695114" calcext:value-type="float">
            <text:p>0.4716102557</text:p>
          </table:table-cell>
          <table:table-cell table:formula="of:=[.C24]-[.G24]" office:value-type="float" office:value="0.528389744304886" calcext:value-type="float">
            <text:p>0.5283897443</text:p>
          </table:table-cell>
          <table:table-cell table:formula="of:=[.H24]+[.H23]" office:value-type="float" office:value="1.37677078561706" calcext:value-type="float">
            <text:p>1.37677078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+[.$K$2]*[.H24]*[.G24]*(1-[.G24])" office:value-type="float" office:value="0.175698895750389" calcext:value-type="float">
            <text:p>0.1756988958</text:p>
          </table:table-cell>
          <table:table-cell table:formula="of:=[.E24]+[.$K$2]*[.H24]*[.G24]*(1-[.G24])*[.A25]" office:value-type="float" office:value="0.230597327604357" calcext:value-type="float">
            <text:p>0.2305973276</text:p>
          </table:table-cell>
          <table:table-cell table:formula="of:=[.F24]+[.$K$2]*[.H24]*[.G24]*(1-[.G24])*[.B25]" office:value-type="float" office:value="0.0916483454979508" calcext:value-type="float">
            <text:p>0.0916483455</text:p>
          </table:table-cell>
          <table:table-cell table:formula="of:=[.D25]+[.A25]*[.E25]+[.B25]*[.F25]" office:value-type="float" office:value="0.406296223354746" calcext:value-type="float">
            <text:p>0.4062962234</text:p>
          </table:table-cell>
          <table:table-cell table:formula="of:=[.C25]-[.G25]" office:value-type="float" office:value="-0.406296223354746" calcext:value-type="float">
            <text:p>-0.4062962234</text:p>
          </table:table-cell>
          <table:table-cell table:formula="of:=[.H25]+[.H24]" office:value-type="float" office:value="0.12209352095014" calcext:value-type="float">
            <text:p>0.1220935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5]+[.$K$2]*[.H25]*[.G25]*(1-[.G25])" office:value-type="float" office:value="0.165898234411366" calcext:value-type="float">
            <text:p>0.1658982344</text:p>
          </table:table-cell>
          <table:table-cell table:formula="of:=[.E25]+[.$K$2]*[.H25]*[.G25]*(1-[.G25])*[.A26]" office:value-type="float" office:value="0.230597327604357" calcext:value-type="float">
            <text:p>0.2305973276</text:p>
          </table:table-cell>
          <table:table-cell table:formula="of:=[.F25]+[.$K$2]*[.H25]*[.G25]*(1-[.G25])*[.B26]" office:value-type="float" office:value="0.081847684158928" calcext:value-type="float">
            <text:p>0.0818476842</text:p>
          </table:table-cell>
          <table:table-cell table:formula="of:=[.D26]+[.A26]*[.E26]+[.B26]*[.F26]" office:value-type="float" office:value="0.247745918570294" calcext:value-type="float">
            <text:p>0.2477459186</text:p>
          </table:table-cell>
          <table:table-cell table:formula="of:=[.C26]-[.G26]" office:value-type="float" office:value="-0.247745918570294" calcext:value-type="float">
            <text:p>-0.2477459186</text:p>
          </table:table-cell>
          <table:table-cell table:formula="of:=[.H26]+[.H25]" office:value-type="float" office:value="-0.65404214192504" calcext:value-type="float">
            <text:p>-0.65404214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+[.$K$2]*[.H26]*[.G26]*(1-[.G26])" office:value-type="float" office:value="0.161281046288695" calcext:value-type="float">
            <text:p>0.1612810463</text:p>
          </table:table-cell>
          <table:table-cell table:formula="of:=[.E26]+[.$K$2]*[.H26]*[.G26]*(1-[.G26])*[.A27]" office:value-type="float" office:value="0.230597327604357" calcext:value-type="float">
            <text:p>0.2305973276</text:p>
          </table:table-cell>
          <table:table-cell table:formula="of:=[.F26]+[.$K$2]*[.H26]*[.G26]*(1-[.G26])*[.B27]" office:value-type="float" office:value="0.081847684158928" calcext:value-type="float">
            <text:p>0.0818476842</text:p>
          </table:table-cell>
          <table:table-cell table:formula="of:=[.D27]+[.A27]*[.E27]+[.B27]*[.F27]" office:value-type="float" office:value="0.161281046288695" calcext:value-type="float">
            <text:p>0.1612810463</text:p>
          </table:table-cell>
          <table:table-cell table:formula="of:=[.C27]-[.G27]" office:value-type="float" office:value="0.838718953711305" calcext:value-type="float">
            <text:p>0.8387189537</text:p>
          </table:table-cell>
          <table:table-cell table:formula="of:=[.H27]+[.H26]" office:value-type="float" office:value="0.590973035141012" calcext:value-type="float">
            <text:p>0.590973035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27]+[.$K$2]*[.H27]*[.G27]*(1-[.G27])" office:value-type="float" office:value="0.172626353156716" calcext:value-type="float">
            <text:p>0.1726263532</text:p>
          </table:table-cell>
          <table:table-cell table:formula="of:=[.E27]+[.$K$2]*[.H27]*[.G27]*(1-[.G27])*[.A28]" office:value-type="float" office:value="0.241942634472379" calcext:value-type="float">
            <text:p>0.2419426345</text:p>
          </table:table-cell>
          <table:table-cell table:formula="of:=[.F27]+[.$K$2]*[.H27]*[.G27]*(1-[.G27])*[.B28]" office:value-type="float" office:value="0.0931929910269498" calcext:value-type="float">
            <text:p>0.093192991</text:p>
          </table:table-cell>
          <table:table-cell table:formula="of:=[.D28]+[.A28]*[.E28]+[.B28]*[.F28]" office:value-type="float" office:value="0.507761978656045" calcext:value-type="float">
            <text:p>0.5077619787</text:p>
          </table:table-cell>
          <table:table-cell table:formula="of:=[.C28]-[.G28]" office:value-type="float" office:value="0.492238021343955" calcext:value-type="float">
            <text:p>0.4922380213</text:p>
          </table:table-cell>
          <table:table-cell table:formula="of:=[.H28]+[.H27]" office:value-type="float" office:value="1.33095697505526" calcext:value-type="float">
            <text:p>1.33095697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+[.$K$2]*[.H28]*[.G28]*(1-[.G28])" office:value-type="float" office:value="0.184929338039294" calcext:value-type="float">
            <text:p>0.184929338</text:p>
          </table:table-cell>
          <table:table-cell table:formula="of:=[.E28]+[.$K$2]*[.H28]*[.G28]*(1-[.G28])*[.A29]" office:value-type="float" office:value="0.254245619354957" calcext:value-type="float">
            <text:p>0.2542456194</text:p>
          </table:table-cell>
          <table:table-cell table:formula="of:=[.F28]+[.$K$2]*[.H28]*[.G28]*(1-[.G28])*[.B29]" office:value-type="float" office:value="0.0931929910269498" calcext:value-type="float">
            <text:p>0.093192991</text:p>
          </table:table-cell>
          <table:table-cell table:formula="of:=[.D29]+[.A29]*[.E29]+[.B29]*[.F29]" office:value-type="float" office:value="0.439174957394251" calcext:value-type="float">
            <text:p>0.4391749574</text:p>
          </table:table-cell>
          <table:table-cell table:formula="of:=[.C29]-[.G29]" office:value-type="float" office:value="-0.439174957394251" calcext:value-type="float">
            <text:p>-0.4391749574</text:p>
          </table:table-cell>
          <table:table-cell table:formula="of:=[.H29]+[.H28]" office:value-type="float" office:value="0.0530630639497037" calcext:value-type="float">
            <text:p>0.05306306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9]+[.$K$2]*[.H29]*[.G29]*(1-[.G29])" office:value-type="float" office:value="0.174112445040147" calcext:value-type="float">
            <text:p>0.174112445</text:p>
          </table:table-cell>
          <table:table-cell table:formula="of:=[.E29]+[.$K$2]*[.H29]*[.G29]*(1-[.G29])*[.A30]" office:value-type="float" office:value="0.254245619354957" calcext:value-type="float">
            <text:p>0.2542456194</text:p>
          </table:table-cell>
          <table:table-cell table:formula="of:=[.F29]+[.$K$2]*[.H29]*[.G29]*(1-[.G29])*[.B30]" office:value-type="float" office:value="0.0823760980278032" calcext:value-type="float">
            <text:p>0.082376098</text:p>
          </table:table-cell>
          <table:table-cell table:formula="of:=[.D30]+[.A30]*[.E30]+[.B30]*[.F30]" office:value-type="float" office:value="0.256488543067951" calcext:value-type="float">
            <text:p>0.2564885431</text:p>
          </table:table-cell>
          <table:table-cell table:formula="of:=[.C30]-[.G30]" office:value-type="float" office:value="-0.256488543067951" calcext:value-type="float">
            <text:p>-0.2564885431</text:p>
          </table:table-cell>
          <table:table-cell table:formula="of:=[.H30]+[.H29]" office:value-type="float" office:value="-0.695663500462202" calcext:value-type="float">
            <text:p>-0.69566350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0]+[.$K$2]*[.H30]*[.G30]*(1-[.G30])" office:value-type="float" office:value="0.169221152857035" calcext:value-type="float">
            <text:p>0.1692211529</text:p>
          </table:table-cell>
          <table:table-cell table:formula="of:=[.E30]+[.$K$2]*[.H30]*[.G30]*(1-[.G30])*[.A31]" office:value-type="float" office:value="0.254245619354957" calcext:value-type="float">
            <text:p>0.2542456194</text:p>
          </table:table-cell>
          <table:table-cell table:formula="of:=[.F30]+[.$K$2]*[.H30]*[.G30]*(1-[.G30])*[.B31]" office:value-type="float" office:value="0.0823760980278032" calcext:value-type="float">
            <text:p>0.082376098</text:p>
          </table:table-cell>
          <table:table-cell table:formula="of:=[.D31]+[.A31]*[.E31]+[.B31]*[.F31]" office:value-type="float" office:value="0.169221152857035" calcext:value-type="float">
            <text:p>0.1692211529</text:p>
          </table:table-cell>
          <table:table-cell table:formula="of:=[.C31]-[.G31]" office:value-type="float" office:value="0.830778847142965" calcext:value-type="float">
            <text:p>0.8307788471</text:p>
          </table:table-cell>
          <table:table-cell table:formula="of:=[.H31]+[.H30]" office:value-type="float" office:value="0.574290304075015" calcext:value-type="float">
            <text:p>0.574290304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1]+[.$K$2]*[.H31]*[.G31]*(1-[.G31])" office:value-type="float" office:value="0.180900686712657" calcext:value-type="float">
            <text:p>0.1809006867</text:p>
          </table:table-cell>
          <table:table-cell table:formula="of:=[.E31]+[.$K$2]*[.H31]*[.G31]*(1-[.G31])*[.A32]" office:value-type="float" office:value="0.265925153210579" calcext:value-type="float">
            <text:p>0.2659251532</text:p>
          </table:table-cell>
          <table:table-cell table:formula="of:=[.F31]+[.$K$2]*[.H31]*[.G31]*(1-[.G31])*[.B32]" office:value-type="float" office:value="0.0940556318834258" calcext:value-type="float">
            <text:p>0.0940556319</text:p>
          </table:table-cell>
          <table:table-cell table:formula="of:=[.D32]+[.A32]*[.E32]+[.B32]*[.F32]" office:value-type="float" office:value="0.540881471806662" calcext:value-type="float">
            <text:p>0.5408814718</text:p>
          </table:table-cell>
          <table:table-cell table:formula="of:=[.C32]-[.G32]" office:value-type="float" office:value="0.459118528193338" calcext:value-type="float">
            <text:p>0.4591185282</text:p>
          </table:table-cell>
          <table:table-cell table:formula="of:=[.H32]+[.H31]" office:value-type="float" office:value="1.2898973753363" calcext:value-type="float">
            <text:p>1.28989737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+[.$K$2]*[.H32]*[.G32]*(1-[.G32])" office:value-type="float" office:value="0.192301917679504" calcext:value-type="float">
            <text:p>0.1923019177</text:p>
          </table:table-cell>
          <table:table-cell table:formula="of:=[.E32]+[.$K$2]*[.H32]*[.G32]*(1-[.G32])*[.A33]" office:value-type="float" office:value="0.277326384177426" calcext:value-type="float">
            <text:p>0.2773263842</text:p>
          </table:table-cell>
          <table:table-cell table:formula="of:=[.F32]+[.$K$2]*[.H32]*[.G32]*(1-[.G32])*[.B33]" office:value-type="float" office:value="0.0940556318834258" calcext:value-type="float">
            <text:p>0.0940556319</text:p>
          </table:table-cell>
          <table:table-cell table:formula="of:=[.D33]+[.A33]*[.E33]+[.B33]*[.F33]" office:value-type="float" office:value="0.46962830185693" calcext:value-type="float">
            <text:p>0.4696283019</text:p>
          </table:table-cell>
          <table:table-cell table:formula="of:=[.C33]-[.G33]" office:value-type="float" office:value="-0.46962830185693" calcext:value-type="float">
            <text:p>-0.4696283019</text:p>
          </table:table-cell>
          <table:table-cell table:formula="of:=[.H33]+[.H32]" office:value-type="float" office:value="-0.0105097736635928" calcext:value-type="float">
            <text:p>-0.010509773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3]+[.$K$2]*[.H33]*[.G33]*(1-[.G33])" office:value-type="float" office:value="0.180604530528416" calcext:value-type="float">
            <text:p>0.1806045305</text:p>
          </table:table-cell>
          <table:table-cell table:formula="of:=[.E33]+[.$K$2]*[.H33]*[.G33]*(1-[.G33])*[.A34]" office:value-type="float" office:value="0.277326384177426" calcext:value-type="float">
            <text:p>0.2773263842</text:p>
          </table:table-cell>
          <table:table-cell table:formula="of:=[.F33]+[.$K$2]*[.H33]*[.G33]*(1-[.G33])*[.B34]" office:value-type="float" office:value="0.0823582447323376" calcext:value-type="float">
            <text:p>0.0823582447</text:p>
          </table:table-cell>
          <table:table-cell table:formula="of:=[.D34]+[.A34]*[.E34]+[.B34]*[.F34]" office:value-type="float" office:value="0.262962775260754" calcext:value-type="float">
            <text:p>0.2629627753</text:p>
          </table:table-cell>
          <table:table-cell table:formula="of:=[.C34]-[.G34]" office:value-type="float" office:value="-0.262962775260754" calcext:value-type="float">
            <text:p>-0.2629627753</text:p>
          </table:table-cell>
          <table:table-cell table:formula="of:=[.H34]+[.H33]" office:value-type="float" office:value="-0.732591077117684" calcext:value-type="float">
            <text:p>-0.73259107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4]+[.$K$2]*[.H34]*[.G34]*(1-[.G34])" office:value-type="float" office:value="0.175507960781061" calcext:value-type="float">
            <text:p>0.1755079608</text:p>
          </table:table-cell>
          <table:table-cell table:formula="of:=[.E34]+[.$K$2]*[.H34]*[.G34]*(1-[.G34])*[.A35]" office:value-type="float" office:value="0.277326384177426" calcext:value-type="float">
            <text:p>0.2773263842</text:p>
          </table:table-cell>
          <table:table-cell table:formula="of:=[.F34]+[.$K$2]*[.H34]*[.G34]*(1-[.G34])*[.B35]" office:value-type="float" office:value="0.0823582447323376" calcext:value-type="float">
            <text:p>0.0823582447</text:p>
          </table:table-cell>
          <table:table-cell table:formula="of:=[.D35]+[.A35]*[.E35]+[.B35]*[.F35]" office:value-type="float" office:value="0.175507960781061" calcext:value-type="float">
            <text:p>0.1755079608</text:p>
          </table:table-cell>
          <table:table-cell table:formula="of:=[.C35]-[.G35]" office:value-type="float" office:value="0.824492039218939" calcext:value-type="float">
            <text:p>0.8244920392</text:p>
          </table:table-cell>
          <table:table-cell table:formula="of:=[.H35]+[.H34]" office:value-type="float" office:value="0.561529263958186" calcext:value-type="float">
            <text:p>0.56152926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5]+[.$K$2]*[.H35]*[.G35]*(1-[.G35])" office:value-type="float" office:value="0.187438765948712" calcext:value-type="float">
            <text:p>0.1874387659</text:p>
          </table:table-cell>
          <table:table-cell table:formula="of:=[.E35]+[.$K$2]*[.H35]*[.G35]*(1-[.G35])*[.A36]" office:value-type="float" office:value="0.289257189345078" calcext:value-type="float">
            <text:p>0.2892571893</text:p>
          </table:table-cell>
          <table:table-cell table:formula="of:=[.F35]+[.$K$2]*[.H35]*[.G35]*(1-[.G35])*[.B36]" office:value-type="float" office:value="0.0942890498999892" calcext:value-type="float">
            <text:p>0.0942890499</text:p>
          </table:table-cell>
          <table:table-cell table:formula="of:=[.D36]+[.A36]*[.E36]+[.B36]*[.F36]" office:value-type="float" office:value="0.570985005193779" calcext:value-type="float">
            <text:p>0.5709850052</text:p>
          </table:table-cell>
          <table:table-cell table:formula="of:=[.C36]-[.G36]" office:value-type="float" office:value="0.429014994806221" calcext:value-type="float">
            <text:p>0.4290149948</text:p>
          </table:table-cell>
          <table:table-cell table:formula="of:=[.H36]+[.H35]" office:value-type="float" office:value="1.25350703402516" calcext:value-type="float">
            <text:p>1.2535070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+[.$K$2]*[.H36]*[.G36]*(1-[.G36])" office:value-type="float" office:value="0.197947965698893" calcext:value-type="float">
            <text:p>0.1979479657</text:p>
          </table:table-cell>
          <table:table-cell table:formula="of:=[.E36]+[.$K$2]*[.H36]*[.G36]*(1-[.G36])*[.A37]" office:value-type="float" office:value="0.299766389095259" calcext:value-type="float">
            <text:p>0.2997663891</text:p>
          </table:table-cell>
          <table:table-cell table:formula="of:=[.F36]+[.$K$2]*[.H36]*[.G36]*(1-[.G36])*[.B37]" office:value-type="float" office:value="0.0942890498999892" calcext:value-type="float">
            <text:p>0.0942890499</text:p>
          </table:table-cell>
          <table:table-cell table:formula="of:=[.D37]+[.A37]*[.E37]+[.B37]*[.F37]" office:value-type="float" office:value="0.497714354794152" calcext:value-type="float">
            <text:p>0.4977143548</text:p>
          </table:table-cell>
          <table:table-cell table:formula="of:=[.C37]-[.G37]" office:value-type="float" office:value="-0.497714354794152" calcext:value-type="float">
            <text:p>-0.4977143548</text:p>
          </table:table-cell>
          <table:table-cell table:formula="of:=[.H37]+[.H36]" office:value-type="float" office:value="-0.0686993599879311" calcext:value-type="float">
            <text:p>-0.06869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7]+[.$K$2]*[.H37]*[.G37]*(1-[.G37])" office:value-type="float" office:value="0.185505366843679" calcext:value-type="float">
            <text:p>0.1855053668</text:p>
          </table:table-cell>
          <table:table-cell table:formula="of:=[.E37]+[.$K$2]*[.H37]*[.G37]*(1-[.G37])*[.A38]" office:value-type="float" office:value="0.299766389095259" calcext:value-type="float">
            <text:p>0.2997663891</text:p>
          </table:table-cell>
          <table:table-cell table:formula="of:=[.F37]+[.$K$2]*[.H37]*[.G37]*(1-[.G37])*[.B38]" office:value-type="float" office:value="0.0818464510447749" calcext:value-type="float">
            <text:p>0.081846451</text:p>
          </table:table-cell>
          <table:table-cell table:formula="of:=[.D38]+[.A38]*[.E38]+[.B38]*[.F38]" office:value-type="float" office:value="0.267351817888454" calcext:value-type="float">
            <text:p>0.2673518179</text:p>
          </table:table-cell>
          <table:table-cell table:formula="of:=[.C38]-[.G38]" office:value-type="float" office:value="-0.267351817888454" calcext:value-type="float">
            <text:p>-0.2673518179</text:p>
          </table:table-cell>
          <table:table-cell table:formula="of:=[.H38]+[.H37]" office:value-type="float" office:value="-0.765066172682606" calcext:value-type="float">
            <text:p>-0.76506617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8]+[.$K$2]*[.H38]*[.G38]*(1-[.G38])" office:value-type="float" office:value="0.180268617833286" calcext:value-type="float">
            <text:p>0.1802686178</text:p>
          </table:table-cell>
          <table:table-cell table:formula="of:=[.E38]+[.$K$2]*[.H38]*[.G38]*(1-[.G38])*[.A39]" office:value-type="float" office:value="0.294529640084866" calcext:value-type="float">
            <text:p>0.2945296401</text:p>
          </table:table-cell>
          <table:table-cell table:formula="of:=[.F38]+[.$K$2]*[.H38]*[.G38]*(1-[.G38])*[.B39]" office:value-type="float" office:value="0.0766097020343822" calcext:value-type="float">
            <text:p>0.076609702</text:p>
          </table:table-cell>
          <table:table-cell table:formula="of:=[.D39]+[.A39]*[.E39]+[.B39]*[.F39]" office:value-type="float" office:value="0.551407959952534" calcext:value-type="float">
            <text:p>0.55140796</text:p>
          </table:table-cell>
          <table:table-cell table:formula="of:=[.C39]-[.G39]" office:value-type="float" office:value="0.448592040047466" calcext:value-type="float">
            <text:p>0.44859204</text:p>
          </table:table-cell>
          <table:table-cell table:formula="of:=[.H39]+[.H38]" office:value-type="float" office:value="0.181240222159012" calcext:value-type="float">
            <text:p>0.181240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+[.$K$2]*[.H39]*[.G39]*(1-[.G39])" office:value-type="float" office:value="0.191364865901489" calcext:value-type="float">
            <text:p>0.1913648659</text:p>
          </table:table-cell>
          <table:table-cell table:formula="of:=[.E39]+[.$K$2]*[.H39]*[.G39]*(1-[.G39])*[.A40]" office:value-type="float" office:value="0.305625888153069" calcext:value-type="float">
            <text:p>0.3056258882</text:p>
          </table:table-cell>
          <table:table-cell table:formula="of:=[.F39]+[.$K$2]*[.H39]*[.G39]*(1-[.G39])*[.B40]" office:value-type="float" office:value="0.0766097020343822" calcext:value-type="float">
            <text:p>0.076609702</text:p>
          </table:table-cell>
          <table:table-cell table:formula="of:=[.D40]+[.A40]*[.E40]+[.B40]*[.F40]" office:value-type="float" office:value="0.496990754054557" calcext:value-type="float">
            <text:p>0.4969907541</text:p>
          </table:table-cell>
          <table:table-cell table:formula="of:=[.C40]-[.G40]" office:value-type="float" office:value="-0.496990754054557" calcext:value-type="float">
            <text:p>-0.4969907541</text:p>
          </table:table-cell>
          <table:table-cell table:formula="of:=[.H40]+[.H39]" office:value-type="float" office:value="-0.0483987140070914" calcext:value-type="float">
            <text:p>-0.04839871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0]+[.$K$2]*[.H40]*[.G40]*(1-[.G40])" office:value-type="float" office:value="0.178940547103142" calcext:value-type="float">
            <text:p>0.1789405471</text:p>
          </table:table-cell>
          <table:table-cell table:formula="of:=[.E40]+[.$K$2]*[.H40]*[.G40]*(1-[.G40])*[.A41]" office:value-type="float" office:value="0.293201569354722" calcext:value-type="float">
            <text:p>0.2932015694</text:p>
          </table:table-cell>
          <table:table-cell table:formula="of:=[.F40]+[.$K$2]*[.H40]*[.G40]*(1-[.G40])*[.B41]" office:value-type="float" office:value="0.0641853832360352" calcext:value-type="float">
            <text:p>0.0641853832</text:p>
          </table:table-cell>
          <table:table-cell table:formula="of:=[.D41]+[.A41]*[.E41]+[.B41]*[.F41]" office:value-type="float" office:value="0.536327499693898" calcext:value-type="float">
            <text:p>0.5363274997</text:p>
          </table:table-cell>
          <table:table-cell table:formula="of:=[.C41]-[.G41]" office:value-type="float" office:value="0.463672500306102" calcext:value-type="float">
            <text:p>0.4636725003</text:p>
          </table:table-cell>
          <table:table-cell table:formula="of:=[.H41]+[.H40]" office:value-type="float" office:value="-0.0333182537484555" calcext:value-type="float">
            <text:p>-0.03331825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]+[.$K$2]*[.H41]*[.G41]*(1-[.G41])" office:value-type="float" office:value="0.190471169342853" calcext:value-type="float">
            <text:p>0.1904711693</text:p>
          </table:table-cell>
          <table:table-cell table:formula="of:=[.E41]+[.$K$2]*[.H41]*[.G41]*(1-[.G41])*[.A42]" office:value-type="float" office:value="0.304732191594433" calcext:value-type="float">
            <text:p>0.3047321916</text:p>
          </table:table-cell>
          <table:table-cell table:formula="of:=[.F41]+[.$K$2]*[.H41]*[.G41]*(1-[.G41])*[.B42]" office:value-type="float" office:value="0.0641853832360352" calcext:value-type="float">
            <text:p>0.0641853832</text:p>
          </table:table-cell>
          <table:table-cell table:formula="of:=[.D42]+[.A42]*[.E42]+[.B42]*[.F42]" office:value-type="float" office:value="0.495203360937285" calcext:value-type="float">
            <text:p>0.4952033609</text:p>
          </table:table-cell>
          <table:table-cell table:formula="of:=[.C42]-[.G42]" office:value-type="float" office:value="-0.495203360937285" calcext:value-type="float">
            <text:p>-0.4952033609</text:p>
          </table:table-cell>
          <table:table-cell table:formula="of:=[.H42]+[.H41]" office:value-type="float" office:value="-0.0315308606311835" calcext:value-type="float">
            <text:p>-0.03153086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2]+[.$K$2]*[.H42]*[.G42]*(1-[.G42])" office:value-type="float" office:value="0.17809222467075" calcext:value-type="float">
            <text:p>0.1780922247</text:p>
          </table:table-cell>
          <table:table-cell table:formula="of:=[.E42]+[.$K$2]*[.H42]*[.G42]*(1-[.G42])*[.A43]" office:value-type="float" office:value="0.304732191594433" calcext:value-type="float">
            <text:p>0.3047321916</text:p>
          </table:table-cell>
          <table:table-cell table:formula="of:=[.F42]+[.$K$2]*[.H42]*[.G42]*(1-[.G42])*[.B43]" office:value-type="float" office:value="0.0518064385639325" calcext:value-type="float">
            <text:p>0.0518064386</text:p>
          </table:table-cell>
          <table:table-cell table:formula="of:=[.D43]+[.A43]*[.E43]+[.B43]*[.F43]" office:value-type="float" office:value="0.229898663234682" calcext:value-type="float">
            <text:p>0.2298986632</text:p>
          </table:table-cell>
          <table:table-cell table:formula="of:=[.C43]-[.G43]" office:value-type="float" office:value="-0.229898663234682" calcext:value-type="float">
            <text:p>-0.2298986632</text:p>
          </table:table-cell>
          <table:table-cell table:formula="of:=[.H43]+[.H42]" office:value-type="float" office:value="-0.725102024171967" calcext:value-type="float">
            <text:p>-0.72510202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3]+[.$K$2]*[.H43]*[.G43]*(1-[.G43])" office:value-type="float" office:value="0.174021977629041" calcext:value-type="float">
            <text:p>0.1740219776</text:p>
          </table:table-cell>
          <table:table-cell table:formula="of:=[.E43]+[.$K$2]*[.H43]*[.G43]*(1-[.G43])*[.A44]" office:value-type="float" office:value="0.304732191594433" calcext:value-type="float">
            <text:p>0.3047321916</text:p>
          </table:table-cell>
          <table:table-cell table:formula="of:=[.F43]+[.$K$2]*[.H43]*[.G43]*(1-[.G43])*[.B44]" office:value-type="float" office:value="0.0518064385639325" calcext:value-type="float">
            <text:p>0.0518064386</text:p>
          </table:table-cell>
          <table:table-cell table:formula="of:=[.D44]+[.A44]*[.E44]+[.B44]*[.F44]" office:value-type="float" office:value="0.174021977629041" calcext:value-type="float">
            <text:p>0.1740219776</text:p>
          </table:table-cell>
          <table:table-cell table:formula="of:=[.C44]-[.G44]" office:value-type="float" office:value="0.825978022370959" calcext:value-type="float">
            <text:p>0.8259780224</text:p>
          </table:table-cell>
          <table:table-cell table:formula="of:=[.H44]+[.H43]" office:value-type="float" office:value="0.596079359136276" calcext:value-type="float">
            <text:p>0.596079359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4]+[.$K$2]*[.H44]*[.G44]*(1-[.G44])" office:value-type="float" office:value="0.185894447695985" calcext:value-type="float">
            <text:p>0.1858944477</text:p>
          </table:table-cell>
          <table:table-cell table:formula="of:=[.E44]+[.$K$2]*[.H44]*[.G44]*(1-[.G44])*[.A45]" office:value-type="float" office:value="0.316604661661376" calcext:value-type="float">
            <text:p>0.3166046617</text:p>
          </table:table-cell>
          <table:table-cell table:formula="of:=[.F44]+[.$K$2]*[.H44]*[.G44]*(1-[.G44])*[.B45]" office:value-type="float" office:value="0.0636789086308757" calcext:value-type="float">
            <text:p>0.0636789086</text:p>
          </table:table-cell>
          <table:table-cell table:formula="of:=[.D45]+[.A45]*[.E45]+[.B45]*[.F45]" office:value-type="float" office:value="0.566178017988236" calcext:value-type="float">
            <text:p>0.566178018</text:p>
          </table:table-cell>
          <table:table-cell table:formula="of:=[.C45]-[.G45]" office:value-type="float" office:value="0.433821982011764" calcext:value-type="float">
            <text:p>0.433821982</text:p>
          </table:table-cell>
          <table:table-cell table:formula="of:=[.H45]+[.H44]" office:value-type="float" office:value="1.25980000438272" calcext:value-type="float">
            <text:p>1.259800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+[.$K$2]*[.H45]*[.G45]*(1-[.G45])" office:value-type="float" office:value="0.196550003604977" calcext:value-type="float">
            <text:p>0.1965500036</text:p>
          </table:table-cell>
          <table:table-cell table:formula="of:=[.E45]+[.$K$2]*[.H45]*[.G45]*(1-[.G45])*[.A46]" office:value-type="float" office:value="0.327260217570368" calcext:value-type="float">
            <text:p>0.3272602176</text:p>
          </table:table-cell>
          <table:table-cell table:formula="of:=[.F45]+[.$K$2]*[.H45]*[.G45]*(1-[.G45])*[.B46]" office:value-type="float" office:value="0.0636789086308757" calcext:value-type="float">
            <text:p>0.0636789086</text:p>
          </table:table-cell>
          <table:table-cell table:formula="of:=[.D46]+[.A46]*[.E46]+[.B46]*[.F46]" office:value-type="float" office:value="0.523810221175346" calcext:value-type="float">
            <text:p>0.5238102212</text:p>
          </table:table-cell>
          <table:table-cell table:formula="of:=[.C46]-[.G46]" office:value-type="float" office:value="-0.523810221175346" calcext:value-type="float">
            <text:p>-0.5238102212</text:p>
          </table:table-cell>
          <table:table-cell table:formula="of:=[.H46]+[.H45]" office:value-type="float" office:value="-0.0899882391635821" calcext:value-type="float">
            <text:p>-0.08998823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6]+[.$K$2]*[.H46]*[.G46]*(1-[.G46])" office:value-type="float" office:value="0.183484444272065" calcext:value-type="float">
            <text:p>0.1834844443</text:p>
          </table:table-cell>
          <table:table-cell table:formula="of:=[.E46]+[.$K$2]*[.H46]*[.G46]*(1-[.G46])*[.A47]" office:value-type="float" office:value="0.327260217570368" calcext:value-type="float">
            <text:p>0.3272602176</text:p>
          </table:table-cell>
          <table:table-cell table:formula="of:=[.F46]+[.$K$2]*[.H46]*[.G46]*(1-[.G46])*[.B47]" office:value-type="float" office:value="0.0506133492979638" calcext:value-type="float">
            <text:p>0.0506133493</text:p>
          </table:table-cell>
          <table:table-cell table:formula="of:=[.D47]+[.A47]*[.E47]+[.B47]*[.F47]" office:value-type="float" office:value="0.234097793570029" calcext:value-type="float">
            <text:p>0.2340977936</text:p>
          </table:table-cell>
          <table:table-cell table:formula="of:=[.C47]-[.G47]" office:value-type="float" office:value="-0.234097793570029" calcext:value-type="float">
            <text:p>-0.2340977936</text:p>
          </table:table-cell>
          <table:table-cell table:formula="of:=[.H47]+[.H46]" office:value-type="float" office:value="-0.757908014745375" calcext:value-type="float">
            <text:p>-0.75790801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7]+[.$K$2]*[.H47]*[.G47]*(1-[.G47])" office:value-type="float" office:value="0.179287164083503" calcext:value-type="float">
            <text:p>0.1792871641</text:p>
          </table:table-cell>
          <table:table-cell table:formula="of:=[.E47]+[.$K$2]*[.H47]*[.G47]*(1-[.G47])*[.A48]" office:value-type="float" office:value="0.327260217570368" calcext:value-type="float">
            <text:p>0.3272602176</text:p>
          </table:table-cell>
          <table:table-cell table:formula="of:=[.F47]+[.$K$2]*[.H47]*[.G47]*(1-[.G47])*[.B48]" office:value-type="float" office:value="0.0506133492979638" calcext:value-type="float">
            <text:p>0.0506133493</text:p>
          </table:table-cell>
          <table:table-cell table:formula="of:=[.D48]+[.A48]*[.E48]+[.B48]*[.F48]" office:value-type="float" office:value="0.179287164083503" calcext:value-type="float">
            <text:p>0.1792871641</text:p>
          </table:table-cell>
          <table:table-cell table:formula="of:=[.C48]-[.G48]" office:value-type="float" office:value="0.820712835916497" calcext:value-type="float">
            <text:p>0.8207128359</text:p>
          </table:table-cell>
          <table:table-cell table:formula="of:=[.H48]+[.H47]" office:value-type="float" office:value="0.586615042346468" calcext:value-type="float">
            <text:p>0.586615042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8]+[.$K$2]*[.H48]*[.G48]*(1-[.G48])" office:value-type="float" office:value="0.191363401688795" calcext:value-type="float">
            <text:p>0.1913634017</text:p>
          </table:table-cell>
          <table:table-cell table:formula="of:=[.E48]+[.$K$2]*[.H48]*[.G48]*(1-[.G48])*[.A49]" office:value-type="float" office:value="0.33933645517566" calcext:value-type="float">
            <text:p>0.3393364552</text:p>
          </table:table-cell>
          <table:table-cell table:formula="of:=[.F48]+[.$K$2]*[.H48]*[.G48]*(1-[.G48])*[.B49]" office:value-type="float" office:value="0.0626895869032554" calcext:value-type="float">
            <text:p>0.0626895869</text:p>
          </table:table-cell>
          <table:table-cell table:formula="of:=[.D49]+[.A49]*[.E49]+[.B49]*[.F49]" office:value-type="float" office:value="0.59338944376771" calcext:value-type="float">
            <text:p>0.5933894438</text:p>
          </table:table-cell>
          <table:table-cell table:formula="of:=[.C49]-[.G49]" office:value-type="float" office:value="0.40661055623229" calcext:value-type="float">
            <text:p>0.4066105562</text:p>
          </table:table-cell>
          <table:table-cell table:formula="of:=[.H49]+[.H48]" office:value-type="float" office:value="1.22732339214879" calcext:value-type="float">
            <text:p>1.22732339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+[.$K$2]*[.H49]*[.G49]*(1-[.G49])" office:value-type="float" office:value="0.201174036611384" calcext:value-type="float">
            <text:p>0.2011740366</text:p>
          </table:table-cell>
          <table:table-cell table:formula="of:=[.E49]+[.$K$2]*[.H49]*[.G49]*(1-[.G49])*[.A50]" office:value-type="float" office:value="0.34914709009825" calcext:value-type="float">
            <text:p>0.3491470901</text:p>
          </table:table-cell>
          <table:table-cell table:formula="of:=[.F49]+[.$K$2]*[.H49]*[.G49]*(1-[.G49])*[.B50]" office:value-type="float" office:value="0.0626895869032554" calcext:value-type="float">
            <text:p>0.0626895869</text:p>
          </table:table-cell>
          <table:table-cell table:formula="of:=[.D50]+[.A50]*[.E50]+[.B50]*[.F50]" office:value-type="float" office:value="0.550321126709634" calcext:value-type="float">
            <text:p>0.5503211267</text:p>
          </table:table-cell>
          <table:table-cell table:formula="of:=[.C50]-[.G50]" office:value-type="float" office:value="-0.550321126709634" calcext:value-type="float">
            <text:p>-0.5503211267</text:p>
          </table:table-cell>
          <table:table-cell table:formula="of:=[.H50]+[.H49]" office:value-type="float" office:value="-0.143710570477344" calcext:value-type="float">
            <text:p>-0.14371057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+[.$K$2]*[.H50]*[.G50]*(1-[.G50])" office:value-type="float" office:value="0.187555361628489" calcext:value-type="float">
            <text:p>0.1875553616</text:p>
          </table:table-cell>
          <table:table-cell table:formula="of:=[.E50]+[.$K$2]*[.H50]*[.G50]*(1-[.G50])*[.A51]" office:value-type="float" office:value="0.34914709009825" calcext:value-type="float">
            <text:p>0.3491470901</text:p>
          </table:table-cell>
          <table:table-cell table:formula="of:=[.F50]+[.$K$2]*[.H50]*[.G50]*(1-[.G50])*[.B51]" office:value-type="float" office:value="0.0490709119203601" calcext:value-type="float">
            <text:p>0.0490709119</text:p>
          </table:table-cell>
          <table:table-cell table:formula="of:=[.D51]+[.A51]*[.E51]+[.B51]*[.F51]" office:value-type="float" office:value="0.236626273548849" calcext:value-type="float">
            <text:p>0.2366262735</text:p>
          </table:table-cell>
          <table:table-cell table:formula="of:=[.C51]-[.G51]" office:value-type="float" office:value="-0.236626273548849" calcext:value-type="float">
            <text:p>-0.2366262735</text:p>
          </table:table-cell>
          <table:table-cell table:formula="of:=[.H51]+[.H50]" office:value-type="float" office:value="-0.786947400258483" calcext:value-type="float">
            <text:p>-0.78694740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1]+[.$K$2]*[.H51]*[.G51]*(1-[.G51])" office:value-type="float" office:value="0.183281079968238" calcext:value-type="float">
            <text:p>0.18328108</text:p>
          </table:table-cell>
          <table:table-cell table:formula="of:=[.E51]+[.$K$2]*[.H51]*[.G51]*(1-[.G51])*[.A52]" office:value-type="float" office:value="0.344872808437999" calcext:value-type="float">
            <text:p>0.3448728084</text:p>
          </table:table-cell>
          <table:table-cell table:formula="of:=[.F51]+[.$K$2]*[.H51]*[.G51]*(1-[.G51])*[.B52]" office:value-type="float" office:value="0.0447966302601092" calcext:value-type="float">
            <text:p>0.0447966303</text:p>
          </table:table-cell>
          <table:table-cell table:formula="of:=[.D52]+[.A52]*[.E52]+[.B52]*[.F52]" office:value-type="float" office:value="0.572950518666346" calcext:value-type="float">
            <text:p>0.5729505187</text:p>
          </table:table-cell>
          <table:table-cell table:formula="of:=[.C52]-[.G52]" office:value-type="float" office:value="0.427049481333654" calcext:value-type="float">
            <text:p>0.4270494813</text:p>
          </table:table-cell>
          <table:table-cell table:formula="of:=[.H52]+[.H51]" office:value-type="float" office:value="0.190423207784805" calcext:value-type="float">
            <text:p>0.19042320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]+[.$K$2]*[.H52]*[.G52]*(1-[.G52])" office:value-type="float" office:value="0.193730050740695" calcext:value-type="float">
            <text:p>0.1937300507</text:p>
          </table:table-cell>
          <table:table-cell table:formula="of:=[.E52]+[.$K$2]*[.H52]*[.G52]*(1-[.G52])*[.A53]" office:value-type="float" office:value="0.355321779210456" calcext:value-type="float">
            <text:p>0.3553217792</text:p>
          </table:table-cell>
          <table:table-cell table:formula="of:=[.F52]+[.$K$2]*[.H52]*[.G52]*(1-[.G52])*[.B53]" office:value-type="float" office:value="0.0447966302601092" calcext:value-type="float">
            <text:p>0.0447966303</text:p>
          </table:table-cell>
          <table:table-cell table:formula="of:=[.D53]+[.A53]*[.E53]+[.B53]*[.F53]" office:value-type="float" office:value="0.54905182995115" calcext:value-type="float">
            <text:p>0.54905183</text:p>
          </table:table-cell>
          <table:table-cell table:formula="of:=[.C53]-[.G53]" office:value-type="float" office:value="-0.54905182995115" calcext:value-type="float">
            <text:p>-0.54905183</text:p>
          </table:table-cell>
          <table:table-cell table:formula="of:=[.H53]+[.H52]" office:value-type="float" office:value="-0.122002348617496" calcext:value-type="float">
            <text:p>-0.122002348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3]+[.$K$2]*[.H53]*[.G53]*(1-[.G53])" office:value-type="float" office:value="0.180135861365611" calcext:value-type="float">
            <text:p>0.1801358614</text:p>
          </table:table-cell>
          <table:table-cell table:formula="of:=[.E53]+[.$K$2]*[.H53]*[.G53]*(1-[.G53])*[.A54]" office:value-type="float" office:value="0.355321779210456" calcext:value-type="float">
            <text:p>0.3553217792</text:p>
          </table:table-cell>
          <table:table-cell table:formula="of:=[.F53]+[.$K$2]*[.H53]*[.G53]*(1-[.G53])*[.B54]" office:value-type="float" office:value="0.0312024408850252" calcext:value-type="float">
            <text:p>0.0312024409</text:p>
          </table:table-cell>
          <table:table-cell table:formula="of:=[.D54]+[.A54]*[.E54]+[.B54]*[.F54]" office:value-type="float" office:value="0.211338302250636" calcext:value-type="float">
            <text:p>0.2113383023</text:p>
          </table:table-cell>
          <table:table-cell table:formula="of:=[.C54]-[.G54]" office:value-type="float" office:value="-0.211338302250636" calcext:value-type="float">
            <text:p>-0.2113383023</text:p>
          </table:table-cell>
          <table:table-cell table:formula="of:=[.H54]+[.H53]" office:value-type="float" office:value="-0.760390132201786" calcext:value-type="float">
            <text:p>-0.76039013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4]+[.$K$2]*[.H54]*[.G54]*(1-[.G54])" office:value-type="float" office:value="0.176613392380599" calcext:value-type="float">
            <text:p>0.1766133924</text:p>
          </table:table-cell>
          <table:table-cell table:formula="of:=[.E54]+[.$K$2]*[.H54]*[.G54]*(1-[.G54])*[.A55]" office:value-type="float" office:value="0.355321779210456" calcext:value-type="float">
            <text:p>0.3553217792</text:p>
          </table:table-cell>
          <table:table-cell table:formula="of:=[.F54]+[.$K$2]*[.H54]*[.G54]*(1-[.G54])*[.B55]" office:value-type="float" office:value="0.0312024408850252" calcext:value-type="float">
            <text:p>0.0312024409</text:p>
          </table:table-cell>
          <table:table-cell table:formula="of:=[.D55]+[.A55]*[.E55]+[.B55]*[.F55]" office:value-type="float" office:value="0.176613392380599" calcext:value-type="float">
            <text:p>0.1766133924</text:p>
          </table:table-cell>
          <table:table-cell table:formula="of:=[.C55]-[.G55]" office:value-type="float" office:value="0.823386607619401" calcext:value-type="float">
            <text:p>0.8233866076</text:p>
          </table:table-cell>
          <table:table-cell table:formula="of:=[.H55]+[.H54]" office:value-type="float" office:value="0.612048305368765" calcext:value-type="float">
            <text:p>0.612048305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5]+[.$K$2]*[.H55]*[.G55]*(1-[.G55])" office:value-type="float" office:value="0.188587171166827" calcext:value-type="float">
            <text:p>0.1885871712</text:p>
          </table:table-cell>
          <table:table-cell table:formula="of:=[.E55]+[.$K$2]*[.H55]*[.G55]*(1-[.G55])*[.A56]" office:value-type="float" office:value="0.367295557996683" calcext:value-type="float">
            <text:p>0.367295558</text:p>
          </table:table-cell>
          <table:table-cell table:formula="of:=[.F55]+[.$K$2]*[.H55]*[.G55]*(1-[.G55])*[.B56]" office:value-type="float" office:value="0.043176219671253" calcext:value-type="float">
            <text:p>0.0431762197</text:p>
          </table:table-cell>
          <table:table-cell table:formula="of:=[.D56]+[.A56]*[.E56]+[.B56]*[.F56]" office:value-type="float" office:value="0.599058948834763" calcext:value-type="float">
            <text:p>0.5990589488</text:p>
          </table:table-cell>
          <table:table-cell table:formula="of:=[.C56]-[.G56]" office:value-type="float" office:value="0.400941051165237" calcext:value-type="float">
            <text:p>0.4009410512</text:p>
          </table:table-cell>
          <table:table-cell table:formula="of:=[.H56]+[.H55]" office:value-type="float" office:value="1.22432765878464" calcext:value-type="float">
            <text:p>1.22432765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+[.$K$2]*[.H56]*[.G56]*(1-[.G56])" office:value-type="float" office:value="0.198217267009231" calcext:value-type="float">
            <text:p>0.198217267</text:p>
          </table:table-cell>
          <table:table-cell table:formula="of:=[.E56]+[.$K$2]*[.H56]*[.G56]*(1-[.G56])*[.A57]" office:value-type="float" office:value="0.376925653839088" calcext:value-type="float">
            <text:p>0.3769256538</text:p>
          </table:table-cell>
          <table:table-cell table:formula="of:=[.F56]+[.$K$2]*[.H56]*[.G56]*(1-[.G56])*[.B57]" office:value-type="float" office:value="0.043176219671253" calcext:value-type="float">
            <text:p>0.0431762197</text:p>
          </table:table-cell>
          <table:table-cell table:formula="of:=[.D57]+[.A57]*[.E57]+[.B57]*[.F57]" office:value-type="float" office:value="0.575142920848319" calcext:value-type="float">
            <text:p>0.5751429208</text:p>
          </table:table-cell>
          <table:table-cell table:formula="of:=[.C57]-[.G57]" office:value-type="float" office:value="-0.575142920848319" calcext:value-type="float">
            <text:p>-0.5751429208</text:p>
          </table:table-cell>
          <table:table-cell table:formula="of:=[.H57]+[.H56]" office:value-type="float" office:value="-0.174201869683082" calcext:value-type="float">
            <text:p>-0.17420186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7]+[.$K$2]*[.H57]*[.G57]*(1-[.G57])" office:value-type="float" office:value="0.184163446054521" calcext:value-type="float">
            <text:p>0.1841634461</text:p>
          </table:table-cell>
          <table:table-cell table:formula="of:=[.E57]+[.$K$2]*[.H57]*[.G57]*(1-[.G57])*[.A58]" office:value-type="float" office:value="0.376925653839088" calcext:value-type="float">
            <text:p>0.3769256538</text:p>
          </table:table-cell>
          <table:table-cell table:formula="of:=[.F57]+[.$K$2]*[.H57]*[.G57]*(1-[.G57])*[.B58]" office:value-type="float" office:value="0.0291223987165426" calcext:value-type="float">
            <text:p>0.0291223987</text:p>
          </table:table-cell>
          <table:table-cell table:formula="of:=[.D58]+[.A58]*[.E58]+[.B58]*[.F58]" office:value-type="float" office:value="0.213285844771064" calcext:value-type="float">
            <text:p>0.2132858448</text:p>
          </table:table-cell>
          <table:table-cell table:formula="of:=[.C58]-[.G58]" office:value-type="float" office:value="-0.213285844771064" calcext:value-type="float">
            <text:p>-0.2132858448</text:p>
          </table:table-cell>
          <table:table-cell table:formula="of:=[.H58]+[.H57]" office:value-type="float" office:value="-0.788428765619383" calcext:value-type="float">
            <text:p>-0.78842876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8]+[.$K$2]*[.H58]*[.G58]*(1-[.G58])" office:value-type="float" office:value="0.180584616367404" calcext:value-type="float">
            <text:p>0.1805846164</text:p>
          </table:table-cell>
          <table:table-cell table:formula="of:=[.E58]+[.$K$2]*[.H58]*[.G58]*(1-[.G58])*[.A59]" office:value-type="float" office:value="0.376925653839088" calcext:value-type="float">
            <text:p>0.3769256538</text:p>
          </table:table-cell>
          <table:table-cell table:formula="of:=[.F58]+[.$K$2]*[.H58]*[.G58]*(1-[.G58])*[.B59]" office:value-type="float" office:value="0.0291223987165426" calcext:value-type="float">
            <text:p>0.0291223987</text:p>
          </table:table-cell>
          <table:table-cell table:formula="of:=[.D59]+[.A59]*[.E59]+[.B59]*[.F59]" office:value-type="float" office:value="0.180584616367404" calcext:value-type="float">
            <text:p>0.1805846164</text:p>
          </table:table-cell>
          <table:table-cell table:formula="of:=[.C59]-[.G59]" office:value-type="float" office:value="0.819415383632596" calcext:value-type="float">
            <text:p>0.8194153836</text:p>
          </table:table-cell>
          <table:table-cell table:formula="of:=[.H59]+[.H58]" office:value-type="float" office:value="0.606129538861533" calcext:value-type="float">
            <text:p>0.606129538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9]+[.$K$2]*[.H59]*[.G59]*(1-[.G59])" office:value-type="float" office:value="0.192709818217424" calcext:value-type="float">
            <text:p>0.1927098182</text:p>
          </table:table-cell>
          <table:table-cell table:formula="of:=[.E59]+[.$K$2]*[.H59]*[.G59]*(1-[.G59])*[.A60]" office:value-type="float" office:value="0.389050855689108" calcext:value-type="float">
            <text:p>0.3890508557</text:p>
          </table:table-cell>
          <table:table-cell table:formula="of:=[.F59]+[.$K$2]*[.H59]*[.G59]*(1-[.G59])*[.B60]" office:value-type="float" office:value="0.0412476005665625" calcext:value-type="float">
            <text:p>0.0412476006</text:p>
          </table:table-cell>
          <table:table-cell table:formula="of:=[.D60]+[.A60]*[.E60]+[.B60]*[.F60]" office:value-type="float" office:value="0.623008274473094" calcext:value-type="float">
            <text:p>0.6230082745</text:p>
          </table:table-cell>
          <table:table-cell table:formula="of:=[.C60]-[.G60]" office:value-type="float" office:value="0.376991725526906" calcext:value-type="float">
            <text:p>0.3769917255</text:p>
          </table:table-cell>
          <table:table-cell table:formula="of:=[.H60]+[.H59]" office:value-type="float" office:value="1.1964071091595" calcext:value-type="float">
            <text:p>1.1964071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+[.$K$2]*[.H60]*[.G60]*(1-[.G60])" office:value-type="float" office:value="0.201564183834031" calcext:value-type="float">
            <text:p>0.2015641838</text:p>
          </table:table-cell>
          <table:table-cell table:formula="of:=[.E60]+[.$K$2]*[.H60]*[.G60]*(1-[.G60])*[.A61]" office:value-type="float" office:value="0.397905221305715" calcext:value-type="float">
            <text:p>0.3979052213</text:p>
          </table:table-cell>
          <table:table-cell table:formula="of:=[.F60]+[.$K$2]*[.H60]*[.G60]*(1-[.G60])*[.B61]" office:value-type="float" office:value="0.0412476005665625" calcext:value-type="float">
            <text:p>0.0412476006</text:p>
          </table:table-cell>
          <table:table-cell table:formula="of:=[.D61]+[.A61]*[.E61]+[.B61]*[.F61]" office:value-type="float" office:value="0.599469405139747" calcext:value-type="float">
            <text:p>0.5994694051</text:p>
          </table:table-cell>
          <table:table-cell table:formula="of:=[.C61]-[.G61]" office:value-type="float" office:value="-0.599469405139747" calcext:value-type="float">
            <text:p>-0.5994694051</text:p>
          </table:table-cell>
          <table:table-cell table:formula="of:=[.H61]+[.H60]" office:value-type="float" office:value="-0.22247767961284" calcext:value-type="float">
            <text:p>-0.22247767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1]+[.$K$2]*[.H61]*[.G61]*(1-[.G61])" office:value-type="float" office:value="0.187170573479889" calcext:value-type="float">
            <text:p>0.1871705735</text:p>
          </table:table-cell>
          <table:table-cell table:formula="of:=[.E61]+[.$K$2]*[.H61]*[.G61]*(1-[.G61])*[.A62]" office:value-type="float" office:value="0.397905221305715" calcext:value-type="float">
            <text:p>0.3979052213</text:p>
          </table:table-cell>
          <table:table-cell table:formula="of:=[.F61]+[.$K$2]*[.H61]*[.G61]*(1-[.G61])*[.B62]" office:value-type="float" office:value="0.0268539902124201" calcext:value-type="float">
            <text:p>0.0268539902</text:p>
          </table:table-cell>
          <table:table-cell table:formula="of:=[.D62]+[.A62]*[.E62]+[.B62]*[.F62]" office:value-type="float" office:value="0.214024563692309" calcext:value-type="float">
            <text:p>0.2140245637</text:p>
          </table:table-cell>
          <table:table-cell table:formula="of:=[.C62]-[.G62]" office:value-type="float" office:value="-0.214024563692309" calcext:value-type="float">
            <text:p>-0.2140245637</text:p>
          </table:table-cell>
          <table:table-cell table:formula="of:=[.H62]+[.H61]" office:value-type="float" office:value="-0.813493968832056" calcext:value-type="float">
            <text:p>-0.813493968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62]+[.$K$2]*[.H62]*[.G62]*(1-[.G62])" office:value-type="float" office:value="0.183570294007915" calcext:value-type="float">
            <text:p>0.183570294</text:p>
          </table:table-cell>
          <table:table-cell table:formula="of:=[.E62]+[.$K$2]*[.H62]*[.G62]*(1-[.G62])*[.A63]" office:value-type="float" office:value="0.394304941833741" calcext:value-type="float">
            <text:p>0.3943049418</text:p>
          </table:table-cell>
          <table:table-cell table:formula="of:=[.F62]+[.$K$2]*[.H62]*[.G62]*(1-[.G62])*[.B63]" office:value-type="float" office:value="0.0232537107404459" calcext:value-type="float">
            <text:p>0.0232537107</text:p>
          </table:table-cell>
          <table:table-cell table:formula="of:=[.D63]+[.A63]*[.E63]+[.B63]*[.F63]" office:value-type="float" office:value="0.601128946582102" calcext:value-type="float">
            <text:p>0.6011289466</text:p>
          </table:table-cell>
          <table:table-cell table:formula="of:=[.C63]-[.G63]" office:value-type="float" office:value="0.398871053417898" calcext:value-type="float">
            <text:p>0.3988710534</text:p>
          </table:table-cell>
          <table:table-cell table:formula="of:=[.H63]+[.H62]" office:value-type="float" office:value="0.184846489725589" calcext:value-type="float">
            <text:p>0.18484648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+[.$K$2]*[.H63]*[.G63]*(1-[.G63])" office:value-type="float" office:value="0.193134142370766" calcext:value-type="float">
            <text:p>0.1931341424</text:p>
          </table:table-cell>
          <table:table-cell table:formula="of:=[.E63]+[.$K$2]*[.H63]*[.G63]*(1-[.G63])*[.A64]" office:value-type="float" office:value="0.403868790196593" calcext:value-type="float">
            <text:p>0.4038687902</text:p>
          </table:table-cell>
          <table:table-cell table:formula="of:=[.F63]+[.$K$2]*[.H63]*[.G63]*(1-[.G63])*[.B64]" office:value-type="float" office:value="0.0232537107404459" calcext:value-type="float">
            <text:p>0.0232537107</text:p>
          </table:table-cell>
          <table:table-cell table:formula="of:=[.D64]+[.A64]*[.E64]+[.B64]*[.F64]" office:value-type="float" office:value="0.597002932567359" calcext:value-type="float">
            <text:p>0.5970029326</text:p>
          </table:table-cell>
          <table:table-cell table:formula="of:=[.C64]-[.G64]" office:value-type="float" office:value="-0.597002932567359" calcext:value-type="float">
            <text:p>-0.5970029326</text:p>
          </table:table-cell>
          <table:table-cell table:formula="of:=[.H64]+[.H63]" office:value-type="float" office:value="-0.198131879149461" calcext:value-type="float">
            <text:p>-0.198131879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4]+[.$K$2]*[.H64]*[.G64]*(1-[.G64])" office:value-type="float" office:value="0.178770823080924" calcext:value-type="float">
            <text:p>0.1787708231</text:p>
          </table:table-cell>
          <table:table-cell table:formula="of:=[.E64]+[.$K$2]*[.H64]*[.G64]*(1-[.G64])*[.A65]" office:value-type="float" office:value="0.403868790196593" calcext:value-type="float">
            <text:p>0.4038687902</text:p>
          </table:table-cell>
          <table:table-cell table:formula="of:=[.F64]+[.$K$2]*[.H64]*[.G64]*(1-[.G64])*[.B65]" office:value-type="float" office:value="0.00889039145060342" calcext:value-type="float">
            <text:p>0.0088903915</text:p>
          </table:table-cell>
          <table:table-cell table:formula="of:=[.D65]+[.A65]*[.E65]+[.B65]*[.F65]" office:value-type="float" office:value="0.187661214531527" calcext:value-type="float">
            <text:p>0.1876612145</text:p>
          </table:table-cell>
          <table:table-cell table:formula="of:=[.C65]-[.G65]" office:value-type="float" office:value="-0.187661214531527" calcext:value-type="float">
            <text:p>-0.1876612145</text:p>
          </table:table-cell>
          <table:table-cell table:formula="of:=[.H65]+[.H64]" office:value-type="float" office:value="-0.784664147098886" calcext:value-type="float">
            <text:p>-0.78466414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5]+[.$K$2]*[.H65]*[.G65]*(1-[.G65])" office:value-type="float" office:value="0.175910031396355" calcext:value-type="float">
            <text:p>0.1759100314</text:p>
          </table:table-cell>
          <table:table-cell table:formula="of:=[.E65]+[.$K$2]*[.H65]*[.G65]*(1-[.G65])*[.A66]" office:value-type="float" office:value="0.403868790196593" calcext:value-type="float">
            <text:p>0.4038687902</text:p>
          </table:table-cell>
          <table:table-cell table:formula="of:=[.F65]+[.$K$2]*[.H65]*[.G65]*(1-[.G65])*[.B66]" office:value-type="float" office:value="0.00889039145060342" calcext:value-type="float">
            <text:p>0.0088903915</text:p>
          </table:table-cell>
          <table:table-cell table:formula="of:=[.D66]+[.A66]*[.E66]+[.B66]*[.F66]" office:value-type="float" office:value="0.175910031396355" calcext:value-type="float">
            <text:p>0.1759100314</text:p>
          </table:table-cell>
          <table:table-cell table:formula="of:=[.C66]-[.G66]" office:value-type="float" office:value="0.824089968603645" calcext:value-type="float">
            <text:p>0.8240899686</text:p>
          </table:table-cell>
          <table:table-cell table:formula="of:=[.H66]+[.H65]" office:value-type="float" office:value="0.636428754072118" calcext:value-type="float">
            <text:p>0.636428754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66]+[.$K$2]*[.H66]*[.G66]*(1-[.G66])" office:value-type="float" office:value="0.187856508673886" calcext:value-type="float">
            <text:p>0.1878565087</text:p>
          </table:table-cell>
          <table:table-cell table:formula="of:=[.E66]+[.$K$2]*[.H66]*[.G66]*(1-[.G66])*[.A67]" office:value-type="float" office:value="0.415815267474124" calcext:value-type="float">
            <text:p>0.4158152675</text:p>
          </table:table-cell>
          <table:table-cell table:formula="of:=[.F66]+[.$K$2]*[.H66]*[.G66]*(1-[.G66])*[.B67]" office:value-type="float" office:value="0.0208368687281345" calcext:value-type="float">
            <text:p>0.0208368687</text:p>
          </table:table-cell>
          <table:table-cell table:formula="of:=[.D67]+[.A67]*[.E67]+[.B67]*[.F67]" office:value-type="float" office:value="0.624508644876144" calcext:value-type="float">
            <text:p>0.6245086449</text:p>
          </table:table-cell>
          <table:table-cell table:formula="of:=[.C67]-[.G67]" office:value-type="float" office:value="0.375491355123856" calcext:value-type="float">
            <text:p>0.3754913551</text:p>
          </table:table-cell>
          <table:table-cell table:formula="of:=[.H67]+[.H66]" office:value-type="float" office:value="1.1995813237275" calcext:value-type="float">
            <text:p>1.19958132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+[.$K$2]*[.H67]*[.G67]*(1-[.G67])" office:value-type="float" office:value="0.196661690734151" calcext:value-type="float">
            <text:p>0.1966616907</text:p>
          </table:table-cell>
          <table:table-cell table:formula="of:=[.E67]+[.$K$2]*[.H67]*[.G67]*(1-[.G67])*[.A68]" office:value-type="float" office:value="0.424620449534389" calcext:value-type="float">
            <text:p>0.4246204495</text:p>
          </table:table-cell>
          <table:table-cell table:formula="of:=[.F67]+[.$K$2]*[.H67]*[.G67]*(1-[.G67])*[.B68]" office:value-type="float" office:value="0.0208368687281345" calcext:value-type="float">
            <text:p>0.0208368687</text:p>
          </table:table-cell>
          <table:table-cell table:formula="of:=[.D68]+[.A68]*[.E68]+[.B68]*[.F68]" office:value-type="float" office:value="0.621282140268541" calcext:value-type="float">
            <text:p>0.6212821403</text:p>
          </table:table-cell>
          <table:table-cell table:formula="of:=[.C68]-[.G68]" office:value-type="float" office:value="-0.621282140268541" calcext:value-type="float">
            <text:p>-0.6212821403</text:p>
          </table:table-cell>
          <table:table-cell table:formula="of:=[.H68]+[.H67]" office:value-type="float" office:value="-0.245790785144685" calcext:value-type="float">
            <text:p>-0.24579078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8]+[.$K$2]*[.H68]*[.G68]*(1-[.G68])" office:value-type="float" office:value="0.182043503341385" calcext:value-type="float">
            <text:p>0.1820435033</text:p>
          </table:table-cell>
          <table:table-cell table:formula="of:=[.E68]+[.$K$2]*[.H68]*[.G68]*(1-[.G68])*[.A69]" office:value-type="float" office:value="0.424620449534389" calcext:value-type="float">
            <text:p>0.4246204495</text:p>
          </table:table-cell>
          <table:table-cell table:formula="of:=[.F68]+[.$K$2]*[.H68]*[.G68]*(1-[.G68])*[.B69]" office:value-type="float" office:value="0.00621868133536795" calcext:value-type="float">
            <text:p>0.0062186813</text:p>
          </table:table-cell>
          <table:table-cell table:formula="of:=[.D69]+[.A69]*[.E69]+[.B69]*[.F69]" office:value-type="float" office:value="0.188262184676753" calcext:value-type="float">
            <text:p>0.1882621847</text:p>
          </table:table-cell>
          <table:table-cell table:formula="of:=[.C69]-[.G69]" office:value-type="float" office:value="-0.188262184676753" calcext:value-type="float">
            <text:p>-0.1882621847</text:p>
          </table:table-cell>
          <table:table-cell table:formula="of:=[.H69]+[.H68]" office:value-type="float" office:value="-0.809544324945293" calcext:value-type="float">
            <text:p>-0.80954432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9]+[.$K$2]*[.H69]*[.G69]*(1-[.G69])" office:value-type="float" office:value="0.179166489398807" calcext:value-type="float">
            <text:p>0.1791664894</text:p>
          </table:table-cell>
          <table:table-cell table:formula="of:=[.E69]+[.$K$2]*[.H69]*[.G69]*(1-[.G69])*[.A70]" office:value-type="float" office:value="0.424620449534389" calcext:value-type="float">
            <text:p>0.4246204495</text:p>
          </table:table-cell>
          <table:table-cell table:formula="of:=[.F69]+[.$K$2]*[.H69]*[.G69]*(1-[.G69])*[.B70]" office:value-type="float" office:value="0.00621868133536795" calcext:value-type="float">
            <text:p>0.0062186813</text:p>
          </table:table-cell>
          <table:table-cell table:formula="of:=[.D70]+[.A70]*[.E70]+[.B70]*[.F70]" office:value-type="float" office:value="0.179166489398807" calcext:value-type="float">
            <text:p>0.1791664894</text:p>
          </table:table-cell>
          <table:table-cell table:formula="of:=[.C70]-[.G70]" office:value-type="float" office:value="0.820833510601193" calcext:value-type="float">
            <text:p>0.8208335106</text:p>
          </table:table-cell>
          <table:table-cell table:formula="of:=[.H70]+[.H69]" office:value-type="float" office:value="0.632571325924441" calcext:value-type="float">
            <text:p>0.632571325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0]+[.$K$2]*[.H70]*[.G70]*(1-[.G70])" office:value-type="float" office:value="0.191238147888994" calcext:value-type="float">
            <text:p>0.1912381479</text:p>
          </table:table-cell>
          <table:table-cell table:formula="of:=[.E70]+[.$K$2]*[.H70]*[.G70]*(1-[.G70])*[.A71]" office:value-type="float" office:value="0.436692108024576" calcext:value-type="float">
            <text:p>0.436692108</text:p>
          </table:table-cell>
          <table:table-cell table:formula="of:=[.F70]+[.$K$2]*[.H70]*[.G70]*(1-[.G70])*[.B71]" office:value-type="float" office:value="0.018290339825555" calcext:value-type="float">
            <text:p>0.0182903398</text:p>
          </table:table-cell>
          <table:table-cell table:formula="of:=[.D71]+[.A71]*[.E71]+[.B71]*[.F71]" office:value-type="float" office:value="0.646220595739125" calcext:value-type="float">
            <text:p>0.6462205957</text:p>
          </table:table-cell>
          <table:table-cell table:formula="of:=[.C71]-[.G71]" office:value-type="float" office:value="0.353779404260875" calcext:value-type="float">
            <text:p>0.3537794043</text:p>
          </table:table-cell>
          <table:table-cell table:formula="of:=[.H71]+[.H70]" office:value-type="float" office:value="1.17461291486207" calcext:value-type="float">
            <text:p>1.17461291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]+[.$K$2]*[.H71]*[.G71]*(1-[.G71])" office:value-type="float" office:value="0.199326236262723" calcext:value-type="float">
            <text:p>0.1993262363</text:p>
          </table:table-cell>
          <table:table-cell table:formula="of:=[.E71]+[.$K$2]*[.H71]*[.G71]*(1-[.G71])*[.A72]" office:value-type="float" office:value="0.444780196398306" calcext:value-type="float">
            <text:p>0.4447801964</text:p>
          </table:table-cell>
          <table:table-cell table:formula="of:=[.F71]+[.$K$2]*[.H71]*[.G71]*(1-[.G71])*[.B72]" office:value-type="float" office:value="0.018290339825555" calcext:value-type="float">
            <text:p>0.0182903398</text:p>
          </table:table-cell>
          <table:table-cell table:formula="of:=[.D72]+[.A72]*[.E72]+[.B72]*[.F72]" office:value-type="float" office:value="0.644106432661029" calcext:value-type="float">
            <text:p>0.6441064327</text:p>
          </table:table-cell>
          <table:table-cell table:formula="of:=[.C72]-[.G72]" office:value-type="float" office:value="-0.644106432661029" calcext:value-type="float">
            <text:p>-0.6441064327</text:p>
          </table:table-cell>
          <table:table-cell table:formula="of:=[.H72]+[.H71]" office:value-type="float" office:value="-0.290327028400154" calcext:value-type="float">
            <text:p>-0.29032702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2]+[.$K$2]*[.H72]*[.G72]*(1-[.G72])" office:value-type="float" office:value="0.184561169628696" calcext:value-type="float">
            <text:p>0.1845611696</text:p>
          </table:table-cell>
          <table:table-cell table:formula="of:=[.E72]+[.$K$2]*[.H72]*[.G72]*(1-[.G72])*[.A73]" office:value-type="float" office:value="0.444780196398306" calcext:value-type="float">
            <text:p>0.4447801964</text:p>
          </table:table-cell>
          <table:table-cell table:formula="of:=[.F72]+[.$K$2]*[.H72]*[.G72]*(1-[.G72])*[.B73]" office:value-type="float" office:value="0.0035252731915277" calcext:value-type="float">
            <text:p>0.0035252732</text:p>
          </table:table-cell>
          <table:table-cell table:formula="of:=[.D73]+[.A73]*[.E73]+[.B73]*[.F73]" office:value-type="float" office:value="0.188086442820223" calcext:value-type="float">
            <text:p>0.1880864428</text:p>
          </table:table-cell>
          <table:table-cell table:formula="of:=[.C73]-[.G73]" office:value-type="float" office:value="-0.188086442820223" calcext:value-type="float">
            <text:p>-0.1880864428</text:p>
          </table:table-cell>
          <table:table-cell table:formula="of:=[.H73]+[.H72]" office:value-type="float" office:value="-0.832192875481252" calcext:value-type="float">
            <text:p>-0.83219287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3]+[.$K$2]*[.H73]*[.G73]*(1-[.G73])" office:value-type="float" office:value="0.181688902823436" calcext:value-type="float">
            <text:p>0.1816889028</text:p>
          </table:table-cell>
          <table:table-cell table:formula="of:=[.E73]+[.$K$2]*[.H73]*[.G73]*(1-[.G73])*[.A74]" office:value-type="float" office:value="0.444780196398306" calcext:value-type="float">
            <text:p>0.4447801964</text:p>
          </table:table-cell>
          <table:table-cell table:formula="of:=[.F73]+[.$K$2]*[.H73]*[.G73]*(1-[.G73])*[.B74]" office:value-type="float" office:value="0.0035252731915277" calcext:value-type="float">
            <text:p>0.0035252732</text:p>
          </table:table-cell>
          <table:table-cell table:formula="of:=[.D74]+[.A74]*[.E74]+[.B74]*[.F74]" office:value-type="float" office:value="0.181688902823436" calcext:value-type="float">
            <text:p>0.1816889028</text:p>
          </table:table-cell>
          <table:table-cell table:formula="of:=[.C74]-[.G74]" office:value-type="float" office:value="0.818311097176564" calcext:value-type="float">
            <text:p>0.8183110972</text:p>
          </table:table-cell>
          <table:table-cell table:formula="of:=[.H74]+[.H73]" office:value-type="float" office:value="0.63022465435634" calcext:value-type="float">
            <text:p>0.630224654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4]+[.$K$2]*[.H74]*[.G74]*(1-[.G74])" office:value-type="float" office:value="0.193855392270337" calcext:value-type="float">
            <text:p>0.1938553923</text:p>
          </table:table-cell>
          <table:table-cell table:formula="of:=[.E74]+[.$K$2]*[.H74]*[.G74]*(1-[.G74])*[.A75]" office:value-type="float" office:value="0.456946685845206" calcext:value-type="float">
            <text:p>0.4569466858</text:p>
          </table:table-cell>
          <table:table-cell table:formula="of:=[.F74]+[.$K$2]*[.H74]*[.G74]*(1-[.G74])*[.B75]" office:value-type="float" office:value="0.0156917626384281" calcext:value-type="float">
            <text:p>0.0156917626</text:p>
          </table:table-cell>
          <table:table-cell table:formula="of:=[.D75]+[.A75]*[.E75]+[.B75]*[.F75]" office:value-type="float" office:value="0.666493840753971" calcext:value-type="float">
            <text:p>0.6664938408</text:p>
          </table:table-cell>
          <table:table-cell table:formula="of:=[.C75]-[.G75]" office:value-type="float" office:value="0.333506159246029" calcext:value-type="float">
            <text:p>0.3335061592</text:p>
          </table:table-cell>
          <table:table-cell table:formula="of:=[.H75]+[.H74]" office:value-type="float" office:value="1.15181725642259" calcext:value-type="float">
            <text:p>1.15181725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]+[.$K$2]*[.H75]*[.G75]*(1-[.G75])" office:value-type="float" office:value="0.201268560540984" calcext:value-type="float">
            <text:p>0.2012685605</text:p>
          </table:table-cell>
          <table:table-cell table:formula="of:=[.E75]+[.$K$2]*[.H75]*[.G75]*(1-[.G75])*[.A76]" office:value-type="float" office:value="0.464359854115854" calcext:value-type="float">
            <text:p>0.4643598541</text:p>
          </table:table-cell>
          <table:table-cell table:formula="of:=[.F75]+[.$K$2]*[.H75]*[.G75]*(1-[.G75])*[.B76]" office:value-type="float" office:value="0.0156917626384281" calcext:value-type="float">
            <text:p>0.0156917626</text:p>
          </table:table-cell>
          <table:table-cell table:formula="of:=[.D76]+[.A76]*[.E76]+[.B76]*[.F76]" office:value-type="float" office:value="0.665628414656838" calcext:value-type="float">
            <text:p>0.6656284147</text:p>
          </table:table-cell>
          <table:table-cell table:formula="of:=[.C76]-[.G76]" office:value-type="float" office:value="-0.665628414656838" calcext:value-type="float">
            <text:p>-0.6656284147</text:p>
          </table:table-cell>
          <table:table-cell table:formula="of:=[.H76]+[.H75]" office:value-type="float" office:value="-0.332122255410809" calcext:value-type="float">
            <text:p>-0.33212225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6]+[.$K$2]*[.H76]*[.G76]*(1-[.G76])" office:value-type="float" office:value="0.186453853410973" calcext:value-type="float">
            <text:p>0.1864538534</text:p>
          </table:table-cell>
          <table:table-cell table:formula="of:=[.E76]+[.$K$2]*[.H76]*[.G76]*(1-[.G76])*[.A77]" office:value-type="float" office:value="0.464359854115854" calcext:value-type="float">
            <text:p>0.4643598541</text:p>
          </table:table-cell>
          <table:table-cell table:formula="of:=[.F76]+[.$K$2]*[.H76]*[.G76]*(1-[.G76])*[.B77]" office:value-type="float" office:value="0.000877055508416684" calcext:value-type="float">
            <text:p>0.0008770555</text:p>
          </table:table-cell>
          <table:table-cell table:formula="of:=[.D77]+[.A77]*[.E77]+[.B77]*[.F77]" office:value-type="float" office:value="0.18733090891939" calcext:value-type="float">
            <text:p>0.1873309089</text:p>
          </table:table-cell>
          <table:table-cell table:formula="of:=[.C77]-[.G77]" office:value-type="float" office:value="-0.18733090891939" calcext:value-type="float">
            <text:p>-0.1873309089</text:p>
          </table:table-cell>
          <table:table-cell table:formula="of:=[.H77]+[.H76]" office:value-type="float" office:value="-0.852959323576228" calcext:value-type="float">
            <text:p>-0.85295932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+[.$K$2]*[.H77]*[.G77]*(1-[.G77])" office:value-type="float" office:value="0.183601964380131" calcext:value-type="float">
            <text:p>0.1836019644</text:p>
          </table:table-cell>
          <table:table-cell table:formula="of:=[.E77]+[.$K$2]*[.H77]*[.G77]*(1-[.G77])*[.A78]" office:value-type="float" office:value="0.464359854115854" calcext:value-type="float">
            <text:p>0.4643598541</text:p>
          </table:table-cell>
          <table:table-cell table:formula="of:=[.F77]+[.$K$2]*[.H77]*[.G77]*(1-[.G77])*[.B78]" office:value-type="float" office:value="0.000877055508416684" calcext:value-type="float">
            <text:p>0.0008770555</text:p>
          </table:table-cell>
          <table:table-cell table:formula="of:=[.D78]+[.A78]*[.E78]+[.B78]*[.F78]" office:value-type="float" office:value="0.183601964380131" calcext:value-type="float">
            <text:p>0.1836019644</text:p>
          </table:table-cell>
          <table:table-cell table:formula="of:=[.C78]-[.G78]" office:value-type="float" office:value="0.816398035619869" calcext:value-type="float">
            <text:p>0.8163980356</text:p>
          </table:table-cell>
          <table:table-cell table:formula="of:=[.H78]+[.H77]" office:value-type="float" office:value="0.62906712670048" calcext:value-type="float">
            <text:p>0.629067126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8]+[.$K$2]*[.H78]*[.G78]*(1-[.G78])" office:value-type="float" office:value="0.195839140924271" calcext:value-type="float">
            <text:p>0.1958391409</text:p>
          </table:table-cell>
          <table:table-cell table:formula="of:=[.E78]+[.$K$2]*[.H78]*[.G78]*(1-[.G78])*[.A79]" office:value-type="float" office:value="0.476597030659994" calcext:value-type="float">
            <text:p>0.4765970307</text:p>
          </table:table-cell>
          <table:table-cell table:formula="of:=[.F78]+[.$K$2]*[.H78]*[.G78]*(1-[.G78])*[.B79]" office:value-type="float" office:value="0.0131142320525571" calcext:value-type="float">
            <text:p>0.0131142321</text:p>
          </table:table-cell>
          <table:table-cell table:formula="of:=[.D79]+[.A79]*[.E79]+[.B79]*[.F79]" office:value-type="float" office:value="0.685550403636822" calcext:value-type="float">
            <text:p>0.6855504036</text:p>
          </table:table-cell>
          <table:table-cell table:formula="of:=[.C79]-[.G79]" office:value-type="float" office:value="0.314449596363178" calcext:value-type="float">
            <text:p>0.3144495964</text:p>
          </table:table-cell>
          <table:table-cell table:formula="of:=[.H79]+[.H78]" office:value-type="float" office:value="1.13084763198305" calcext:value-type="float">
            <text:p>1.1308476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+[.$K$2]*[.H79]*[.G79]*(1-[.G79])" office:value-type="float" office:value="0.202617763818277" calcext:value-type="float">
            <text:p>0.2026177638</text:p>
          </table:table-cell>
          <table:table-cell table:formula="of:=[.E79]+[.$K$2]*[.H79]*[.G79]*(1-[.G79])*[.A80]" office:value-type="float" office:value="0.483375653554001" calcext:value-type="float">
            <text:p>0.4833756536</text:p>
          </table:table-cell>
          <table:table-cell table:formula="of:=[.F79]+[.$K$2]*[.H79]*[.G79]*(1-[.G79])*[.B80]" office:value-type="float" office:value="0.0131142320525571" calcext:value-type="float">
            <text:p>0.0131142321</text:p>
          </table:table-cell>
          <table:table-cell table:formula="of:=[.D80]+[.A80]*[.E80]+[.B80]*[.F80]" office:value-type="float" office:value="0.685993417372278" calcext:value-type="float">
            <text:p>0.6859934174</text:p>
          </table:table-cell>
          <table:table-cell table:formula="of:=[.C80]-[.G80]" office:value-type="float" office:value="-0.685993417372278" calcext:value-type="float">
            <text:p>-0.6859934174</text:p>
          </table:table-cell>
          <table:table-cell table:formula="of:=[.H80]+[.H79]" office:value-type="float" office:value="-0.3715438210091" calcext:value-type="float">
            <text:p>-0.3715438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0]+[.$K$2]*[.H80]*[.G80]*(1-[.G80])" office:value-type="float" office:value="0.187841023231903" calcext:value-type="float">
            <text:p>0.1878410232</text:p>
          </table:table-cell>
          <table:table-cell table:formula="of:=[.E80]+[.$K$2]*[.H80]*[.G80]*(1-[.G80])*[.A81]" office:value-type="float" office:value="0.483375653554001" calcext:value-type="float">
            <text:p>0.4833756536</text:p>
          </table:table-cell>
          <table:table-cell table:formula="of:=[.F80]+[.$K$2]*[.H80]*[.G80]*(1-[.G80])*[.B81]" office:value-type="float" office:value="-0.00166250853381767" calcext:value-type="float">
            <text:p>-0.0016625085</text:p>
          </table:table-cell>
          <table:table-cell table:formula="of:=[.D81]+[.A81]*[.E81]+[.B81]*[.F81]" office:value-type="float" office:value="0.186178514698085" calcext:value-type="float">
            <text:p>0.1861785147</text:p>
          </table:table-cell>
          <table:table-cell table:formula="of:=[.C81]-[.G81]" office:value-type="float" office:value="-0.186178514698085" calcext:value-type="float">
            <text:p>-0.1861785147</text:p>
          </table:table-cell>
          <table:table-cell table:formula="of:=[.H81]+[.H80]" office:value-type="float" office:value="-0.872171932070363" calcext:value-type="float">
            <text:p>-0.872171932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1]+[.$K$2]*[.H81]*[.G81]*(1-[.G81])" office:value-type="float" office:value="0.185020119445508" calcext:value-type="float">
            <text:p>0.1850201194</text:p>
          </table:table-cell>
          <table:table-cell table:formula="of:=[.E81]+[.$K$2]*[.H81]*[.G81]*(1-[.G81])*[.A82]" office:value-type="float" office:value="0.480554749767606" calcext:value-type="float">
            <text:p>0.4805547498</text:p>
          </table:table-cell>
          <table:table-cell table:formula="of:=[.F81]+[.$K$2]*[.H81]*[.G81]*(1-[.G81])*[.B82]" office:value-type="float" office:value="-0.00448341232021245" calcext:value-type="float">
            <text:p>-0.0044834123</text:p>
          </table:table-cell>
          <table:table-cell table:formula="of:=[.D82]+[.A82]*[.E82]+[.B82]*[.F82]" office:value-type="float" office:value="0.661091456892901" calcext:value-type="float">
            <text:p>0.6610914569</text:p>
          </table:table-cell>
          <table:table-cell table:formula="of:=[.C82]-[.G82]" office:value-type="float" office:value="0.338908543107099" calcext:value-type="float">
            <text:p>0.3389085431</text:p>
          </table:table-cell>
          <table:table-cell table:formula="of:=[.H82]+[.H81]" office:value-type="float" office:value="0.152730028409014" calcext:value-type="float">
            <text:p>0.15273002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+[.$K$2]*[.H82]*[.G82]*(1-[.G82])" office:value-type="float" office:value="0.192613349849303" calcext:value-type="float">
            <text:p>0.1926133498</text:p>
          </table:table-cell>
          <table:table-cell table:formula="of:=[.E82]+[.$K$2]*[.H82]*[.G82]*(1-[.G82])*[.A83]" office:value-type="float" office:value="0.488147980171401" calcext:value-type="float">
            <text:p>0.4881479802</text:p>
          </table:table-cell>
          <table:table-cell table:formula="of:=[.F82]+[.$K$2]*[.H82]*[.G82]*(1-[.G82])*[.B83]" office:value-type="float" office:value="-0.00448341232021245" calcext:value-type="float">
            <text:p>-0.0044834123</text:p>
          </table:table-cell>
          <table:table-cell table:formula="of:=[.D83]+[.A83]*[.E83]+[.B83]*[.F83]" office:value-type="float" office:value="0.680761330020704" calcext:value-type="float">
            <text:p>0.68076133</text:p>
          </table:table-cell>
          <table:table-cell table:formula="of:=[.C83]-[.G83]" office:value-type="float" office:value="-0.680761330020704" calcext:value-type="float">
            <text:p>-0.68076133</text:p>
          </table:table-cell>
          <table:table-cell table:formula="of:=[.H83]+[.H82]" office:value-type="float" office:value="-0.341852786913605" calcext:value-type="float">
            <text:p>-0.341852786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3]+[.$K$2]*[.H83]*[.G83]*(1-[.G83])" office:value-type="float" office:value="0.177818680991921" calcext:value-type="float">
            <text:p>0.177818681</text:p>
          </table:table-cell>
          <table:table-cell table:formula="of:=[.E83]+[.$K$2]*[.H83]*[.G83]*(1-[.G83])*[.A84]" office:value-type="float" office:value="0.473353311314019" calcext:value-type="float">
            <text:p>0.4733533113</text:p>
          </table:table-cell>
          <table:table-cell table:formula="of:=[.F83]+[.$K$2]*[.H83]*[.G83]*(1-[.G83])*[.B84]" office:value-type="float" office:value="-0.019278081177594" calcext:value-type="float">
            <text:p>-0.0192780812</text:p>
          </table:table-cell>
          <table:table-cell table:formula="of:=[.D84]+[.A84]*[.E84]+[.B84]*[.F84]" office:value-type="float" office:value="0.631893911128347" calcext:value-type="float">
            <text:p>0.6318939111</text:p>
          </table:table-cell>
          <table:table-cell table:formula="of:=[.C84]-[.G84]" office:value-type="float" office:value="0.368106088871653" calcext:value-type="float">
            <text:p>0.3681060889</text:p>
          </table:table-cell>
          <table:table-cell table:formula="of:=[.H84]+[.H83]" office:value-type="float" office:value="-0.31265524114905" calcext:value-type="float">
            <text:p>-0.31265524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]+[.$K$2]*[.H84]*[.G84]*(1-[.G84])" office:value-type="float" office:value="0.186380975721899" calcext:value-type="float">
            <text:p>0.1863809757</text:p>
          </table:table-cell>
          <table:table-cell table:formula="of:=[.E84]+[.$K$2]*[.H84]*[.G84]*(1-[.G84])*[.A85]" office:value-type="float" office:value="0.481915606043997" calcext:value-type="float">
            <text:p>0.481915606</text:p>
          </table:table-cell>
          <table:table-cell table:formula="of:=[.F84]+[.$K$2]*[.H84]*[.G84]*(1-[.G84])*[.B85]" office:value-type="float" office:value="-0.019278081177594" calcext:value-type="float">
            <text:p>-0.0192780812</text:p>
          </table:table-cell>
          <table:table-cell table:formula="of:=[.D85]+[.A85]*[.E85]+[.B85]*[.F85]" office:value-type="float" office:value="0.668296581765896" calcext:value-type="float">
            <text:p>0.6682965818</text:p>
          </table:table-cell>
          <table:table-cell table:formula="of:=[.C85]-[.G85]" office:value-type="float" office:value="-0.668296581765896" calcext:value-type="float">
            <text:p>-0.6682965818</text:p>
          </table:table-cell>
          <table:table-cell table:formula="of:=[.H85]+[.H84]" office:value-type="float" office:value="-0.300190492894242" calcext:value-type="float">
            <text:p>-0.30019049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5]+[.$K$2]*[.H85]*[.G85]*(1-[.G85])" office:value-type="float" office:value="0.171566427002414" calcext:value-type="float">
            <text:p>0.171566427</text:p>
          </table:table-cell>
          <table:table-cell table:formula="of:=[.E85]+[.$K$2]*[.H85]*[.G85]*(1-[.G85])*[.A86]" office:value-type="float" office:value="0.481915606043997" calcext:value-type="float">
            <text:p>0.481915606</text:p>
          </table:table-cell>
          <table:table-cell table:formula="of:=[.F85]+[.$K$2]*[.H85]*[.G85]*(1-[.G85])*[.B86]" office:value-type="float" office:value="-0.0340926298970787" calcext:value-type="float">
            <text:p>-0.0340926299</text:p>
          </table:table-cell>
          <table:table-cell table:formula="of:=[.D86]+[.A86]*[.E86]+[.B86]*[.F86]" office:value-type="float" office:value="0.137473797105335" calcext:value-type="float">
            <text:p>0.1374737971</text:p>
          </table:table-cell>
          <table:table-cell table:formula="of:=[.C86]-[.G86]" office:value-type="float" office:value="-0.137473797105335" calcext:value-type="float">
            <text:p>-0.1374737971</text:p>
          </table:table-cell>
          <table:table-cell table:formula="of:=[.H86]+[.H85]" office:value-type="float" office:value="-0.805770378871231" calcext:value-type="float">
            <text:p>-0.80577037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6]+[.$K$2]*[.H86]*[.G86]*(1-[.G86])" office:value-type="float" office:value="0.169936334859635" calcext:value-type="float">
            <text:p>0.1699363349</text:p>
          </table:table-cell>
          <table:table-cell table:formula="of:=[.E86]+[.$K$2]*[.H86]*[.G86]*(1-[.G86])*[.A87]" office:value-type="float" office:value="0.481915606043997" calcext:value-type="float">
            <text:p>0.481915606</text:p>
          </table:table-cell>
          <table:table-cell table:formula="of:=[.F86]+[.$K$2]*[.H86]*[.G86]*(1-[.G86])*[.B87]" office:value-type="float" office:value="-0.0340926298970787" calcext:value-type="float">
            <text:p>-0.0340926299</text:p>
          </table:table-cell>
          <table:table-cell table:formula="of:=[.D87]+[.A87]*[.E87]+[.B87]*[.F87]" office:value-type="float" office:value="0.169936334859635" calcext:value-type="float">
            <text:p>0.1699363349</text:p>
          </table:table-cell>
          <table:table-cell table:formula="of:=[.C87]-[.G87]" office:value-type="float" office:value="0.830063665140365" calcext:value-type="float">
            <text:p>0.8300636651</text:p>
          </table:table-cell>
          <table:table-cell table:formula="of:=[.H87]+[.H86]" office:value-type="float" office:value="0.692589868035029" calcext:value-type="float">
            <text:p>0.69258986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7]+[.$K$2]*[.H87]*[.G87]*(1-[.G87])" office:value-type="float" office:value="0.181645044994416" calcext:value-type="float">
            <text:p>0.181645045</text:p>
          </table:table-cell>
          <table:table-cell table:formula="of:=[.E87]+[.$K$2]*[.H87]*[.G87]*(1-[.G87])*[.A88]" office:value-type="float" office:value="0.493624316178778" calcext:value-type="float">
            <text:p>0.4936243162</text:p>
          </table:table-cell>
          <table:table-cell table:formula="of:=[.F87]+[.$K$2]*[.H87]*[.G87]*(1-[.G87])*[.B88]" office:value-type="float" office:value="-0.0223839197622974" calcext:value-type="float">
            <text:p>-0.0223839198</text:p>
          </table:table-cell>
          <table:table-cell table:formula="of:=[.D88]+[.A88]*[.E88]+[.B88]*[.F88]" office:value-type="float" office:value="0.652885441410897" calcext:value-type="float">
            <text:p>0.6528854414</text:p>
          </table:table-cell>
          <table:table-cell table:formula="of:=[.C88]-[.G88]" office:value-type="float" office:value="0.347114558589103" calcext:value-type="float">
            <text:p>0.3471145586</text:p>
          </table:table-cell>
          <table:table-cell table:formula="of:=[.H88]+[.H87]" office:value-type="float" office:value="1.17717822372947" calcext:value-type="float">
            <text:p>1.17717822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]+[.$K$2]*[.H88]*[.G88]*(1-[.G88])" office:value-type="float" office:value="0.189511564840996" calcext:value-type="float">
            <text:p>0.1895115648</text:p>
          </table:table-cell>
          <table:table-cell table:formula="of:=[.E88]+[.$K$2]*[.H88]*[.G88]*(1-[.G88])*[.A89]" office:value-type="float" office:value="0.501490836025358" calcext:value-type="float">
            <text:p>0.501490836</text:p>
          </table:table-cell>
          <table:table-cell table:formula="of:=[.F88]+[.$K$2]*[.H88]*[.G88]*(1-[.G88])*[.B89]" office:value-type="float" office:value="-0.0223839197622974" calcext:value-type="float">
            <text:p>-0.0223839198</text:p>
          </table:table-cell>
          <table:table-cell table:formula="of:=[.D89]+[.A89]*[.E89]+[.B89]*[.F89]" office:value-type="float" office:value="0.691002400866354" calcext:value-type="float">
            <text:p>0.6910024009</text:p>
          </table:table-cell>
          <table:table-cell table:formula="of:=[.C89]-[.G89]" office:value-type="float" office:value="-0.691002400866354" calcext:value-type="float">
            <text:p>-0.6910024009</text:p>
          </table:table-cell>
          <table:table-cell table:formula="of:=[.H89]+[.H88]" office:value-type="float" office:value="-0.343887842277251" calcext:value-type="float">
            <text:p>-0.34388784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9]+[.$K$2]*[.H89]*[.G89]*(1-[.G89])" office:value-type="float" office:value="0.174757414052305" calcext:value-type="float">
            <text:p>0.1747574141</text:p>
          </table:table-cell>
          <table:table-cell table:formula="of:=[.E89]+[.$K$2]*[.H89]*[.G89]*(1-[.G89])*[.A90]" office:value-type="float" office:value="0.501490836025358" calcext:value-type="float">
            <text:p>0.501490836</text:p>
          </table:table-cell>
          <table:table-cell table:formula="of:=[.F89]+[.$K$2]*[.H89]*[.G89]*(1-[.G89])*[.B90]" office:value-type="float" office:value="-0.0371380705509888" calcext:value-type="float">
            <text:p>-0.0371380706</text:p>
          </table:table-cell>
          <table:table-cell table:formula="of:=[.D90]+[.A90]*[.E90]+[.B90]*[.F90]" office:value-type="float" office:value="0.137619343501316" calcext:value-type="float">
            <text:p>0.1376193435</text:p>
          </table:table-cell>
          <table:table-cell table:formula="of:=[.C90]-[.G90]" office:value-type="float" office:value="-0.137619343501316" calcext:value-type="float">
            <text:p>-0.1376193435</text:p>
          </table:table-cell>
          <table:table-cell table:formula="of:=[.H90]+[.H89]" office:value-type="float" office:value="-0.82862174436767" calcext:value-type="float">
            <text:p>-0.82862174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0]+[.$K$2]*[.H90]*[.G90]*(1-[.G90])" office:value-type="float" office:value="0.173124144108342" calcext:value-type="float">
            <text:p>0.1731241441</text:p>
          </table:table-cell>
          <table:table-cell table:formula="of:=[.E90]+[.$K$2]*[.H90]*[.G90]*(1-[.G90])*[.A91]" office:value-type="float" office:value="0.501490836025358" calcext:value-type="float">
            <text:p>0.501490836</text:p>
          </table:table-cell>
          <table:table-cell table:formula="of:=[.F90]+[.$K$2]*[.H90]*[.G90]*(1-[.G90])*[.B91]" office:value-type="float" office:value="-0.0371380705509888" calcext:value-type="float">
            <text:p>-0.0371380706</text:p>
          </table:table-cell>
          <table:table-cell table:formula="of:=[.D91]+[.A91]*[.E91]+[.B91]*[.F91]" office:value-type="float" office:value="0.173124144108342" calcext:value-type="float">
            <text:p>0.1731241441</text:p>
          </table:table-cell>
          <table:table-cell table:formula="of:=[.C91]-[.G91]" office:value-type="float" office:value="0.826875855891658" calcext:value-type="float">
            <text:p>0.8268758559</text:p>
          </table:table-cell>
          <table:table-cell table:formula="of:=[.H91]+[.H90]" office:value-type="float" office:value="0.689256512390342" calcext:value-type="float">
            <text:p>0.689256512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1]+[.$K$2]*[.H91]*[.G91]*(1-[.G91])" office:value-type="float" office:value="0.184961051817294" calcext:value-type="float">
            <text:p>0.1849610518</text:p>
          </table:table-cell>
          <table:table-cell table:formula="of:=[.E91]+[.$K$2]*[.H91]*[.G91]*(1-[.G91])*[.A92]" office:value-type="float" office:value="0.51332774373431" calcext:value-type="float">
            <text:p>0.5133277437</text:p>
          </table:table-cell>
          <table:table-cell table:formula="of:=[.F91]+[.$K$2]*[.H91]*[.G91]*(1-[.G91])*[.B92]" office:value-type="float" office:value="-0.0253011628420366" calcext:value-type="float">
            <text:p>-0.0253011628</text:p>
          </table:table-cell>
          <table:table-cell table:formula="of:=[.D92]+[.A92]*[.E92]+[.B92]*[.F92]" office:value-type="float" office:value="0.672987632709567" calcext:value-type="float">
            <text:p>0.6729876327</text:p>
          </table:table-cell>
          <table:table-cell table:formula="of:=[.C92]-[.G92]" office:value-type="float" office:value="0.327012367290433" calcext:value-type="float">
            <text:p>0.3270123673</text:p>
          </table:table-cell>
          <table:table-cell table:formula="of:=[.H92]+[.H91]" office:value-type="float" office:value="1.15388822318209" calcext:value-type="float">
            <text:p>1.15388822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+[.$K$2]*[.H92]*[.G92]*(1-[.G92])" office:value-type="float" office:value="0.192157785611779" calcext:value-type="float">
            <text:p>0.1921577856</text:p>
          </table:table-cell>
          <table:table-cell table:formula="of:=[.E92]+[.$K$2]*[.H92]*[.G92]*(1-[.G92])*[.A93]" office:value-type="float" office:value="0.520524477528795" calcext:value-type="float">
            <text:p>0.5205244775</text:p>
          </table:table-cell>
          <table:table-cell table:formula="of:=[.F92]+[.$K$2]*[.H92]*[.G92]*(1-[.G92])*[.B93]" office:value-type="float" office:value="-0.0253011628420366" calcext:value-type="float">
            <text:p>-0.0253011628</text:p>
          </table:table-cell>
          <table:table-cell table:formula="of:=[.D93]+[.A93]*[.E93]+[.B93]*[.F93]" office:value-type="float" office:value="0.712682263140574" calcext:value-type="float">
            <text:p>0.7126822631</text:p>
          </table:table-cell>
          <table:table-cell table:formula="of:=[.C93]-[.G93]" office:value-type="float" office:value="-0.712682263140574" calcext:value-type="float">
            <text:p>-0.7126822631</text:p>
          </table:table-cell>
          <table:table-cell table:formula="of:=[.H93]+[.H92]" office:value-type="float" office:value="-0.385669895850141" calcext:value-type="float">
            <text:p>-0.38566989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3]+[.$K$2]*[.H93]*[.G93]*(1-[.G93])" office:value-type="float" office:value="0.177564457812848" calcext:value-type="float">
            <text:p>0.1775644578</text:p>
          </table:table-cell>
          <table:table-cell table:formula="of:=[.E93]+[.$K$2]*[.H93]*[.G93]*(1-[.G93])*[.A94]" office:value-type="float" office:value="0.520524477528795" calcext:value-type="float">
            <text:p>0.5205244775</text:p>
          </table:table-cell>
          <table:table-cell table:formula="of:=[.F93]+[.$K$2]*[.H93]*[.G93]*(1-[.G93])*[.B94]" office:value-type="float" office:value="-0.0398944906409676" calcext:value-type="float">
            <text:p>-0.0398944906</text:p>
          </table:table-cell>
          <table:table-cell table:formula="of:=[.D94]+[.A94]*[.E94]+[.B94]*[.F94]" office:value-type="float" office:value="0.13766996717188" calcext:value-type="float">
            <text:p>0.1376699672</text:p>
          </table:table-cell>
          <table:table-cell table:formula="of:=[.C94]-[.G94]" office:value-type="float" office:value="-0.13766996717188" calcext:value-type="float">
            <text:p>-0.1376699672</text:p>
          </table:table-cell>
          <table:table-cell table:formula="of:=[.H94]+[.H93]" office:value-type="float" office:value="-0.850352230312454" calcext:value-type="float">
            <text:p>-0.85035223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4]+[.$K$2]*[.H94]*[.G94]*(1-[.G94])" office:value-type="float" office:value="0.175930081988946" calcext:value-type="float">
            <text:p>0.175930082</text:p>
          </table:table-cell>
          <table:table-cell table:formula="of:=[.E94]+[.$K$2]*[.H94]*[.G94]*(1-[.G94])*[.A95]" office:value-type="float" office:value="0.518890101704893" calcext:value-type="float">
            <text:p>0.5188901017</text:p>
          </table:table-cell>
          <table:table-cell table:formula="of:=[.F94]+[.$K$2]*[.H94]*[.G94]*(1-[.G94])*[.B95]" office:value-type="float" office:value="-0.0415288664648696" calcext:value-type="float">
            <text:p>-0.0415288665</text:p>
          </table:table-cell>
          <table:table-cell table:formula="of:=[.D95]+[.A95]*[.E95]+[.B95]*[.F95]" office:value-type="float" office:value="0.653291317228969" calcext:value-type="float">
            <text:p>0.6532913172</text:p>
          </table:table-cell>
          <table:table-cell table:formula="of:=[.C95]-[.G95]" office:value-type="float" office:value="0.346708682771031" calcext:value-type="float">
            <text:p>0.3467086828</text:p>
          </table:table-cell>
          <table:table-cell table:formula="of:=[.H95]+[.H94]" office:value-type="float" office:value="0.20903871559915" calcext:value-type="float">
            <text:p>0.20903871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]+[.$K$2]*[.H95]*[.G95]*(1-[.G95])" office:value-type="float" office:value="0.183783095092645" calcext:value-type="float">
            <text:p>0.1837830951</text:p>
          </table:table-cell>
          <table:table-cell table:formula="of:=[.E95]+[.$K$2]*[.H95]*[.G95]*(1-[.G95])*[.A96]" office:value-type="float" office:value="0.526743114808592" calcext:value-type="float">
            <text:p>0.5267431148</text:p>
          </table:table-cell>
          <table:table-cell table:formula="of:=[.F95]+[.$K$2]*[.H95]*[.G95]*(1-[.G95])*[.B96]" office:value-type="float" office:value="-0.0415288664648696" calcext:value-type="float">
            <text:p>-0.0415288665</text:p>
          </table:table-cell>
          <table:table-cell table:formula="of:=[.D96]+[.A96]*[.E96]+[.B96]*[.F96]" office:value-type="float" office:value="0.710526209901238" calcext:value-type="float">
            <text:p>0.7105262099</text:p>
          </table:table-cell>
          <table:table-cell table:formula="of:=[.C96]-[.G96]" office:value-type="float" office:value="-0.710526209901238" calcext:value-type="float">
            <text:p>-0.7105262099</text:p>
          </table:table-cell>
          <table:table-cell table:formula="of:=[.H96]+[.H95]" office:value-type="float" office:value="-0.363817527130207" calcext:value-type="float">
            <text:p>-0.363817527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6]+[.$K$2]*[.H96]*[.G96]*(1-[.G96])" office:value-type="float" office:value="0.169169083313949" calcext:value-type="float">
            <text:p>0.1691690833</text:p>
          </table:table-cell>
          <table:table-cell table:formula="of:=[.E96]+[.$K$2]*[.H96]*[.G96]*(1-[.G96])*[.A97]" office:value-type="float" office:value="0.526743114808592" calcext:value-type="float">
            <text:p>0.5267431148</text:p>
          </table:table-cell>
          <table:table-cell table:formula="of:=[.F96]+[.$K$2]*[.H96]*[.G96]*(1-[.G96])*[.B97]" office:value-type="float" office:value="-0.0561428782435654" calcext:value-type="float">
            <text:p>-0.0561428782</text:p>
          </table:table-cell>
          <table:table-cell table:formula="of:=[.D97]+[.A97]*[.E97]+[.B97]*[.F97]" office:value-type="float" office:value="0.113026205070384" calcext:value-type="float">
            <text:p>0.1130262051</text:p>
          </table:table-cell>
          <table:table-cell table:formula="of:=[.C97]-[.G97]" office:value-type="float" office:value="-0.113026205070384" calcext:value-type="float">
            <text:p>-0.1130262051</text:p>
          </table:table-cell>
          <table:table-cell table:formula="of:=[.H97]+[.H96]" office:value-type="float" office:value="-0.823552414971621" calcext:value-type="float">
            <text:p>-0.8235524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7]+[.$K$2]*[.H97]*[.G97]*(1-[.G97])" office:value-type="float" office:value="0.168035981117732" calcext:value-type="float">
            <text:p>0.1680359811</text:p>
          </table:table-cell>
          <table:table-cell table:formula="of:=[.E97]+[.$K$2]*[.H97]*[.G97]*(1-[.G97])*[.A98]" office:value-type="float" office:value="0.526743114808592" calcext:value-type="float">
            <text:p>0.5267431148</text:p>
          </table:table-cell>
          <table:table-cell table:formula="of:=[.F97]+[.$K$2]*[.H97]*[.G97]*(1-[.G97])*[.B98]" office:value-type="float" office:value="-0.0561428782435654" calcext:value-type="float">
            <text:p>-0.0561428782</text:p>
          </table:table-cell>
          <table:table-cell table:formula="of:=[.D98]+[.A98]*[.E98]+[.B98]*[.F98]" office:value-type="float" office:value="0.168035981117732" calcext:value-type="float">
            <text:p>0.1680359811</text:p>
          </table:table-cell>
          <table:table-cell table:formula="of:=[.C98]-[.G98]" office:value-type="float" office:value="0.831964018882268" calcext:value-type="float">
            <text:p>0.8319640189</text:p>
          </table:table-cell>
          <table:table-cell table:formula="of:=[.H98]+[.H97]" office:value-type="float" office:value="0.718937813811884" calcext:value-type="float">
            <text:p>0.718937813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8]+[.$K$2]*[.H98]*[.G98]*(1-[.G98])" office:value-type="float" office:value="0.17966682896404" calcext:value-type="float">
            <text:p>0.179666829</text:p>
          </table:table-cell>
          <table:table-cell table:formula="of:=[.E98]+[.$K$2]*[.H98]*[.G98]*(1-[.G98])*[.A99]" office:value-type="float" office:value="0.5383739626549" calcext:value-type="float">
            <text:p>0.5383739627</text:p>
          </table:table-cell>
          <table:table-cell table:formula="of:=[.F98]+[.$K$2]*[.H98]*[.G98]*(1-[.G98])*[.B99]" office:value-type="float" office:value="-0.0445120303972573" calcext:value-type="float">
            <text:p>-0.0445120304</text:p>
          </table:table-cell>
          <table:table-cell table:formula="of:=[.D99]+[.A99]*[.E99]+[.B99]*[.F99]" office:value-type="float" office:value="0.673528761221684" calcext:value-type="float">
            <text:p>0.6735287612</text:p>
          </table:table-cell>
          <table:table-cell table:formula="of:=[.C99]-[.G99]" office:value-type="float" office:value="0.326471238778316" calcext:value-type="float">
            <text:p>0.3264712388</text:p>
          </table:table-cell>
          <table:table-cell table:formula="of:=[.H99]+[.H98]" office:value-type="float" office:value="1.15843525766058" calcext:value-type="float">
            <text:p>1.15843525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]+[.$K$2]*[.H99]*[.G99]*(1-[.G99])" office:value-type="float" office:value="0.186845532198746" calcext:value-type="float">
            <text:p>0.1868455322</text:p>
          </table:table-cell>
          <table:table-cell table:formula="of:=[.E99]+[.$K$2]*[.H99]*[.G99]*(1-[.G99])*[.A100]" office:value-type="float" office:value="0.545552665889606" calcext:value-type="float">
            <text:p>0.5455526659</text:p>
          </table:table-cell>
          <table:table-cell table:formula="of:=[.F99]+[.$K$2]*[.H99]*[.G99]*(1-[.G99])*[.B100]" office:value-type="float" office:value="-0.0445120303972573" calcext:value-type="float">
            <text:p>-0.0445120304</text:p>
          </table:table-cell>
          <table:table-cell table:formula="of:=[.D100]+[.A100]*[.E100]+[.B100]*[.F100]" office:value-type="float" office:value="0.732398198088352" calcext:value-type="float">
            <text:p>0.7323981981</text:p>
          </table:table-cell>
          <table:table-cell table:formula="of:=[.C100]-[.G100]" office:value-type="float" office:value="-0.732398198088352" calcext:value-type="float">
            <text:p>-0.7323981981</text:p>
          </table:table-cell>
          <table:table-cell table:formula="of:=[.H100]+[.H99]" office:value-type="float" office:value="-0.405926959310035" calcext:value-type="float">
            <text:p>-0.40592695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0]+[.$K$2]*[.H100]*[.G100]*(1-[.G100])" office:value-type="float" office:value="0.172491180996654" calcext:value-type="float">
            <text:p>0.172491181</text:p>
          </table:table-cell>
          <table:table-cell table:formula="of:=[.E100]+[.$K$2]*[.H100]*[.G100]*(1-[.G100])*[.A101]" office:value-type="float" office:value="0.545552665889606" calcext:value-type="float">
            <text:p>0.5455526659</text:p>
          </table:table-cell>
          <table:table-cell table:formula="of:=[.F100]+[.$K$2]*[.H100]*[.G100]*(1-[.G100])*[.B101]" office:value-type="float" office:value="-0.0588663815993488" calcext:value-type="float">
            <text:p>-0.0588663816</text:p>
          </table:table-cell>
          <table:table-cell table:formula="of:=[.D101]+[.A101]*[.E101]+[.B101]*[.F101]" office:value-type="float" office:value="0.113624799397306" calcext:value-type="float">
            <text:p>0.1136247994</text:p>
          </table:table-cell>
          <table:table-cell table:formula="of:=[.C101]-[.G101]" office:value-type="float" office:value="-0.113624799397306" calcext:value-type="float">
            <text:p>-0.1136247994</text:p>
          </table:table-cell>
          <table:table-cell table:formula="of:=[.H101]+[.H100]" office:value-type="float" office:value="-0.846022997485657" calcext:value-type="float">
            <text:p>-0.84602299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1]+[.$K$2]*[.H101]*[.G101]*(1-[.G101])" office:value-type="float" office:value="0.171346817869977" calcext:value-type="float">
            <text:p>0.1713468179</text:p>
          </table:table-cell>
          <table:table-cell table:formula="of:=[.E101]+[.$K$2]*[.H101]*[.G101]*(1-[.G101])*[.A102]" office:value-type="float" office:value="0.545552665889606" calcext:value-type="float">
            <text:p>0.5455526659</text:p>
          </table:table-cell>
          <table:table-cell table:formula="of:=[.F101]+[.$K$2]*[.H101]*[.G101]*(1-[.G101])*[.B102]" office:value-type="float" office:value="-0.0588663815993488" calcext:value-type="float">
            <text:p>-0.0588663816</text:p>
          </table:table-cell>
          <table:table-cell table:formula="of:=[.D102]+[.A102]*[.E102]+[.B102]*[.F102]" office:value-type="float" office:value="0.171346817869977" calcext:value-type="float">
            <text:p>0.1713468179</text:p>
          </table:table-cell>
          <table:table-cell table:formula="of:=[.C102]-[.G102]" office:value-type="float" office:value="0.828653182130023" calcext:value-type="float">
            <text:p>0.8286531821</text:p>
          </table:table-cell>
          <table:table-cell table:formula="of:=[.H102]+[.H101]" office:value-type="float" office:value="0.715028382732718" calcext:value-type="float">
            <text:p>0.71502838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2]+[.$K$2]*[.H102]*[.G102]*(1-[.G102])" office:value-type="float" office:value="0.183112622923213" calcext:value-type="float">
            <text:p>0.1831126229</text:p>
          </table:table-cell>
          <table:table-cell table:formula="of:=[.E102]+[.$K$2]*[.H102]*[.G102]*(1-[.G102])*[.A103]" office:value-type="float" office:value="0.557318470942842" calcext:value-type="float">
            <text:p>0.5573184709</text:p>
          </table:table-cell>
          <table:table-cell table:formula="of:=[.F102]+[.$K$2]*[.H102]*[.G102]*(1-[.G102])*[.B103]" office:value-type="float" office:value="-0.0471005765461129" calcext:value-type="float">
            <text:p>-0.0471005765</text:p>
          </table:table-cell>
          <table:table-cell table:formula="of:=[.D103]+[.A103]*[.E103]+[.B103]*[.F103]" office:value-type="float" office:value="0.693330517319941" calcext:value-type="float">
            <text:p>0.6933305173</text:p>
          </table:table-cell>
          <table:table-cell table:formula="of:=[.C103]-[.G103]" office:value-type="float" office:value="0.306669482680059" calcext:value-type="float">
            <text:p>0.3066694827</text:p>
          </table:table-cell>
          <table:table-cell table:formula="of:=[.H103]+[.H102]" office:value-type="float" office:value="1.13532266481008" calcext:value-type="float">
            <text:p>1.13532266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3]+[.$K$2]*[.H103]*[.G103]*(1-[.G103])" office:value-type="float" office:value="0.189633131004454" calcext:value-type="float">
            <text:p>0.189633131</text:p>
          </table:table-cell>
          <table:table-cell table:formula="of:=[.E103]+[.$K$2]*[.H103]*[.G103]*(1-[.G103])*[.A104]" office:value-type="float" office:value="0.563838979024084" calcext:value-type="float">
            <text:p>0.563838979</text:p>
          </table:table-cell>
          <table:table-cell table:formula="of:=[.F103]+[.$K$2]*[.H103]*[.G103]*(1-[.G103])*[.B104]" office:value-type="float" office:value="-0.0471005765461129" calcext:value-type="float">
            <text:p>-0.0471005765</text:p>
          </table:table-cell>
          <table:table-cell table:formula="of:=[.D104]+[.A104]*[.E104]+[.B104]*[.F104]" office:value-type="float" office:value="0.753472110028538" calcext:value-type="float">
            <text:p>0.75347211</text:p>
          </table:table-cell>
          <table:table-cell table:formula="of:=[.C104]-[.G104]" office:value-type="float" office:value="-0.753472110028538" calcext:value-type="float">
            <text:p>-0.75347211</text:p>
          </table:table-cell>
          <table:table-cell table:formula="of:=[.H104]+[.H103]" office:value-type="float" office:value="-0.446802627348479" calcext:value-type="float">
            <text:p>-0.44680262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4]+[.$K$2]*[.H104]*[.G104]*(1-[.G104])" office:value-type="float" office:value="0.175637244196815" calcext:value-type="float">
            <text:p>0.1756372442</text:p>
          </table:table-cell>
          <table:table-cell table:formula="of:=[.E104]+[.$K$2]*[.H104]*[.G104]*(1-[.G104])*[.A105]" office:value-type="float" office:value="0.563838979024084" calcext:value-type="float">
            <text:p>0.563838979</text:p>
          </table:table-cell>
          <table:table-cell table:formula="of:=[.F104]+[.$K$2]*[.H104]*[.G104]*(1-[.G104])*[.B105]" office:value-type="float" office:value="-0.0610964633537526" calcext:value-type="float">
            <text:p>-0.0610964634</text:p>
          </table:table-cell>
          <table:table-cell table:formula="of:=[.D105]+[.A105]*[.E105]+[.B105]*[.F105]" office:value-type="float" office:value="0.114540780843062" calcext:value-type="float">
            <text:p>0.1145407808</text:p>
          </table:table-cell>
          <table:table-cell table:formula="of:=[.C105]-[.G105]" office:value-type="float" office:value="-0.114540780843062" calcext:value-type="float">
            <text:p>-0.1145407808</text:p>
          </table:table-cell>
          <table:table-cell table:formula="of:=[.H105]+[.H104]" office:value-type="float" office:value="-0.8680128908716" calcext:value-type="float">
            <text:p>-0.868012890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5]+[.$K$2]*[.H105]*[.G105]*(1-[.G105])" office:value-type="float" office:value="0.174475557962949" calcext:value-type="float">
            <text:p>0.174475558</text:p>
          </table:table-cell>
          <table:table-cell table:formula="of:=[.E105]+[.$K$2]*[.H105]*[.G105]*(1-[.G105])*[.A106]" office:value-type="float" office:value="0.562677292790218" calcext:value-type="float">
            <text:p>0.5626772928</text:p>
          </table:table-cell>
          <table:table-cell table:formula="of:=[.F105]+[.$K$2]*[.H105]*[.G105]*(1-[.G105])*[.B106]" office:value-type="float" office:value="-0.0622581495876187" calcext:value-type="float">
            <text:p>-0.0622581496</text:p>
          </table:table-cell>
          <table:table-cell table:formula="of:=[.D106]+[.A106]*[.E106]+[.B106]*[.F106]" office:value-type="float" office:value="0.674894701165548" calcext:value-type="float">
            <text:p>0.6748947012</text:p>
          </table:table-cell>
          <table:table-cell table:formula="of:=[.C106]-[.G106]" office:value-type="float" office:value="0.325105298834452" calcext:value-type="float">
            <text:p>0.3251052988</text:p>
          </table:table-cell>
          <table:table-cell table:formula="of:=[.H106]+[.H105]" office:value-type="float" office:value="0.21056451799139" calcext:value-type="float">
            <text:p>0.2105645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6]+[.$K$2]*[.H106]*[.G106]*(1-[.G106])" office:value-type="float" office:value="0.181608753257974" calcext:value-type="float">
            <text:p>0.1816087533</text:p>
          </table:table-cell>
          <table:table-cell table:formula="of:=[.E106]+[.$K$2]*[.H106]*[.G106]*(1-[.G106])*[.A107]" office:value-type="float" office:value="0.569810488085243" calcext:value-type="float">
            <text:p>0.5698104881</text:p>
          </table:table-cell>
          <table:table-cell table:formula="of:=[.F106]+[.$K$2]*[.H106]*[.G106]*(1-[.G106])*[.B107]" office:value-type="float" office:value="-0.0622581495876187" calcext:value-type="float">
            <text:p>-0.0622581496</text:p>
          </table:table-cell>
          <table:table-cell table:formula="of:=[.D107]+[.A107]*[.E107]+[.B107]*[.F107]" office:value-type="float" office:value="0.751419241343217" calcext:value-type="float">
            <text:p>0.7514192413</text:p>
          </table:table-cell>
          <table:table-cell table:formula="of:=[.C107]-[.G107]" office:value-type="float" office:value="-0.751419241343217" calcext:value-type="float">
            <text:p>-0.7514192413</text:p>
          </table:table-cell>
          <table:table-cell table:formula="of:=[.H107]+[.H106]" office:value-type="float" office:value="-0.426313942508765" calcext:value-type="float">
            <text:p>-0.42631394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7]+[.$K$2]*[.H107]*[.G107]*(1-[.G107])" office:value-type="float" office:value="0.167573116099778" calcext:value-type="float">
            <text:p>0.1675731161</text:p>
          </table:table-cell>
          <table:table-cell table:formula="of:=[.E107]+[.$K$2]*[.H107]*[.G107]*(1-[.G107])*[.A108]" office:value-type="float" office:value="0.569810488085243" calcext:value-type="float">
            <text:p>0.5698104881</text:p>
          </table:table-cell>
          <table:table-cell table:formula="of:=[.F107]+[.$K$2]*[.H107]*[.G107]*(1-[.G107])*[.B108]" office:value-type="float" office:value="-0.0762937867458144" calcext:value-type="float">
            <text:p>-0.0762937867</text:p>
          </table:table-cell>
          <table:table-cell table:formula="of:=[.D108]+[.A108]*[.E108]+[.B108]*[.F108]" office:value-type="float" office:value="0.091279329353964" calcext:value-type="float">
            <text:p>0.0912793294</text:p>
          </table:table-cell>
          <table:table-cell table:formula="of:=[.C108]-[.G108]" office:value-type="float" office:value="-0.091279329353964" calcext:value-type="float">
            <text:p>-0.0912793294</text:p>
          </table:table-cell>
          <table:table-cell table:formula="of:=[.H108]+[.H107]" office:value-type="float" office:value="-0.842698570697181" calcext:value-type="float">
            <text:p>-0.84269857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8]+[.$K$2]*[.H108]*[.G108]*(1-[.G108])" office:value-type="float" office:value="0.16681597767322" calcext:value-type="float">
            <text:p>0.1668159777</text:p>
          </table:table-cell>
          <table:table-cell table:formula="of:=[.E108]+[.$K$2]*[.H108]*[.G108]*(1-[.G108])*[.A109]" office:value-type="float" office:value="0.569810488085243" calcext:value-type="float">
            <text:p>0.5698104881</text:p>
          </table:table-cell>
          <table:table-cell table:formula="of:=[.F108]+[.$K$2]*[.H108]*[.G108]*(1-[.G108])*[.B109]" office:value-type="float" office:value="-0.0762937867458144" calcext:value-type="float">
            <text:p>-0.0762937867</text:p>
          </table:table-cell>
          <table:table-cell table:formula="of:=[.D109]+[.A109]*[.E109]+[.B109]*[.F109]" office:value-type="float" office:value="0.16681597767322" calcext:value-type="float">
            <text:p>0.1668159777</text:p>
          </table:table-cell>
          <table:table-cell table:formula="of:=[.C109]-[.G109]" office:value-type="float" office:value="0.83318402232678" calcext:value-type="float">
            <text:p>0.8331840223</text:p>
          </table:table-cell>
          <table:table-cell table:formula="of:=[.H109]+[.H108]" office:value-type="float" office:value="0.741904692972816" calcext:value-type="float">
            <text:p>0.74190469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9]+[.$K$2]*[.H109]*[.G109]*(1-[.G109])" office:value-type="float" office:value="0.178396269695501" calcext:value-type="float">
            <text:p>0.1783962697</text:p>
          </table:table-cell>
          <table:table-cell table:formula="of:=[.E109]+[.$K$2]*[.H109]*[.G109]*(1-[.G109])*[.A110]" office:value-type="float" office:value="0.581390780107523" calcext:value-type="float">
            <text:p>0.5813907801</text:p>
          </table:table-cell>
          <table:table-cell table:formula="of:=[.F109]+[.$K$2]*[.H109]*[.G109]*(1-[.G109])*[.B110]" office:value-type="float" office:value="-0.0647134947235342" calcext:value-type="float">
            <text:p>-0.0647134947</text:p>
          </table:table-cell>
          <table:table-cell table:formula="of:=[.D110]+[.A110]*[.E110]+[.B110]*[.F110]" office:value-type="float" office:value="0.69507355507949" calcext:value-type="float">
            <text:p>0.6950735551</text:p>
          </table:table-cell>
          <table:table-cell table:formula="of:=[.C110]-[.G110]" office:value-type="float" office:value="0.30492644492051" calcext:value-type="float">
            <text:p>0.3049264449</text:p>
          </table:table-cell>
          <table:table-cell table:formula="of:=[.H110]+[.H109]" office:value-type="float" office:value="1.13811046724729" calcext:value-type="float">
            <text:p>1.13811046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0]+[.$K$2]*[.H110]*[.G110]*(1-[.G110])" office:value-type="float" office:value="0.18485907312006" calcext:value-type="float">
            <text:p>0.1848590731</text:p>
          </table:table-cell>
          <table:table-cell table:formula="of:=[.E110]+[.$K$2]*[.H110]*[.G110]*(1-[.G110])*[.A111]" office:value-type="float" office:value="0.587853583532083" calcext:value-type="float">
            <text:p>0.5878535835</text:p>
          </table:table-cell>
          <table:table-cell table:formula="of:=[.F110]+[.$K$2]*[.H110]*[.G110]*(1-[.G110])*[.B111]" office:value-type="float" office:value="-0.0647134947235342" calcext:value-type="float">
            <text:p>-0.0647134947</text:p>
          </table:table-cell>
          <table:table-cell table:formula="of:=[.D111]+[.A111]*[.E111]+[.B111]*[.F111]" office:value-type="float" office:value="0.772712656652143" calcext:value-type="float">
            <text:p>0.7727126567</text:p>
          </table:table-cell>
          <table:table-cell table:formula="of:=[.C111]-[.G111]" office:value-type="float" office:value="-0.772712656652143" calcext:value-type="float">
            <text:p>-0.7727126567</text:p>
          </table:table-cell>
          <table:table-cell table:formula="of:=[.H111]+[.H110]" office:value-type="float" office:value="-0.467786211731633" calcext:value-type="float">
            <text:p>-0.46778621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1]+[.$K$2]*[.H111]*[.G111]*(1-[.G111])" office:value-type="float" office:value="0.171288090194758" calcext:value-type="float">
            <text:p>0.1712880902</text:p>
          </table:table-cell>
          <table:table-cell table:formula="of:=[.E111]+[.$K$2]*[.H111]*[.G111]*(1-[.G111])*[.A112]" office:value-type="float" office:value="0.587853583532083" calcext:value-type="float">
            <text:p>0.5878535835</text:p>
          </table:table-cell>
          <table:table-cell table:formula="of:=[.F111]+[.$K$2]*[.H111]*[.G111]*(1-[.G111])*[.B112]" office:value-type="float" office:value="-0.0782844776488368" calcext:value-type="float">
            <text:p>-0.0782844776</text:p>
          </table:table-cell>
          <table:table-cell table:formula="of:=[.D112]+[.A112]*[.E112]+[.B112]*[.F112]" office:value-type="float" office:value="0.093003612545921" calcext:value-type="float">
            <text:p>0.0930036125</text:p>
          </table:table-cell>
          <table:table-cell table:formula="of:=[.C112]-[.G112]" office:value-type="float" office:value="-0.093003612545921" calcext:value-type="float">
            <text:p>-0.0930036125</text:p>
          </table:table-cell>
          <table:table-cell table:formula="of:=[.H112]+[.H111]" office:value-type="float" office:value="-0.865716269198064" calcext:value-type="float">
            <text:p>-0.86571626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2]+[.$K$2]*[.H112]*[.G112]*(1-[.G112])" office:value-type="float" office:value="0.170503568073936" calcext:value-type="float">
            <text:p>0.1705035681</text:p>
          </table:table-cell>
          <table:table-cell table:formula="of:=[.E112]+[.$K$2]*[.H112]*[.G112]*(1-[.G112])*[.A113]" office:value-type="float" office:value="0.587853583532083" calcext:value-type="float">
            <text:p>0.5878535835</text:p>
          </table:table-cell>
          <table:table-cell table:formula="of:=[.F112]+[.$K$2]*[.H112]*[.G112]*(1-[.G112])*[.B113]" office:value-type="float" office:value="-0.0782844776488368" calcext:value-type="float">
            <text:p>-0.0782844776</text:p>
          </table:table-cell>
          <table:table-cell table:formula="of:=[.D113]+[.A113]*[.E113]+[.B113]*[.F113]" office:value-type="float" office:value="0.170503568073936" calcext:value-type="float">
            <text:p>0.1705035681</text:p>
          </table:table-cell>
          <table:table-cell table:formula="of:=[.C113]-[.G113]" office:value-type="float" office:value="0.829496431926064" calcext:value-type="float">
            <text:p>0.8294964319</text:p>
          </table:table-cell>
          <table:table-cell table:formula="of:=[.H113]+[.H112]" office:value-type="float" office:value="0.736492819380143" calcext:value-type="float">
            <text:p>0.736492819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13]+[.$K$2]*[.H113]*[.G113]*(1-[.G113])" office:value-type="float" office:value="0.182235310416732" calcext:value-type="float">
            <text:p>0.1822353104</text:p>
          </table:table-cell>
          <table:table-cell table:formula="of:=[.E113]+[.$K$2]*[.H113]*[.G113]*(1-[.G113])*[.A114]" office:value-type="float" office:value="0.59958532587488" calcext:value-type="float">
            <text:p>0.5995853259</text:p>
          </table:table-cell>
          <table:table-cell table:formula="of:=[.F113]+[.$K$2]*[.H113]*[.G113]*(1-[.G113])*[.B114]" office:value-type="float" office:value="-0.0665527353060403" calcext:value-type="float">
            <text:p>-0.0665527353</text:p>
          </table:table-cell>
          <table:table-cell table:formula="of:=[.D114]+[.A114]*[.E114]+[.B114]*[.F114]" office:value-type="float" office:value="0.715267900985571" calcext:value-type="float">
            <text:p>0.715267901</text:p>
          </table:table-cell>
          <table:table-cell table:formula="of:=[.C114]-[.G114]" office:value-type="float" office:value="0.284732099014428" calcext:value-type="float">
            <text:p>0.284732099</text:p>
          </table:table-cell>
          <table:table-cell table:formula="of:=[.H114]+[.H113]" office:value-type="float" office:value="1.11422853094049" calcext:value-type="float">
            <text:p>1.11422853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4]+[.$K$2]*[.H114]*[.G114]*(1-[.G114])" office:value-type="float" office:value="0.188034156680422" calcext:value-type="float">
            <text:p>0.1880341567</text:p>
          </table:table-cell>
          <table:table-cell table:formula="of:=[.E114]+[.$K$2]*[.H114]*[.G114]*(1-[.G114])*[.A115]" office:value-type="float" office:value="0.605384172138569" calcext:value-type="float">
            <text:p>0.6053841721</text:p>
          </table:table-cell>
          <table:table-cell table:formula="of:=[.F114]+[.$K$2]*[.H114]*[.G114]*(1-[.G114])*[.B115]" office:value-type="float" office:value="-0.0665527353060403" calcext:value-type="float">
            <text:p>-0.0665527353</text:p>
          </table:table-cell>
          <table:table-cell table:formula="of:=[.D115]+[.A115]*[.E115]+[.B115]*[.F115]" office:value-type="float" office:value="0.793418328818991" calcext:value-type="float">
            <text:p>0.7934183288</text:p>
          </table:table-cell>
          <table:table-cell table:formula="of:=[.C115]-[.G115]" office:value-type="float" office:value="-0.793418328818991" calcext:value-type="float">
            <text:p>-0.7934183288</text:p>
          </table:table-cell>
          <table:table-cell table:formula="of:=[.H115]+[.H114]" office:value-type="float" office:value="-0.508686229804563" calcext:value-type="float">
            <text:p>-0.50868622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5]+[.$K$2]*[.H115]*[.G115]*(1-[.G115])" office:value-type="float" office:value="0.175029579267261" calcext:value-type="float">
            <text:p>0.1750295793</text:p>
          </table:table-cell>
          <table:table-cell table:formula="of:=[.E115]+[.$K$2]*[.H115]*[.G115]*(1-[.G115])*[.A116]" office:value-type="float" office:value="0.605384172138569" calcext:value-type="float">
            <text:p>0.6053841721</text:p>
          </table:table-cell>
          <table:table-cell table:formula="of:=[.F115]+[.$K$2]*[.H115]*[.G115]*(1-[.G115])*[.B116]" office:value-type="float" office:value="-0.0795573127192012" calcext:value-type="float">
            <text:p>-0.0795573127</text:p>
          </table:table-cell>
          <table:table-cell table:formula="of:=[.D116]+[.A116]*[.E116]+[.B116]*[.F116]" office:value-type="float" office:value="0.0954722665480597" calcext:value-type="float">
            <text:p>0.0954722665</text:p>
          </table:table-cell>
          <table:table-cell table:formula="of:=[.C116]-[.G116]" office:value-type="float" office:value="-0.0954722665480597" calcext:value-type="float">
            <text:p>-0.0954722665</text:p>
          </table:table-cell>
          <table:table-cell table:formula="of:=[.H116]+[.H115]" office:value-type="float" office:value="-0.888890595367051" calcext:value-type="float">
            <text:p>-0.88889059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6]+[.$K$2]*[.H116]*[.G116]*(1-[.G116])" office:value-type="float" office:value="0.174205106428008" calcext:value-type="float">
            <text:p>0.1742051064</text:p>
          </table:table-cell>
          <table:table-cell table:formula="of:=[.E116]+[.$K$2]*[.H116]*[.G116]*(1-[.G116])*[.A117]" office:value-type="float" office:value="0.605384172138569" calcext:value-type="float">
            <text:p>0.6053841721</text:p>
          </table:table-cell>
          <table:table-cell table:formula="of:=[.F116]+[.$K$2]*[.H116]*[.G116]*(1-[.G116])*[.B117]" office:value-type="float" office:value="-0.0795573127192012" calcext:value-type="float">
            <text:p>-0.0795573127</text:p>
          </table:table-cell>
          <table:table-cell table:formula="of:=[.D117]+[.A117]*[.E117]+[.B117]*[.F117]" office:value-type="float" office:value="0.174205106428008" calcext:value-type="float">
            <text:p>0.1742051064</text:p>
          </table:table-cell>
          <table:table-cell table:formula="of:=[.C117]-[.G117]" office:value-type="float" office:value="0.825794893571992" calcext:value-type="float">
            <text:p>0.8257948936</text:p>
          </table:table-cell>
          <table:table-cell table:formula="of:=[.H117]+[.H116]" office:value-type="float" office:value="0.730322627023933" calcext:value-type="float">
            <text:p>0.7303226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17]+[.$K$2]*[.H117]*[.G117]*(1-[.G117])" office:value-type="float" office:value="0.1860848007872" calcext:value-type="float">
            <text:p>0.1860848008</text:p>
          </table:table-cell>
          <table:table-cell table:formula="of:=[.E117]+[.$K$2]*[.H117]*[.G117]*(1-[.G117])*[.A118]" office:value-type="float" office:value="0.617263866497762" calcext:value-type="float">
            <text:p>0.6172638665</text:p>
          </table:table-cell>
          <table:table-cell table:formula="of:=[.F117]+[.$K$2]*[.H117]*[.G117]*(1-[.G117])*[.B118]" office:value-type="float" office:value="-0.0676776183600086" calcext:value-type="float">
            <text:p>-0.0676776184</text:p>
          </table:table-cell>
          <table:table-cell table:formula="of:=[.D118]+[.A118]*[.E118]+[.B118]*[.F118]" office:value-type="float" office:value="0.735671048924954" calcext:value-type="float">
            <text:p>0.7356710489</text:p>
          </table:table-cell>
          <table:table-cell table:formula="of:=[.C118]-[.G118]" office:value-type="float" office:value="0.264328951075046" calcext:value-type="float">
            <text:p>0.2643289511</text:p>
          </table:table-cell>
          <table:table-cell table:formula="of:=[.H118]+[.H117]" office:value-type="float" office:value="1.09012384464704" calcext:value-type="float">
            <text:p>1.09012384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8]+[.$K$2]*[.H118]*[.G118]*(1-[.G118])" office:value-type="float" office:value="0.191224919278909" calcext:value-type="float">
            <text:p>0.1912249193</text:p>
          </table:table-cell>
          <table:table-cell table:formula="of:=[.E118]+[.$K$2]*[.H118]*[.G118]*(1-[.G118])*[.A119]" office:value-type="float" office:value="0.62240398498947" calcext:value-type="float">
            <text:p>0.622403985</text:p>
          </table:table-cell>
          <table:table-cell table:formula="of:=[.F118]+[.$K$2]*[.H118]*[.G118]*(1-[.G118])*[.B119]" office:value-type="float" office:value="-0.0676776183600086" calcext:value-type="float">
            <text:p>-0.0676776184</text:p>
          </table:table-cell>
          <table:table-cell table:formula="of:=[.D119]+[.A119]*[.E119]+[.B119]*[.F119]" office:value-type="float" office:value="0.813628904268379" calcext:value-type="float">
            <text:p>0.8136289043</text:p>
          </table:table-cell>
          <table:table-cell table:formula="of:=[.C119]-[.G119]" office:value-type="float" office:value="-0.813628904268379" calcext:value-type="float">
            <text:p>-0.8136289043</text:p>
          </table:table-cell>
          <table:table-cell table:formula="of:=[.H119]+[.H118]" office:value-type="float" office:value="-0.549299953193332" calcext:value-type="float">
            <text:p>-0.54929995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9]+[.$K$2]*[.H119]*[.G119]*(1-[.G119])" office:value-type="float" office:value="0.178887301952766" calcext:value-type="float">
            <text:p>0.178887302</text:p>
          </table:table-cell>
          <table:table-cell table:formula="of:=[.E119]+[.$K$2]*[.H119]*[.G119]*(1-[.G119])*[.A120]" office:value-type="float" office:value="0.62240398498947" calcext:value-type="float">
            <text:p>0.622403985</text:p>
          </table:table-cell>
          <table:table-cell table:formula="of:=[.F119]+[.$K$2]*[.H119]*[.G119]*(1-[.G119])*[.B120]" office:value-type="float" office:value="-0.0800152356861515" calcext:value-type="float">
            <text:p>-0.0800152357</text:p>
          </table:table-cell>
          <table:table-cell table:formula="of:=[.D120]+[.A120]*[.E120]+[.B120]*[.F120]" office:value-type="float" office:value="0.0988720662666144" calcext:value-type="float">
            <text:p>0.0988720663</text:p>
          </table:table-cell>
          <table:table-cell table:formula="of:=[.C120]-[.G120]" office:value-type="float" office:value="-0.0988720662666144" calcext:value-type="float">
            <text:p>-0.0988720663</text:p>
          </table:table-cell>
          <table:table-cell table:formula="of:=[.H120]+[.H119]" office:value-type="float" office:value="-0.912500970534993" calcext:value-type="float">
            <text:p>-0.91250097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0]+[.$K$2]*[.H120]*[.G120]*(1-[.G120])" office:value-type="float" office:value="0.178006387626318" calcext:value-type="float">
            <text:p>0.1780063876</text:p>
          </table:table-cell>
          <table:table-cell table:formula="of:=[.E120]+[.$K$2]*[.H120]*[.G120]*(1-[.G120])*[.A121]" office:value-type="float" office:value="0.62240398498947" calcext:value-type="float">
            <text:p>0.622403985</text:p>
          </table:table-cell>
          <table:table-cell table:formula="of:=[.F120]+[.$K$2]*[.H120]*[.G120]*(1-[.G120])*[.B121]" office:value-type="float" office:value="-0.0800152356861515" calcext:value-type="float">
            <text:p>-0.0800152357</text:p>
          </table:table-cell>
          <table:table-cell table:formula="of:=[.D121]+[.A121]*[.E121]+[.B121]*[.F121]" office:value-type="float" office:value="0.178006387626318" calcext:value-type="float">
            <text:p>0.1780063876</text:p>
          </table:table-cell>
          <table:table-cell table:formula="of:=[.C121]-[.G121]" office:value-type="float" office:value="0.821993612373682" calcext:value-type="float">
            <text:p>0.8219936124</text:p>
          </table:table-cell>
          <table:table-cell table:formula="of:=[.H121]+[.H120]" office:value-type="float" office:value="0.723121546107067" calcext:value-type="float">
            <text:p>0.723121546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1]+[.$K$2]*[.H121]*[.G121]*(1-[.G121])" office:value-type="float" office:value="0.19003380749964" calcext:value-type="float">
            <text:p>0.1900338075</text:p>
          </table:table-cell>
          <table:table-cell table:formula="of:=[.E121]+[.$K$2]*[.H121]*[.G121]*(1-[.G121])*[.A122]" office:value-type="float" office:value="0.634431404862792" calcext:value-type="float">
            <text:p>0.6344314049</text:p>
          </table:table-cell>
          <table:table-cell table:formula="of:=[.F121]+[.$K$2]*[.H121]*[.G121]*(1-[.G121])*[.B122]" office:value-type="float" office:value="-0.0679878158128293" calcext:value-type="float">
            <text:p>-0.0679878158</text:p>
          </table:table-cell>
          <table:table-cell table:formula="of:=[.D122]+[.A122]*[.E122]+[.B122]*[.F122]" office:value-type="float" office:value="0.756477396549603" calcext:value-type="float">
            <text:p>0.7564773965</text:p>
          </table:table-cell>
          <table:table-cell table:formula="of:=[.C122]-[.G122]" office:value-type="float" office:value="0.243522603450397" calcext:value-type="float">
            <text:p>0.2435226035</text:p>
          </table:table-cell>
          <table:table-cell table:formula="of:=[.H122]+[.H121]" office:value-type="float" office:value="1.06551621582408" calcext:value-type="float">
            <text:p>1.06551621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2]+[.$K$2]*[.H122]*[.G122]*(1-[.G122])" office:value-type="float" office:value="0.194519964951113" calcext:value-type="float">
            <text:p>0.194519965</text:p>
          </table:table-cell>
          <table:table-cell table:formula="of:=[.E122]+[.$K$2]*[.H122]*[.G122]*(1-[.G122])*[.A123]" office:value-type="float" office:value="0.638917562314265" calcext:value-type="float">
            <text:p>0.6389175623</text:p>
          </table:table-cell>
          <table:table-cell table:formula="of:=[.F122]+[.$K$2]*[.H122]*[.G122]*(1-[.G122])*[.B123]" office:value-type="float" office:value="-0.0679878158128293" calcext:value-type="float">
            <text:p>-0.0679878158</text:p>
          </table:table-cell>
          <table:table-cell table:formula="of:=[.D123]+[.A123]*[.E123]+[.B123]*[.F123]" office:value-type="float" office:value="0.833437527265378" calcext:value-type="float">
            <text:p>0.8334375273</text:p>
          </table:table-cell>
          <table:table-cell table:formula="of:=[.C123]-[.G123]" office:value-type="float" office:value="-0.833437527265378" calcext:value-type="float">
            <text:p>-0.8334375273</text:p>
          </table:table-cell>
          <table:table-cell table:formula="of:=[.H123]+[.H122]" office:value-type="float" office:value="-0.589914923814982" calcext:value-type="float">
            <text:p>-0.58991492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3]+[.$K$2]*[.H123]*[.G123]*(1-[.G123])" office:value-type="float" office:value="0.182950233919444" calcext:value-type="float">
            <text:p>0.1829502339</text:p>
          </table:table-cell>
          <table:table-cell table:formula="of:=[.E123]+[.$K$2]*[.H123]*[.G123]*(1-[.G123])*[.A124]" office:value-type="float" office:value="0.638917562314265" calcext:value-type="float">
            <text:p>0.6389175623</text:p>
          </table:table-cell>
          <table:table-cell table:formula="of:=[.F123]+[.$K$2]*[.H123]*[.G123]*(1-[.G123])*[.B124]" office:value-type="float" office:value="-0.0795575468444987" calcext:value-type="float">
            <text:p>-0.0795575468</text:p>
          </table:table-cell>
          <table:table-cell table:formula="of:=[.D124]+[.A124]*[.E124]+[.B124]*[.F124]" office:value-type="float" office:value="0.103392687074945" calcext:value-type="float">
            <text:p>0.1033926871</text:p>
          </table:table-cell>
          <table:table-cell table:formula="of:=[.C124]-[.G124]" office:value-type="float" office:value="-0.103392687074945" calcext:value-type="float">
            <text:p>-0.1033926871</text:p>
          </table:table-cell>
          <table:table-cell table:formula="of:=[.H124]+[.H123]" office:value-type="float" office:value="-0.936830214340323" calcext:value-type="float">
            <text:p>-0.936830214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4]+[.$K$2]*[.H124]*[.G124]*(1-[.G124])" office:value-type="float" office:value="0.181991756421472" calcext:value-type="float">
            <text:p>0.1819917564</text:p>
          </table:table-cell>
          <table:table-cell table:formula="of:=[.E124]+[.$K$2]*[.H124]*[.G124]*(1-[.G124])*[.A125]" office:value-type="float" office:value="0.637959084816293" calcext:value-type="float">
            <text:p>0.6379590848</text:p>
          </table:table-cell>
          <table:table-cell table:formula="of:=[.F124]+[.$K$2]*[.H124]*[.G124]*(1-[.G124])*[.B125]" office:value-type="float" office:value="-0.0805160243424707" calcext:value-type="float">
            <text:p>-0.0805160243</text:p>
          </table:table-cell>
          <table:table-cell table:formula="of:=[.D125]+[.A125]*[.E125]+[.B125]*[.F125]" office:value-type="float" office:value="0.739434816895294" calcext:value-type="float">
            <text:p>0.7394348169</text:p>
          </table:table-cell>
          <table:table-cell table:formula="of:=[.C125]-[.G125]" office:value-type="float" office:value="0.260565183104706" calcext:value-type="float">
            <text:p>0.2605651831</text:p>
          </table:table-cell>
          <table:table-cell table:formula="of:=[.H125]+[.H124]" office:value-type="float" office:value="0.157172496029761" calcext:value-type="float">
            <text:p>0.1571724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5]+[.$K$2]*[.H125]*[.G125]*(1-[.G125])" office:value-type="float" office:value="0.187012091039002" calcext:value-type="float">
            <text:p>0.187012091</text:p>
          </table:table-cell>
          <table:table-cell table:formula="of:=[.E125]+[.$K$2]*[.H125]*[.G125]*(1-[.G125])*[.A126]" office:value-type="float" office:value="0.642979419433823" calcext:value-type="float">
            <text:p>0.6429794194</text:p>
          </table:table-cell>
          <table:table-cell table:formula="of:=[.F125]+[.$K$2]*[.H125]*[.G125]*(1-[.G125])*[.B126]" office:value-type="float" office:value="-0.0805160243424707" calcext:value-type="float">
            <text:p>-0.0805160243</text:p>
          </table:table-cell>
          <table:table-cell table:formula="of:=[.D126]+[.A126]*[.E126]+[.B126]*[.F126]" office:value-type="float" office:value="0.829991510472825" calcext:value-type="float">
            <text:p>0.8299915105</text:p>
          </table:table-cell>
          <table:table-cell table:formula="of:=[.C126]-[.G126]" office:value-type="float" office:value="-0.829991510472825" calcext:value-type="float">
            <text:p>-0.8299915105</text:p>
          </table:table-cell>
          <table:table-cell table:formula="of:=[.H126]+[.H125]" office:value-type="float" office:value="-0.56942632736812" calcext:value-type="float">
            <text:p>-0.569426327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6]+[.$K$2]*[.H126]*[.G126]*(1-[.G126])" office:value-type="float" office:value="0.175300445780671" calcext:value-type="float">
            <text:p>0.1753004458</text:p>
          </table:table-cell>
          <table:table-cell table:formula="of:=[.E126]+[.$K$2]*[.H126]*[.G126]*(1-[.G126])*[.A127]" office:value-type="float" office:value="0.631267774175492" calcext:value-type="float">
            <text:p>0.6312677742</text:p>
          </table:table-cell>
          <table:table-cell table:formula="of:=[.F126]+[.$K$2]*[.H126]*[.G126]*(1-[.G126])*[.B127]" office:value-type="float" office:value="-0.0922276696008022" calcext:value-type="float">
            <text:p>-0.0922276696</text:p>
          </table:table-cell>
          <table:table-cell table:formula="of:=[.D127]+[.A127]*[.E127]+[.B127]*[.F127]" office:value-type="float" office:value="0.71434055035536" calcext:value-type="float">
            <text:p>0.7143405504</text:p>
          </table:table-cell>
          <table:table-cell table:formula="of:=[.C127]-[.G127]" office:value-type="float" office:value="0.28565944964464" calcext:value-type="float">
            <text:p>0.2856594496</text:p>
          </table:table-cell>
          <table:table-cell table:formula="of:=[.H127]+[.H126]" office:value-type="float" office:value="-0.544332060828186" calcext:value-type="float">
            <text:p>-0.54433206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7]+[.$K$2]*[.H127]*[.G127]*(1-[.G127])" office:value-type="float" office:value="0.181129559048192" calcext:value-type="float">
            <text:p>0.181129559</text:p>
          </table:table-cell>
          <table:table-cell table:formula="of:=[.E127]+[.$K$2]*[.H127]*[.G127]*(1-[.G127])*[.A128]" office:value-type="float" office:value="0.637096887443013" calcext:value-type="float">
            <text:p>0.6370968874</text:p>
          </table:table-cell>
          <table:table-cell table:formula="of:=[.F127]+[.$K$2]*[.H127]*[.G127]*(1-[.G127])*[.B128]" office:value-type="float" office:value="-0.0922276696008022" calcext:value-type="float">
            <text:p>-0.0922276696</text:p>
          </table:table-cell>
          <table:table-cell table:formula="of:=[.D128]+[.A128]*[.E128]+[.B128]*[.F128]" office:value-type="float" office:value="0.818226446491205" calcext:value-type="float">
            <text:p>0.8182264465</text:p>
          </table:table-cell>
          <table:table-cell table:formula="of:=[.C128]-[.G128]" office:value-type="float" office:value="-0.818226446491205" calcext:value-type="float">
            <text:p>-0.8182264465</text:p>
          </table:table-cell>
          <table:table-cell table:formula="of:=[.H128]+[.H127]" office:value-type="float" office:value="-0.532566996846566" calcext:value-type="float">
            <text:p>-0.5325669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8]+[.$K$2]*[.H128]*[.G128]*(1-[.G128])" office:value-type="float" office:value="0.16895991929381" calcext:value-type="float">
            <text:p>0.1689599193</text:p>
          </table:table-cell>
          <table:table-cell table:formula="of:=[.E128]+[.$K$2]*[.H128]*[.G128]*(1-[.G128])*[.A129]" office:value-type="float" office:value="0.637096887443013" calcext:value-type="float">
            <text:p>0.6370968874</text:p>
          </table:table-cell>
          <table:table-cell table:formula="of:=[.F128]+[.$K$2]*[.H128]*[.G128]*(1-[.G128])*[.B129]" office:value-type="float" office:value="-0.104397309355185" calcext:value-type="float">
            <text:p>-0.1043973094</text:p>
          </table:table-cell>
          <table:table-cell table:formula="of:=[.D129]+[.A129]*[.E129]+[.B129]*[.F129]" office:value-type="float" office:value="0.0645626099386249" calcext:value-type="float">
            <text:p>0.0645626099</text:p>
          </table:table-cell>
          <table:table-cell table:formula="of:=[.C129]-[.G129]" office:value-type="float" office:value="-0.0645626099386249" calcext:value-type="float">
            <text:p>-0.0645626099</text:p>
          </table:table-cell>
          <table:table-cell table:formula="of:=[.H129]+[.H128]" office:value-type="float" office:value="-0.88278905642983" calcext:value-type="float">
            <text:p>-0.88278905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9]+[.$K$2]*[.H129]*[.G129]*(1-[.G129])" office:value-type="float" office:value="0.168569998063877" calcext:value-type="float">
            <text:p>0.1685699981</text:p>
          </table:table-cell>
          <table:table-cell table:formula="of:=[.E129]+[.$K$2]*[.H129]*[.G129]*(1-[.G129])*[.A130]" office:value-type="float" office:value="0.637096887443013" calcext:value-type="float">
            <text:p>0.6370968874</text:p>
          </table:table-cell>
          <table:table-cell table:formula="of:=[.F129]+[.$K$2]*[.H129]*[.G129]*(1-[.G129])*[.B130]" office:value-type="float" office:value="-0.104397309355185" calcext:value-type="float">
            <text:p>-0.1043973094</text:p>
          </table:table-cell>
          <table:table-cell table:formula="of:=[.D130]+[.A130]*[.E130]+[.B130]*[.F130]" office:value-type="float" office:value="0.168569998063877" calcext:value-type="float">
            <text:p>0.1685699981</text:p>
          </table:table-cell>
          <table:table-cell table:formula="of:=[.C130]-[.G130]" office:value-type="float" office:value="0.831430001936123" calcext:value-type="float">
            <text:p>0.8314300019</text:p>
          </table:table-cell>
          <table:table-cell table:formula="of:=[.H130]+[.H129]" office:value-type="float" office:value="0.766867391997498" calcext:value-type="float">
            <text:p>0.76686739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0]+[.$K$2]*[.H130]*[.G130]*(1-[.G130])" office:value-type="float" office:value="0.180222834901788" calcext:value-type="float">
            <text:p>0.1802228349</text:p>
          </table:table-cell>
          <table:table-cell table:formula="of:=[.E130]+[.$K$2]*[.H130]*[.G130]*(1-[.G130])*[.A131]" office:value-type="float" office:value="0.648749724280924" calcext:value-type="float">
            <text:p>0.6487497243</text:p>
          </table:table-cell>
          <table:table-cell table:formula="of:=[.F130]+[.$K$2]*[.H130]*[.G130]*(1-[.G130])*[.B131]" office:value-type="float" office:value="-0.0927444725172738" calcext:value-type="float">
            <text:p>-0.0927444725</text:p>
          </table:table-cell>
          <table:table-cell table:formula="of:=[.D131]+[.A131]*[.E131]+[.B131]*[.F131]" office:value-type="float" office:value="0.736228086665438" calcext:value-type="float">
            <text:p>0.7362280867</text:p>
          </table:table-cell>
          <table:table-cell table:formula="of:=[.C131]-[.G131]" office:value-type="float" office:value="0.263771913334562" calcext:value-type="float">
            <text:p>0.2637719133</text:p>
          </table:table-cell>
          <table:table-cell table:formula="of:=[.H131]+[.H130]" office:value-type="float" office:value="1.09520191527069" calcext:value-type="float">
            <text:p>1.09520191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1]+[.$K$2]*[.H131]*[.G131]*(1-[.G131])" office:value-type="float" office:value="0.185345187627599" calcext:value-type="float">
            <text:p>0.1853451876</text:p>
          </table:table-cell>
          <table:table-cell table:formula="of:=[.E131]+[.$K$2]*[.H131]*[.G131]*(1-[.G131])*[.A132]" office:value-type="float" office:value="0.653872077006735" calcext:value-type="float">
            <text:p>0.653872077</text:p>
          </table:table-cell>
          <table:table-cell table:formula="of:=[.F131]+[.$K$2]*[.H131]*[.G131]*(1-[.G131])*[.B132]" office:value-type="float" office:value="-0.0927444725172738" calcext:value-type="float">
            <text:p>-0.0927444725</text:p>
          </table:table-cell>
          <table:table-cell table:formula="of:=[.D132]+[.A132]*[.E132]+[.B132]*[.F132]" office:value-type="float" office:value="0.839217264634334" calcext:value-type="float">
            <text:p>0.8392172646</text:p>
          </table:table-cell>
          <table:table-cell table:formula="of:=[.C132]-[.G132]" office:value-type="float" office:value="-0.839217264634334" calcext:value-type="float">
            <text:p>-0.8392172646</text:p>
          </table:table-cell>
          <table:table-cell table:formula="of:=[.H132]+[.H131]" office:value-type="float" office:value="-0.575445351299772" calcext:value-type="float">
            <text:p>-0.57544535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2]+[.$K$2]*[.H132]*[.G132]*(1-[.G132])" office:value-type="float" office:value="0.174021490825417" calcext:value-type="float">
            <text:p>0.1740214908</text:p>
          </table:table-cell>
          <table:table-cell table:formula="of:=[.E132]+[.$K$2]*[.H132]*[.G132]*(1-[.G132])*[.A133]" office:value-type="float" office:value="0.653872077006735" calcext:value-type="float">
            <text:p>0.653872077</text:p>
          </table:table-cell>
          <table:table-cell table:formula="of:=[.F132]+[.$K$2]*[.H132]*[.G132]*(1-[.G132])*[.B133]" office:value-type="float" office:value="-0.104068169319455" calcext:value-type="float">
            <text:p>-0.1040681693</text:p>
          </table:table-cell>
          <table:table-cell table:formula="of:=[.D133]+[.A133]*[.E133]+[.B133]*[.F133]" office:value-type="float" office:value="0.0699533215059624" calcext:value-type="float">
            <text:p>0.0699533215</text:p>
          </table:table-cell>
          <table:table-cell table:formula="of:=[.C133]-[.G133]" office:value-type="float" office:value="-0.0699533215059624" calcext:value-type="float">
            <text:p>-0.0699533215</text:p>
          </table:table-cell>
          <table:table-cell table:formula="of:=[.H133]+[.H132]" office:value-type="float" office:value="-0.909170586140296" calcext:value-type="float">
            <text:p>-0.90917058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3]+[.$K$2]*[.H133]*[.G133]*(1-[.G133])" office:value-type="float" office:value="0.173566375534806" calcext:value-type="float">
            <text:p>0.1735663755</text:p>
          </table:table-cell>
          <table:table-cell table:formula="of:=[.E133]+[.$K$2]*[.H133]*[.G133]*(1-[.G133])*[.A134]" office:value-type="float" office:value="0.653872077006735" calcext:value-type="float">
            <text:p>0.653872077</text:p>
          </table:table-cell>
          <table:table-cell table:formula="of:=[.F133]+[.$K$2]*[.H133]*[.G133]*(1-[.G133])*[.B134]" office:value-type="float" office:value="-0.104068169319455" calcext:value-type="float">
            <text:p>-0.1040681693</text:p>
          </table:table-cell>
          <table:table-cell table:formula="of:=[.D134]+[.A134]*[.E134]+[.B134]*[.F134]" office:value-type="float" office:value="0.173566375534806" calcext:value-type="float">
            <text:p>0.1735663755</text:p>
          </table:table-cell>
          <table:table-cell table:formula="of:=[.C134]-[.G134]" office:value-type="float" office:value="0.826433624465194" calcext:value-type="float">
            <text:p>0.8264336245</text:p>
          </table:table-cell>
          <table:table-cell table:formula="of:=[.H134]+[.H133]" office:value-type="float" office:value="0.756480302959232" calcext:value-type="float">
            <text:p>0.7564803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4]+[.$K$2]*[.H134]*[.G134]*(1-[.G134])" office:value-type="float" office:value="0.185420829427758" calcext:value-type="float">
            <text:p>0.1854208294</text:p>
          </table:table-cell>
          <table:table-cell table:formula="of:=[.E134]+[.$K$2]*[.H134]*[.G134]*(1-[.G134])*[.A135]" office:value-type="float" office:value="0.665726530899687" calcext:value-type="float">
            <text:p>0.6657265309</text:p>
          </table:table-cell>
          <table:table-cell table:formula="of:=[.F134]+[.$K$2]*[.H134]*[.G134]*(1-[.G134])*[.B135]" office:value-type="float" office:value="-0.092213715426503" calcext:value-type="float">
            <text:p>-0.0922137154</text:p>
          </table:table-cell>
          <table:table-cell table:formula="of:=[.D135]+[.A135]*[.E135]+[.B135]*[.F135]" office:value-type="float" office:value="0.758933644900942" calcext:value-type="float">
            <text:p>0.7589336449</text:p>
          </table:table-cell>
          <table:table-cell table:formula="of:=[.C135]-[.G135]" office:value-type="float" office:value="0.241066355099058" calcext:value-type="float">
            <text:p>0.2410663551</text:p>
          </table:table-cell>
          <table:table-cell table:formula="of:=[.H135]+[.H134]" office:value-type="float" office:value="1.06749997956425" calcext:value-type="float">
            <text:p>1.06749997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5]+[.$K$2]*[.H135]*[.G135]*(1-[.G135])" office:value-type="float" office:value="0.189831219574314" calcext:value-type="float">
            <text:p>0.1898312196</text:p>
          </table:table-cell>
          <table:table-cell table:formula="of:=[.E135]+[.$K$2]*[.H135]*[.G135]*(1-[.G135])*[.A136]" office:value-type="float" office:value="0.670136921046243" calcext:value-type="float">
            <text:p>0.670136921</text:p>
          </table:table-cell>
          <table:table-cell table:formula="of:=[.F135]+[.$K$2]*[.H135]*[.G135]*(1-[.G135])*[.B136]" office:value-type="float" office:value="-0.092213715426503" calcext:value-type="float">
            <text:p>-0.0922137154</text:p>
          </table:table-cell>
          <table:table-cell table:formula="of:=[.D136]+[.A136]*[.E136]+[.B136]*[.F136]" office:value-type="float" office:value="0.859968140620557" calcext:value-type="float">
            <text:p>0.8599681406</text:p>
          </table:table-cell>
          <table:table-cell table:formula="of:=[.C136]-[.G136]" office:value-type="float" office:value="-0.859968140620557" calcext:value-type="float">
            <text:p>-0.8599681406</text:p>
          </table:table-cell>
          <table:table-cell table:formula="of:=[.H136]+[.H135]" office:value-type="float" office:value="-0.6189017855215" calcext:value-type="float">
            <text:p>-0.618901785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6]+[.$K$2]*[.H136]*[.G136]*(1-[.G136])" office:value-type="float" office:value="0.179475230588837" calcext:value-type="float">
            <text:p>0.1794752306</text:p>
          </table:table-cell>
          <table:table-cell table:formula="of:=[.E136]+[.$K$2]*[.H136]*[.G136]*(1-[.G136])*[.A137]" office:value-type="float" office:value="0.670136921046243" calcext:value-type="float">
            <text:p>0.670136921</text:p>
          </table:table-cell>
          <table:table-cell table:formula="of:=[.F136]+[.$K$2]*[.H136]*[.G136]*(1-[.G136])*[.B137]" office:value-type="float" office:value="-0.10256970441198" calcext:value-type="float">
            <text:p>-0.1025697044</text:p>
          </table:table-cell>
          <table:table-cell table:formula="of:=[.D137]+[.A137]*[.E137]+[.B137]*[.F137]" office:value-type="float" office:value="0.0769055261768575" calcext:value-type="float">
            <text:p>0.0769055262</text:p>
          </table:table-cell>
          <table:table-cell table:formula="of:=[.C137]-[.G137]" office:value-type="float" office:value="-0.0769055261768575" calcext:value-type="float">
            <text:p>-0.0769055262</text:p>
          </table:table-cell>
          <table:table-cell table:formula="of:=[.H137]+[.H136]" office:value-type="float" office:value="-0.936873666797415" calcext:value-type="float">
            <text:p>-0.936873666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7]+[.$K$2]*[.H137]*[.G137]*(1-[.G137])" office:value-type="float" office:value="0.178929270058684" calcext:value-type="float">
            <text:p>0.1789292701</text:p>
          </table:table-cell>
          <table:table-cell table:formula="of:=[.E137]+[.$K$2]*[.H137]*[.G137]*(1-[.G137])*[.A138]" office:value-type="float" office:value="0.66959096051609" calcext:value-type="float">
            <text:p>0.6695909605</text:p>
          </table:table-cell>
          <table:table-cell table:formula="of:=[.F137]+[.$K$2]*[.H137]*[.G137]*(1-[.G137])*[.B138]" office:value-type="float" office:value="-0.103115664942133" calcext:value-type="float">
            <text:p>-0.1031156649</text:p>
          </table:table-cell>
          <table:table-cell table:formula="of:=[.D138]+[.A138]*[.E138]+[.B138]*[.F138]" office:value-type="float" office:value="0.745404565632642" calcext:value-type="float">
            <text:p>0.7454045656</text:p>
          </table:table-cell>
          <table:table-cell table:formula="of:=[.C138]-[.G138]" office:value-type="float" office:value="0.254595434367358" calcext:value-type="float">
            <text:p>0.2545954344</text:p>
          </table:table-cell>
          <table:table-cell table:formula="of:=[.H138]+[.H137]" office:value-type="float" office:value="0.1776899081905" calcext:value-type="float">
            <text:p>0.17768990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8]+[.$K$2]*[.H138]*[.G138]*(1-[.G138])" office:value-type="float" office:value="0.183760895628444" calcext:value-type="float">
            <text:p>0.1837608956</text:p>
          </table:table-cell>
          <table:table-cell table:formula="of:=[.E138]+[.$K$2]*[.H138]*[.G138]*(1-[.G138])*[.A139]" office:value-type="float" office:value="0.67442258608585" calcext:value-type="float">
            <text:p>0.6744225861</text:p>
          </table:table-cell>
          <table:table-cell table:formula="of:=[.F138]+[.$K$2]*[.H138]*[.G138]*(1-[.G138])*[.B139]" office:value-type="float" office:value="-0.103115664942133" calcext:value-type="float">
            <text:p>-0.1031156649</text:p>
          </table:table-cell>
          <table:table-cell table:formula="of:=[.D139]+[.A139]*[.E139]+[.B139]*[.F139]" office:value-type="float" office:value="0.858183481714293" calcext:value-type="float">
            <text:p>0.8581834817</text:p>
          </table:table-cell>
          <table:table-cell table:formula="of:=[.C139]-[.G139]" office:value-type="float" office:value="-0.858183481714293" calcext:value-type="float">
            <text:p>-0.8581834817</text:p>
          </table:table-cell>
          <table:table-cell table:formula="of:=[.H139]+[.H138]" office:value-type="float" office:value="-0.603588047346936" calcext:value-type="float">
            <text:p>-0.60358804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9]+[.$K$2]*[.H139]*[.G139]*(1-[.G139])" office:value-type="float" office:value="0.173316408455661" calcext:value-type="float">
            <text:p>0.1733164085</text:p>
          </table:table-cell>
          <table:table-cell table:formula="of:=[.E139]+[.$K$2]*[.H139]*[.G139]*(1-[.G139])*[.A140]" office:value-type="float" office:value="0.67442258608585" calcext:value-type="float">
            <text:p>0.6744225861</text:p>
          </table:table-cell>
          <table:table-cell table:formula="of:=[.F139]+[.$K$2]*[.H139]*[.G139]*(1-[.G139])*[.B140]" office:value-type="float" office:value="-0.113560152114915" calcext:value-type="float">
            <text:p>-0.1135601521</text:p>
          </table:table-cell>
          <table:table-cell table:formula="of:=[.D140]+[.A140]*[.E140]+[.B140]*[.F140]" office:value-type="float" office:value="0.0597562563407455" calcext:value-type="float">
            <text:p>0.0597562563</text:p>
          </table:table-cell>
          <table:table-cell table:formula="of:=[.C140]-[.G140]" office:value-type="float" office:value="-0.0597562563407455" calcext:value-type="float">
            <text:p>-0.0597562563</text:p>
          </table:table-cell>
          <table:table-cell table:formula="of:=[.H140]+[.H139]" office:value-type="float" office:value="-0.917939738055039" calcext:value-type="float">
            <text:p>-0.91793973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0]+[.$K$2]*[.H140]*[.G140]*(1-[.G140])" office:value-type="float" office:value="0.172980665263272" calcext:value-type="float">
            <text:p>0.1729806653</text:p>
          </table:table-cell>
          <table:table-cell table:formula="of:=[.E140]+[.$K$2]*[.H140]*[.G140]*(1-[.G140])*[.A141]" office:value-type="float" office:value="0.67442258608585" calcext:value-type="float">
            <text:p>0.6744225861</text:p>
          </table:table-cell>
          <table:table-cell table:formula="of:=[.F140]+[.$K$2]*[.H140]*[.G140]*(1-[.G140])*[.B141]" office:value-type="float" office:value="-0.113560152114915" calcext:value-type="float">
            <text:p>-0.1135601521</text:p>
          </table:table-cell>
          <table:table-cell table:formula="of:=[.D141]+[.A141]*[.E141]+[.B141]*[.F141]" office:value-type="float" office:value="0.172980665263272" calcext:value-type="float">
            <text:p>0.1729806653</text:p>
          </table:table-cell>
          <table:table-cell table:formula="of:=[.C141]-[.G141]" office:value-type="float" office:value="0.827019334736728" calcext:value-type="float">
            <text:p>0.8270193347</text:p>
          </table:table-cell>
          <table:table-cell table:formula="of:=[.H141]+[.H140]" office:value-type="float" office:value="0.767263078395982" calcext:value-type="float">
            <text:p>0.767263078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1]+[.$K$2]*[.H141]*[.G141]*(1-[.G141])" office:value-type="float" office:value="0.184811867797215" calcext:value-type="float">
            <text:p>0.1848118678</text:p>
          </table:table-cell>
          <table:table-cell table:formula="of:=[.E141]+[.$K$2]*[.H141]*[.G141]*(1-[.G141])*[.A142]" office:value-type="float" office:value="0.686253788619793" calcext:value-type="float">
            <text:p>0.6862537886</text:p>
          </table:table-cell>
          <table:table-cell table:formula="of:=[.F141]+[.$K$2]*[.H141]*[.G141]*(1-[.G141])*[.B142]" office:value-type="float" office:value="-0.101728949580973" calcext:value-type="float">
            <text:p>-0.1017289496</text:p>
          </table:table-cell>
          <table:table-cell table:formula="of:=[.D142]+[.A142]*[.E142]+[.B142]*[.F142]" office:value-type="float" office:value="0.769336706836035" calcext:value-type="float">
            <text:p>0.7693367068</text:p>
          </table:table-cell>
          <table:table-cell table:formula="of:=[.C142]-[.G142]" office:value-type="float" office:value="0.230663293163965" calcext:value-type="float">
            <text:p>0.2306632932</text:p>
          </table:table-cell>
          <table:table-cell table:formula="of:=[.H142]+[.H141]" office:value-type="float" office:value="1.05768262790069" calcext:value-type="float">
            <text:p>1.05768262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2]+[.$K$2]*[.H142]*[.G142]*(1-[.G142])" office:value-type="float" office:value="0.188905166429756" calcext:value-type="float">
            <text:p>0.1889051664</text:p>
          </table:table-cell>
          <table:table-cell table:formula="of:=[.E142]+[.$K$2]*[.H142]*[.G142]*(1-[.G142])*[.A143]" office:value-type="float" office:value="0.690347087252333" calcext:value-type="float">
            <text:p>0.6903470873</text:p>
          </table:table-cell>
          <table:table-cell table:formula="of:=[.F142]+[.$K$2]*[.H142]*[.G142]*(1-[.G142])*[.B143]" office:value-type="float" office:value="-0.101728949580973" calcext:value-type="float">
            <text:p>-0.1017289496</text:p>
          </table:table-cell>
          <table:table-cell table:formula="of:=[.D143]+[.A143]*[.E143]+[.B143]*[.F143]" office:value-type="float" office:value="0.879252253682089" calcext:value-type="float">
            <text:p>0.8792522537</text:p>
          </table:table-cell>
          <table:table-cell table:formula="of:=[.C143]-[.G143]" office:value-type="float" office:value="-0.879252253682089" calcext:value-type="float">
            <text:p>-0.8792522537</text:p>
          </table:table-cell>
          <table:table-cell table:formula="of:=[.H143]+[.H142]" office:value-type="float" office:value="-0.648588960518124" calcext:value-type="float">
            <text:p>-0.64858896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3]+[.$K$2]*[.H143]*[.G143]*(1-[.G143])" office:value-type="float" office:value="0.17957034501175" calcext:value-type="float">
            <text:p>0.179570345</text:p>
          </table:table-cell>
          <table:table-cell table:formula="of:=[.E143]+[.$K$2]*[.H143]*[.G143]*(1-[.G143])*[.A144]" office:value-type="float" office:value="0.690347087252333" calcext:value-type="float">
            <text:p>0.6903470873</text:p>
          </table:table-cell>
          <table:table-cell table:formula="of:=[.F143]+[.$K$2]*[.H143]*[.G143]*(1-[.G143])*[.B144]" office:value-type="float" office:value="-0.111063770998979" calcext:value-type="float">
            <text:p>-0.111063771</text:p>
          </table:table-cell>
          <table:table-cell table:formula="of:=[.D144]+[.A144]*[.E144]+[.B144]*[.F144]" office:value-type="float" office:value="0.0685065740127713" calcext:value-type="float">
            <text:p>0.068506574</text:p>
          </table:table-cell>
          <table:table-cell table:formula="of:=[.C144]-[.G144]" office:value-type="float" office:value="-0.0685065740127713" calcext:value-type="float">
            <text:p>-0.068506574</text:p>
          </table:table-cell>
          <table:table-cell table:formula="of:=[.H144]+[.H143]" office:value-type="float" office:value="-0.94775882769486" calcext:value-type="float">
            <text:p>-0.94775882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4]+[.$K$2]*[.H144]*[.G144]*(1-[.G144])" office:value-type="float" office:value="0.179133181110915" calcext:value-type="float">
            <text:p>0.1791331811</text:p>
          </table:table-cell>
          <table:table-cell table:formula="of:=[.E144]+[.$K$2]*[.H144]*[.G144]*(1-[.G144])*[.A145]" office:value-type="float" office:value="0.690347087252333" calcext:value-type="float">
            <text:p>0.6903470873</text:p>
          </table:table-cell>
          <table:table-cell table:formula="of:=[.F144]+[.$K$2]*[.H144]*[.G144]*(1-[.G144])*[.B145]" office:value-type="float" office:value="-0.111063770998979" calcext:value-type="float">
            <text:p>-0.111063771</text:p>
          </table:table-cell>
          <table:table-cell table:formula="of:=[.D145]+[.A145]*[.E145]+[.B145]*[.F145]" office:value-type="float" office:value="0.179133181110915" calcext:value-type="float">
            <text:p>0.1791331811</text:p>
          </table:table-cell>
          <table:table-cell table:formula="of:=[.C145]-[.G145]" office:value-type="float" office:value="0.820866818889085" calcext:value-type="float">
            <text:p>0.8208668189</text:p>
          </table:table-cell>
          <table:table-cell table:formula="of:=[.H145]+[.H144]" office:value-type="float" office:value="0.752360244876314" calcext:value-type="float">
            <text:p>0.752360244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5]+[.$K$2]*[.H145]*[.G145]*(1-[.G145])" office:value-type="float" office:value="0.19120357493654" calcext:value-type="float">
            <text:p>0.1912035749</text:p>
          </table:table-cell>
          <table:table-cell table:formula="of:=[.E145]+[.$K$2]*[.H145]*[.G145]*(1-[.G145])*[.A146]" office:value-type="float" office:value="0.702417481077958" calcext:value-type="float">
            <text:p>0.7024174811</text:p>
          </table:table-cell>
          <table:table-cell table:formula="of:=[.F145]+[.$K$2]*[.H145]*[.G145]*(1-[.G145])*[.B146]" office:value-type="float" office:value="-0.0989933771733534" calcext:value-type="float">
            <text:p>-0.0989933772</text:p>
          </table:table-cell>
          <table:table-cell table:formula="of:=[.D146]+[.A146]*[.E146]+[.B146]*[.F146]" office:value-type="float" office:value="0.794627678841145" calcext:value-type="float">
            <text:p>0.7946276788</text:p>
          </table:table-cell>
          <table:table-cell table:formula="of:=[.C146]-[.G146]" office:value-type="float" office:value="0.205372321158855" calcext:value-type="float">
            <text:p>0.2053723212</text:p>
          </table:table-cell>
          <table:table-cell table:formula="of:=[.H146]+[.H145]" office:value-type="float" office:value="1.02623914004794" calcext:value-type="float">
            <text:p>1.026239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6]+[.$K$2]*[.H146]*[.G146]*(1-[.G146])" office:value-type="float" office:value="0.194555138896869" calcext:value-type="float">
            <text:p>0.1945551389</text:p>
          </table:table-cell>
          <table:table-cell table:formula="of:=[.E146]+[.$K$2]*[.H146]*[.G146]*(1-[.G146])*[.A147]" office:value-type="float" office:value="0.705769045038287" calcext:value-type="float">
            <text:p>0.705769045</text:p>
          </table:table-cell>
          <table:table-cell table:formula="of:=[.F146]+[.$K$2]*[.H146]*[.G146]*(1-[.G146])*[.B147]" office:value-type="float" office:value="-0.0989933771733534" calcext:value-type="float">
            <text:p>-0.0989933772</text:p>
          </table:table-cell>
          <table:table-cell table:formula="of:=[.D147]+[.A147]*[.E147]+[.B147]*[.F147]" office:value-type="float" office:value="0.900324183935156" calcext:value-type="float">
            <text:p>0.9003241839</text:p>
          </table:table-cell>
          <table:table-cell table:formula="of:=[.C147]-[.G147]" office:value-type="float" office:value="-0.900324183935156" calcext:value-type="float">
            <text:p>-0.9003241839</text:p>
          </table:table-cell>
          <table:table-cell table:formula="of:=[.H147]+[.H146]" office:value-type="float" office:value="-0.6949518627763" calcext:value-type="float">
            <text:p>-0.69495186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7]+[.$K$2]*[.H147]*[.G147]*(1-[.G147])" office:value-type="float" office:value="0.186475580354378" calcext:value-type="float">
            <text:p>0.1864755804</text:p>
          </table:table-cell>
          <table:table-cell table:formula="of:=[.E147]+[.$K$2]*[.H147]*[.G147]*(1-[.G147])*[.A148]" office:value-type="float" office:value="0.705769045038287" calcext:value-type="float">
            <text:p>0.705769045</text:p>
          </table:table-cell>
          <table:table-cell table:formula="of:=[.F147]+[.$K$2]*[.H147]*[.G147]*(1-[.G147])*[.B148]" office:value-type="float" office:value="-0.107072935715844" calcext:value-type="float">
            <text:p>-0.1070729357</text:p>
          </table:table-cell>
          <table:table-cell table:formula="of:=[.D148]+[.A148]*[.E148]+[.B148]*[.F148]" office:value-type="float" office:value="0.0794026446385349" calcext:value-type="float">
            <text:p>0.0794026446</text:p>
          </table:table-cell>
          <table:table-cell table:formula="of:=[.C148]-[.G148]" office:value-type="float" office:value="-0.0794026446385349" calcext:value-type="float">
            <text:p>-0.0794026446</text:p>
          </table:table-cell>
          <table:table-cell table:formula="of:=[.H148]+[.H147]" office:value-type="float" office:value="-0.979726828573691" calcext:value-type="float">
            <text:p>-0.979726828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8]+[.$K$2]*[.H148]*[.G148]*(1-[.G148])" office:value-type="float" office:value="0.185895163977212" calcext:value-type="float">
            <text:p>0.185895164</text:p>
          </table:table-cell>
          <table:table-cell table:formula="of:=[.E148]+[.$K$2]*[.H148]*[.G148]*(1-[.G148])*[.A149]" office:value-type="float" office:value="0.70518862866112" calcext:value-type="float">
            <text:p>0.7051886287</text:p>
          </table:table-cell>
          <table:table-cell table:formula="of:=[.F148]+[.$K$2]*[.H148]*[.G148]*(1-[.G148])*[.B149]" office:value-type="float" office:value="-0.10765335209301" calcext:value-type="float">
            <text:p>-0.1076533521</text:p>
          </table:table-cell>
          <table:table-cell table:formula="of:=[.D149]+[.A149]*[.E149]+[.B149]*[.F149]" office:value-type="float" office:value="0.783430440545322" calcext:value-type="float">
            <text:p>0.7834304405</text:p>
          </table:table-cell>
          <table:table-cell table:formula="of:=[.C149]-[.G149]" office:value-type="float" office:value="0.216569559454678" calcext:value-type="float">
            <text:p>0.2165695595</text:p>
          </table:table-cell>
          <table:table-cell table:formula="of:=[.H149]+[.H148]" office:value-type="float" office:value="0.137166914816143" calcext:value-type="float">
            <text:p>0.13716691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9]+[.$K$2]*[.H149]*[.G149]*(1-[.G149])" office:value-type="float" office:value="0.189569638736211" calcext:value-type="float">
            <text:p>0.1895696387</text:p>
          </table:table-cell>
          <table:table-cell table:formula="of:=[.E149]+[.$K$2]*[.H149]*[.G149]*(1-[.G149])*[.A150]" office:value-type="float" office:value="0.708863103420119" calcext:value-type="float">
            <text:p>0.7088631034</text:p>
          </table:table-cell>
          <table:table-cell table:formula="of:=[.F149]+[.$K$2]*[.H149]*[.G149]*(1-[.G149])*[.B150]" office:value-type="float" office:value="-0.10765335209301" calcext:value-type="float">
            <text:p>-0.1076533521</text:p>
          </table:table-cell>
          <table:table-cell table:formula="of:=[.D150]+[.A150]*[.E150]+[.B150]*[.F150]" office:value-type="float" office:value="0.89843274215633" calcext:value-type="float">
            <text:p>0.8984327422</text:p>
          </table:table-cell>
          <table:table-cell table:formula="of:=[.C150]-[.G150]" office:value-type="float" office:value="-0.89843274215633" calcext:value-type="float">
            <text:p>-0.8984327422</text:p>
          </table:table-cell>
          <table:table-cell table:formula="of:=[.H150]+[.H149]" office:value-type="float" office:value="-0.681863182701652" calcext:value-type="float">
            <text:p>-0.681863182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0]+[.$K$2]*[.H150]*[.G150]*(1-[.G150])" office:value-type="float" office:value="0.18137131867761" calcext:value-type="float">
            <text:p>0.1813713187</text:p>
          </table:table-cell>
          <table:table-cell table:formula="of:=[.E150]+[.$K$2]*[.H150]*[.G150]*(1-[.G150])*[.A151]" office:value-type="float" office:value="0.708863103420119" calcext:value-type="float">
            <text:p>0.7088631034</text:p>
          </table:table-cell>
          <table:table-cell table:formula="of:=[.F150]+[.$K$2]*[.H150]*[.G150]*(1-[.G150])*[.B151]" office:value-type="float" office:value="-0.115851672151611" calcext:value-type="float">
            <text:p>-0.1158516722</text:p>
          </table:table-cell>
          <table:table-cell table:formula="of:=[.D151]+[.A151]*[.E151]+[.B151]*[.F151]" office:value-type="float" office:value="0.0655196465259984" calcext:value-type="float">
            <text:p>0.0655196465</text:p>
          </table:table-cell>
          <table:table-cell table:formula="of:=[.C151]-[.G151]" office:value-type="float" office:value="-0.0655196465259984" calcext:value-type="float">
            <text:p>-0.0655196465</text:p>
          </table:table-cell>
          <table:table-cell table:formula="of:=[.H151]+[.H150]" office:value-type="float" office:value="-0.963952388682329" calcext:value-type="float">
            <text:p>-0.96395238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1]+[.$K$2]*[.H151]*[.G151]*(1-[.G151])" office:value-type="float" office:value="0.180970162701158" calcext:value-type="float">
            <text:p>0.1809701627</text:p>
          </table:table-cell>
          <table:table-cell table:formula="of:=[.E151]+[.$K$2]*[.H151]*[.G151]*(1-[.G151])*[.A152]" office:value-type="float" office:value="0.708863103420119" calcext:value-type="float">
            <text:p>0.7088631034</text:p>
          </table:table-cell>
          <table:table-cell table:formula="of:=[.F151]+[.$K$2]*[.H151]*[.G151]*(1-[.G151])*[.B152]" office:value-type="float" office:value="-0.115851672151611" calcext:value-type="float">
            <text:p>-0.1158516722</text:p>
          </table:table-cell>
          <table:table-cell table:formula="of:=[.D152]+[.A152]*[.E152]+[.B152]*[.F152]" office:value-type="float" office:value="0.180970162701158" calcext:value-type="float">
            <text:p>0.1809701627</text:p>
          </table:table-cell>
          <table:table-cell table:formula="of:=[.C152]-[.G152]" office:value-type="float" office:value="0.819029837298842" calcext:value-type="float">
            <text:p>0.8190298373</text:p>
          </table:table-cell>
          <table:table-cell table:formula="of:=[.H152]+[.H151]" office:value-type="float" office:value="0.753510190772843" calcext:value-type="float">
            <text:p>0.753510190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52]+[.$K$2]*[.H152]*[.G152]*(1-[.G152])" office:value-type="float" office:value="0.193109819912072" calcext:value-type="float">
            <text:p>0.1931098199</text:p>
          </table:table-cell>
          <table:table-cell table:formula="of:=[.E152]+[.$K$2]*[.H152]*[.G152]*(1-[.G152])*[.A153]" office:value-type="float" office:value="0.721002760631033" calcext:value-type="float">
            <text:p>0.7210027606</text:p>
          </table:table-cell>
          <table:table-cell table:formula="of:=[.F152]+[.$K$2]*[.H152]*[.G152]*(1-[.G152])*[.B153]" office:value-type="float" office:value="-0.103712014940698" calcext:value-type="float">
            <text:p>-0.1037120149</text:p>
          </table:table-cell>
          <table:table-cell table:formula="of:=[.D153]+[.A153]*[.E153]+[.B153]*[.F153]" office:value-type="float" office:value="0.810400565602407" calcext:value-type="float">
            <text:p>0.8104005656</text:p>
          </table:table-cell>
          <table:table-cell table:formula="of:=[.C153]-[.G153]" office:value-type="float" office:value="0.189599434397593" calcext:value-type="float">
            <text:p>0.1895994344</text:p>
          </table:table-cell>
          <table:table-cell table:formula="of:=[.H153]+[.H152]" office:value-type="float" office:value="1.00862927169643" calcext:value-type="float">
            <text:p>1.00862927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3]+[.$K$2]*[.H153]*[.G153]*(1-[.G153])" office:value-type="float" office:value="0.196023043450552" calcext:value-type="float">
            <text:p>0.1960230435</text:p>
          </table:table-cell>
          <table:table-cell table:formula="of:=[.E153]+[.$K$2]*[.H153]*[.G153]*(1-[.G153])*[.A154]" office:value-type="float" office:value="0.723915984169513" calcext:value-type="float">
            <text:p>0.7239159842</text:p>
          </table:table-cell>
          <table:table-cell table:formula="of:=[.F153]+[.$K$2]*[.H153]*[.G153]*(1-[.G153])*[.B154]" office:value-type="float" office:value="-0.103712014940698" calcext:value-type="float">
            <text:p>-0.1037120149</text:p>
          </table:table-cell>
          <table:table-cell table:formula="of:=[.D154]+[.A154]*[.E154]+[.B154]*[.F154]" office:value-type="float" office:value="0.919939027620065" calcext:value-type="float">
            <text:p>0.9199390276</text:p>
          </table:table-cell>
          <table:table-cell table:formula="of:=[.C154]-[.G154]" office:value-type="float" office:value="-0.919939027620065" calcext:value-type="float">
            <text:p>-0.9199390276</text:p>
          </table:table-cell>
          <table:table-cell table:formula="of:=[.H154]+[.H153]" office:value-type="float" office:value="-0.730339593222473" calcext:value-type="float">
            <text:p>-0.73033959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4]+[.$K$2]*[.H154]*[.G154]*(1-[.G154])" office:value-type="float" office:value="0.189247580916028" calcext:value-type="float">
            <text:p>0.1892475809</text:p>
          </table:table-cell>
          <table:table-cell table:formula="of:=[.E154]+[.$K$2]*[.H154]*[.G154]*(1-[.G154])*[.A155]" office:value-type="float" office:value="0.723915984169513" calcext:value-type="float">
            <text:p>0.7239159842</text:p>
          </table:table-cell>
          <table:table-cell table:formula="of:=[.F154]+[.$K$2]*[.H154]*[.G154]*(1-[.G154])*[.B155]" office:value-type="float" office:value="-0.110487477475222" calcext:value-type="float">
            <text:p>-0.1104874775</text:p>
          </table:table-cell>
          <table:table-cell table:formula="of:=[.D155]+[.A155]*[.E155]+[.B155]*[.F155]" office:value-type="float" office:value="0.0787601034408053" calcext:value-type="float">
            <text:p>0.0787601034</text:p>
          </table:table-cell>
          <table:table-cell table:formula="of:=[.C155]-[.G155]" office:value-type="float" office:value="-0.0787601034408053" calcext:value-type="float">
            <text:p>-0.0787601034</text:p>
          </table:table-cell>
          <table:table-cell table:formula="of:=[.H155]+[.H154]" office:value-type="float" office:value="-0.998699131060871" calcext:value-type="float">
            <text:p>-0.99869913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5]+[.$K$2]*[.H155]*[.G155]*(1-[.G155])" office:value-type="float" office:value="0.188676121630862" calcext:value-type="float">
            <text:p>0.1886761216</text:p>
          </table:table-cell>
          <table:table-cell table:formula="of:=[.E155]+[.$K$2]*[.H155]*[.G155]*(1-[.G155])*[.A156]" office:value-type="float" office:value="0.723915984169513" calcext:value-type="float">
            <text:p>0.7239159842</text:p>
          </table:table-cell>
          <table:table-cell table:formula="of:=[.F155]+[.$K$2]*[.H155]*[.G155]*(1-[.G155])*[.B156]" office:value-type="float" office:value="-0.110487477475222" calcext:value-type="float">
            <text:p>-0.1104874775</text:p>
          </table:table-cell>
          <table:table-cell table:formula="of:=[.D156]+[.A156]*[.E156]+[.B156]*[.F156]" office:value-type="float" office:value="0.188676121630862" calcext:value-type="float">
            <text:p>0.1886761216</text:p>
          </table:table-cell>
          <table:table-cell table:formula="of:=[.C156]-[.G156]" office:value-type="float" office:value="0.811323878369138" calcext:value-type="float">
            <text:p>0.8113238784</text:p>
          </table:table-cell>
          <table:table-cell table:formula="of:=[.H156]+[.H155]" office:value-type="float" office:value="0.732563774928333" calcext:value-type="float">
            <text:p>0.732563774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56]+[.$K$2]*[.H156]*[.G156]*(1-[.G156])" office:value-type="float" office:value="0.201095660085722" calcext:value-type="float">
            <text:p>0.2010956601</text:p>
          </table:table-cell>
          <table:table-cell table:formula="of:=[.E156]+[.$K$2]*[.H156]*[.G156]*(1-[.G156])*[.A157]" office:value-type="float" office:value="0.736335522624373" calcext:value-type="float">
            <text:p>0.7363355226</text:p>
          </table:table-cell>
          <table:table-cell table:formula="of:=[.F156]+[.$K$2]*[.H156]*[.G156]*(1-[.G156])*[.B157]" office:value-type="float" office:value="-0.0980679390203624" calcext:value-type="float">
            <text:p>-0.098067939</text:p>
          </table:table-cell>
          <table:table-cell table:formula="of:=[.D157]+[.A157]*[.E157]+[.B157]*[.F157]" office:value-type="float" office:value="0.839363243689733" calcext:value-type="float">
            <text:p>0.8393632437</text:p>
          </table:table-cell>
          <table:table-cell table:formula="of:=[.C157]-[.G157]" office:value-type="float" office:value="0.160636756310267" calcext:value-type="float">
            <text:p>0.1606367563</text:p>
          </table:table-cell>
          <table:table-cell table:formula="of:=[.H157]+[.H156]" office:value-type="float" office:value="0.971960634679405" calcext:value-type="float">
            <text:p>0.97196063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7]+[.$K$2]*[.H157]*[.G157]*(1-[.G157])" office:value-type="float" office:value="0.203261567057217" calcext:value-type="float">
            <text:p>0.2032615671</text:p>
          </table:table-cell>
          <table:table-cell table:formula="of:=[.E157]+[.$K$2]*[.H157]*[.G157]*(1-[.G157])*[.A158]" office:value-type="float" office:value="0.738501429595868" calcext:value-type="float">
            <text:p>0.7385014296</text:p>
          </table:table-cell>
          <table:table-cell table:formula="of:=[.F157]+[.$K$2]*[.H157]*[.G157]*(1-[.G157])*[.B158]" office:value-type="float" office:value="-0.0980679390203624" calcext:value-type="float">
            <text:p>-0.098067939</text:p>
          </table:table-cell>
          <table:table-cell table:formula="of:=[.D158]+[.A158]*[.E158]+[.B158]*[.F158]" office:value-type="float" office:value="0.941762996653085" calcext:value-type="float">
            <text:p>0.9417629967</text:p>
          </table:table-cell>
          <table:table-cell table:formula="of:=[.C158]-[.G158]" office:value-type="float" office:value="-0.941762996653085" calcext:value-type="float">
            <text:p>-0.9417629967</text:p>
          </table:table-cell>
          <table:table-cell table:formula="of:=[.H158]+[.H157]" office:value-type="float" office:value="-0.781126240342818" calcext:value-type="float">
            <text:p>-0.78112624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8]+[.$K$2]*[.H158]*[.G158]*(1-[.G158])" office:value-type="float" office:value="0.198096425071814" calcext:value-type="float">
            <text:p>0.1980964251</text:p>
          </table:table-cell>
          <table:table-cell table:formula="of:=[.E158]+[.$K$2]*[.H158]*[.G158]*(1-[.G158])*[.A159]" office:value-type="float" office:value="0.738501429595868" calcext:value-type="float">
            <text:p>0.7385014296</text:p>
          </table:table-cell>
          <table:table-cell table:formula="of:=[.F158]+[.$K$2]*[.H158]*[.G158]*(1-[.G158])*[.B159]" office:value-type="float" office:value="-0.103233081005765" calcext:value-type="float">
            <text:p>-0.103233081</text:p>
          </table:table-cell>
          <table:table-cell table:formula="of:=[.D159]+[.A159]*[.E159]+[.B159]*[.F159]" office:value-type="float" office:value="0.0948633440660488" calcext:value-type="float">
            <text:p>0.0948633441</text:p>
          </table:table-cell>
          <table:table-cell table:formula="of:=[.C159]-[.G159]" office:value-type="float" office:value="-0.0948633440660488" calcext:value-type="float">
            <text:p>-0.0948633441</text:p>
          </table:table-cell>
          <table:table-cell table:formula="of:=[.H159]+[.H158]" office:value-type="float" office:value="-1.03662634071913" calcext:value-type="float">
            <text:p>-1.03662634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9]+[.$K$2]*[.H159]*[.G159]*(1-[.G159])" office:value-type="float" office:value="0.197281887703111" calcext:value-type="float">
            <text:p>0.1972818877</text:p>
          </table:table-cell>
          <table:table-cell table:formula="of:=[.E159]+[.$K$2]*[.H159]*[.G159]*(1-[.G159])*[.A160]" office:value-type="float" office:value="0.738501429595868" calcext:value-type="float">
            <text:p>0.7385014296</text:p>
          </table:table-cell>
          <table:table-cell table:formula="of:=[.F159]+[.$K$2]*[.H159]*[.G159]*(1-[.G159])*[.B160]" office:value-type="float" office:value="-0.103233081005765" calcext:value-type="float">
            <text:p>-0.103233081</text:p>
          </table:table-cell>
          <table:table-cell table:formula="of:=[.D160]+[.A160]*[.E160]+[.B160]*[.F160]" office:value-type="float" office:value="0.197281887703111" calcext:value-type="float">
            <text:p>0.1972818877</text:p>
          </table:table-cell>
          <table:table-cell table:formula="of:=[.C160]-[.G160]" office:value-type="float" office:value="0.802718112296888" calcext:value-type="float">
            <text:p>0.8027181123</text:p>
          </table:table-cell>
          <table:table-cell table:formula="of:=[.H160]+[.H159]" office:value-type="float" office:value="0.70785476823084" calcext:value-type="float">
            <text:p>0.707854768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0]+[.$K$2]*[.H160]*[.G160]*(1-[.G160])" office:value-type="float" office:value="0.209993871762609" calcext:value-type="float">
            <text:p>0.2099938718</text:p>
          </table:table-cell>
          <table:table-cell table:formula="of:=[.E160]+[.$K$2]*[.H160]*[.G160]*(1-[.G160])*[.A161]" office:value-type="float" office:value="0.751213413655366" calcext:value-type="float">
            <text:p>0.7512134137</text:p>
          </table:table-cell>
          <table:table-cell table:formula="of:=[.F160]+[.$K$2]*[.H160]*[.G160]*(1-[.G160])*[.B161]" office:value-type="float" office:value="-0.0905210969462679" calcext:value-type="float">
            <text:p>-0.0905210969</text:p>
          </table:table-cell>
          <table:table-cell table:formula="of:=[.D161]+[.A161]*[.E161]+[.B161]*[.F161]" office:value-type="float" office:value="0.870686188471707" calcext:value-type="float">
            <text:p>0.8706861885</text:p>
          </table:table-cell>
          <table:table-cell table:formula="of:=[.C161]-[.G161]" office:value-type="float" office:value="0.129313811528293" calcext:value-type="float">
            <text:p>0.1293138115</text:p>
          </table:table-cell>
          <table:table-cell table:formula="of:=[.H161]+[.H160]" office:value-type="float" office:value="0.932031923825182" calcext:value-type="float">
            <text:p>0.93203192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1]+[.$K$2]*[.H161]*[.G161]*(1-[.G161])" office:value-type="float" office:value="0.211449838592337" calcext:value-type="float">
            <text:p>0.2114498386</text:p>
          </table:table-cell>
          <table:table-cell table:formula="of:=[.E161]+[.$K$2]*[.H161]*[.G161]*(1-[.G161])*[.A162]" office:value-type="float" office:value="0.752669380485094" calcext:value-type="float">
            <text:p>0.7526693805</text:p>
          </table:table-cell>
          <table:table-cell table:formula="of:=[.F161]+[.$K$2]*[.H161]*[.G161]*(1-[.G161])*[.B162]" office:value-type="float" office:value="-0.0905210969462679" calcext:value-type="float">
            <text:p>-0.0905210969</text:p>
          </table:table-cell>
          <table:table-cell table:formula="of:=[.D162]+[.A162]*[.E162]+[.B162]*[.F162]" office:value-type="float" office:value="0.964119219077431" calcext:value-type="float">
            <text:p>0.9641192191</text:p>
          </table:table-cell>
          <table:table-cell table:formula="of:=[.C162]-[.G162]" office:value-type="float" office:value="-0.964119219077431" calcext:value-type="float">
            <text:p>-0.9641192191</text:p>
          </table:table-cell>
          <table:table-cell table:formula="of:=[.H162]+[.H161]" office:value-type="float" office:value="-0.834805407549138" calcext:value-type="float">
            <text:p>-0.83480540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62]+[.$K$2]*[.H162]*[.G162]*(1-[.G162])" office:value-type="float" office:value="0.208114627187047" calcext:value-type="float">
            <text:p>0.2081146272</text:p>
          </table:table-cell>
          <table:table-cell table:formula="of:=[.E162]+[.$K$2]*[.H162]*[.G162]*(1-[.G162])*[.A163]" office:value-type="float" office:value="0.752669380485094" calcext:value-type="float">
            <text:p>0.7526693805</text:p>
          </table:table-cell>
          <table:table-cell table:formula="of:=[.F162]+[.$K$2]*[.H162]*[.G162]*(1-[.G162])*[.B163]" office:value-type="float" office:value="-0.0938563083515578" calcext:value-type="float">
            <text:p>-0.0938563084</text:p>
          </table:table-cell>
          <table:table-cell table:formula="of:=[.D163]+[.A163]*[.E163]+[.B163]*[.F163]" office:value-type="float" office:value="0.11425831883549" calcext:value-type="float">
            <text:p>0.1142583188</text:p>
          </table:table-cell>
          <table:table-cell table:formula="of:=[.C163]-[.G163]" office:value-type="float" office:value="-0.11425831883549" calcext:value-type="float">
            <text:p>-0.1142583188</text:p>
          </table:table-cell>
          <table:table-cell table:formula="of:=[.H163]+[.H162]" office:value-type="float" office:value="-1.07837753791292" calcext:value-type="float">
            <text:p>-1.07837753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3]+[.$K$2]*[.H163]*[.G163]*(1-[.G163])" office:value-type="float" office:value="0.206958294662055" calcext:value-type="float">
            <text:p>0.2069582947</text:p>
          </table:table-cell>
          <table:table-cell table:formula="of:=[.E163]+[.$K$2]*[.H163]*[.G163]*(1-[.G163])*[.A164]" office:value-type="float" office:value="0.752669380485094" calcext:value-type="float">
            <text:p>0.7526693805</text:p>
          </table:table-cell>
          <table:table-cell table:formula="of:=[.F163]+[.$K$2]*[.H163]*[.G163]*(1-[.G163])*[.B164]" office:value-type="float" office:value="-0.0938563083515578" calcext:value-type="float">
            <text:p>-0.0938563084</text:p>
          </table:table-cell>
          <table:table-cell table:formula="of:=[.D164]+[.A164]*[.E164]+[.B164]*[.F164]" office:value-type="float" office:value="0.206958294662055" calcext:value-type="float">
            <text:p>0.2069582947</text:p>
          </table:table-cell>
          <table:table-cell table:formula="of:=[.C164]-[.G164]" office:value-type="float" office:value="0.793041705337945" calcext:value-type="float">
            <text:p>0.7930417053</text:p>
          </table:table-cell>
          <table:table-cell table:formula="of:=[.H164]+[.H163]" office:value-type="float" office:value="0.678783386502456" calcext:value-type="float">
            <text:p>0.678783386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4]+[.$K$2]*[.H164]*[.G164]*(1-[.G164])" office:value-type="float" office:value="0.219974215280773" calcext:value-type="float">
            <text:p>0.2199742153</text:p>
          </table:table-cell>
          <table:table-cell table:formula="of:=[.E164]+[.$K$2]*[.H164]*[.G164]*(1-[.G164])*[.A165]" office:value-type="float" office:value="0.765685301103812" calcext:value-type="float">
            <text:p>0.7656853011</text:p>
          </table:table-cell>
          <table:table-cell table:formula="of:=[.F164]+[.$K$2]*[.H164]*[.G164]*(1-[.G164])*[.B165]" office:value-type="float" office:value="-0.0808403877328397" calcext:value-type="float">
            <text:p>-0.0808403877</text:p>
          </table:table-cell>
          <table:table-cell table:formula="of:=[.D165]+[.A165]*[.E165]+[.B165]*[.F165]" office:value-type="float" office:value="0.904819128651745" calcext:value-type="float">
            <text:p>0.9048191287</text:p>
          </table:table-cell>
          <table:table-cell table:formula="of:=[.C165]-[.G165]" office:value-type="float" office:value="0.0951808713482549" calcext:value-type="float">
            <text:p>0.0951808713</text:p>
          </table:table-cell>
          <table:table-cell table:formula="of:=[.H165]+[.H164]" office:value-type="float" office:value="0.8882225766862" calcext:value-type="float">
            <text:p>0.88822257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5]+[.$K$2]*[.H165]*[.G165]*(1-[.G165])" office:value-type="float" office:value="0.220793926965705" calcext:value-type="float">
            <text:p>0.220793927</text:p>
          </table:table-cell>
          <table:table-cell table:formula="of:=[.E165]+[.$K$2]*[.H165]*[.G165]*(1-[.G165])*[.A166]" office:value-type="float" office:value="0.766505012788745" calcext:value-type="float">
            <text:p>0.7665050128</text:p>
          </table:table-cell>
          <table:table-cell table:formula="of:=[.F165]+[.$K$2]*[.H165]*[.G165]*(1-[.G165])*[.B166]" office:value-type="float" office:value="-0.0808403877328397" calcext:value-type="float">
            <text:p>-0.0808403877</text:p>
          </table:table-cell>
          <table:table-cell table:formula="of:=[.D166]+[.A166]*[.E166]+[.B166]*[.F166]" office:value-type="float" office:value="0.98729893975445" calcext:value-type="float">
            <text:p>0.9872989398</text:p>
          </table:table-cell>
          <table:table-cell table:formula="of:=[.C166]-[.G166]" office:value-type="float" office:value="-0.98729893975445" calcext:value-type="float">
            <text:p>-0.9872989398</text:p>
          </table:table-cell>
          <table:table-cell table:formula="of:=[.H166]+[.H165]" office:value-type="float" office:value="-0.892118068406195" calcext:value-type="float">
            <text:p>-0.89211806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66]+[.$K$2]*[.H166]*[.G166]*(1-[.G166])" office:value-type="float" office:value="0.219555879437816" calcext:value-type="float">
            <text:p>0.2195558794</text:p>
          </table:table-cell>
          <table:table-cell table:formula="of:=[.E166]+[.$K$2]*[.H166]*[.G166]*(1-[.G166])*[.A167]" office:value-type="float" office:value="0.766505012788745" calcext:value-type="float">
            <text:p>0.7665050128</text:p>
          </table:table-cell>
          <table:table-cell table:formula="of:=[.F166]+[.$K$2]*[.H166]*[.G166]*(1-[.G166])*[.B167]" office:value-type="float" office:value="-0.0820784352607289" calcext:value-type="float">
            <text:p>-0.0820784353</text:p>
          </table:table-cell>
          <table:table-cell table:formula="of:=[.D167]+[.A167]*[.E167]+[.B167]*[.F167]" office:value-type="float" office:value="0.137477444177087" calcext:value-type="float">
            <text:p>0.1374774442</text:p>
          </table:table-cell>
          <table:table-cell table:formula="of:=[.C167]-[.G167]" office:value-type="float" office:value="-0.137477444177087" calcext:value-type="float">
            <text:p>-0.1374774442</text:p>
          </table:table-cell>
          <table:table-cell table:formula="of:=[.H167]+[.H166]" office:value-type="float" office:value="-1.12477638393154" calcext:value-type="float">
            <text:p>-1.124776383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7]+[.$K$2]*[.H167]*[.G167]*(1-[.G167])" office:value-type="float" office:value="0.217925707696747" calcext:value-type="float">
            <text:p>0.2179257077</text:p>
          </table:table-cell>
          <table:table-cell table:formula="of:=[.E167]+[.$K$2]*[.H167]*[.G167]*(1-[.G167])*[.A168]" office:value-type="float" office:value="0.764874841047676" calcext:value-type="float">
            <text:p>0.764874841</text:p>
          </table:table-cell>
          <table:table-cell table:formula="of:=[.F167]+[.$K$2]*[.H167]*[.G167]*(1-[.G167])*[.B168]" office:value-type="float" office:value="-0.0837086070017979" calcext:value-type="float">
            <text:p>-0.083708607</text:p>
          </table:table-cell>
          <table:table-cell table:formula="of:=[.D168]+[.A168]*[.E168]+[.B168]*[.F168]" office:value-type="float" office:value="0.899091941742624" calcext:value-type="float">
            <text:p>0.8990919417</text:p>
          </table:table-cell>
          <table:table-cell table:formula="of:=[.C168]-[.G168]" office:value-type="float" office:value="0.100908058257375" calcext:value-type="float">
            <text:p>0.1009080583</text:p>
          </table:table-cell>
          <table:table-cell table:formula="of:=[.H168]+[.H167]" office:value-type="float" office:value="-0.0365693859197117" calcext:value-type="float">
            <text:p>-0.03656938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8]+[.$K$2]*[.H168]*[.G168]*(1-[.G168])" office:value-type="float" office:value="0.218841202332132" calcext:value-type="float">
            <text:p>0.2188412023</text:p>
          </table:table-cell>
          <table:table-cell table:formula="of:=[.E168]+[.$K$2]*[.H168]*[.G168]*(1-[.G168])*[.A169]" office:value-type="float" office:value="0.765790335683061" calcext:value-type="float">
            <text:p>0.7657903357</text:p>
          </table:table-cell>
          <table:table-cell table:formula="of:=[.F168]+[.$K$2]*[.H168]*[.G168]*(1-[.G168])*[.B169]" office:value-type="float" office:value="-0.0837086070017979" calcext:value-type="float">
            <text:p>-0.083708607</text:p>
          </table:table-cell>
          <table:table-cell table:formula="of:=[.D169]+[.A169]*[.E169]+[.B169]*[.F169]" office:value-type="float" office:value="0.984631538015194" calcext:value-type="float">
            <text:p>0.984631538</text:p>
          </table:table-cell>
          <table:table-cell table:formula="of:=[.C169]-[.G169]" office:value-type="float" office:value="-0.984631538015194" calcext:value-type="float">
            <text:p>-0.984631538</text:p>
          </table:table-cell>
          <table:table-cell table:formula="of:=[.H169]+[.H168]" office:value-type="float" office:value="-0.883723479757818" calcext:value-type="float">
            <text:p>-0.883723479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9]+[.$K$2]*[.H169]*[.G169]*(1-[.G169])" office:value-type="float" office:value="0.217351231071282" calcext:value-type="float">
            <text:p>0.2173512311</text:p>
          </table:table-cell>
          <table:table-cell table:formula="of:=[.E169]+[.$K$2]*[.H169]*[.G169]*(1-[.G169])*[.A170]" office:value-type="float" office:value="0.764300364422211" calcext:value-type="float">
            <text:p>0.7643003644</text:p>
          </table:table-cell>
          <table:table-cell table:formula="of:=[.F169]+[.$K$2]*[.H169]*[.G169]*(1-[.G169])*[.B170]" office:value-type="float" office:value="-0.0851985782626483" calcext:value-type="float">
            <text:p>-0.0851985783</text:p>
          </table:table-cell>
          <table:table-cell table:formula="of:=[.D170]+[.A170]*[.E170]+[.B170]*[.F170]" office:value-type="float" office:value="0.896453017230845" calcext:value-type="float">
            <text:p>0.8964530172</text:p>
          </table:table-cell>
          <table:table-cell table:formula="of:=[.C170]-[.G170]" office:value-type="float" office:value="0.103546982769156" calcext:value-type="float">
            <text:p>0.1035469828</text:p>
          </table:table-cell>
          <table:table-cell table:formula="of:=[.H170]+[.H169]" office:value-type="float" office:value="-0.881084555246038" calcext:value-type="float">
            <text:p>-0.88108455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0]+[.$K$2]*[.H170]*[.G170]*(1-[.G170])" office:value-type="float" office:value="0.218312405991941" calcext:value-type="float">
            <text:p>0.218312406</text:p>
          </table:table-cell>
          <table:table-cell table:formula="of:=[.E170]+[.$K$2]*[.H170]*[.G170]*(1-[.G170])*[.A171]" office:value-type="float" office:value="0.76526153934287" calcext:value-type="float">
            <text:p>0.7652615393</text:p>
          </table:table-cell>
          <table:table-cell table:formula="of:=[.F170]+[.$K$2]*[.H170]*[.G170]*(1-[.G170])*[.B171]" office:value-type="float" office:value="-0.0851985782626483" calcext:value-type="float">
            <text:p>-0.0851985783</text:p>
          </table:table-cell>
          <table:table-cell table:formula="of:=[.D171]+[.A171]*[.E171]+[.B171]*[.F171]" office:value-type="float" office:value="0.983573945334812" calcext:value-type="float">
            <text:p>0.9835739453</text:p>
          </table:table-cell>
          <table:table-cell table:formula="of:=[.C171]-[.G171]" office:value-type="float" office:value="-0.983573945334812" calcext:value-type="float">
            <text:p>-0.9835739453</text:p>
          </table:table-cell>
          <table:table-cell table:formula="of:=[.H171]+[.H170]" office:value-type="float" office:value="-0.880026962565656" calcext:value-type="float">
            <text:p>-0.88002696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1]+[.$K$2]*[.H171]*[.G171]*(1-[.G171])" office:value-type="float" office:value="0.216723320379755" calcext:value-type="float">
            <text:p>0.2167233204</text:p>
          </table:table-cell>
          <table:table-cell table:formula="of:=[.E171]+[.$K$2]*[.H171]*[.G171]*(1-[.G171])*[.A172]" office:value-type="float" office:value="0.76526153934287" calcext:value-type="float">
            <text:p>0.7652615393</text:p>
          </table:table-cell>
          <table:table-cell table:formula="of:=[.F171]+[.$K$2]*[.H171]*[.G171]*(1-[.G171])*[.B172]" office:value-type="float" office:value="-0.0867876638748349" calcext:value-type="float">
            <text:p>-0.0867876639</text:p>
          </table:table-cell>
          <table:table-cell table:formula="of:=[.D172]+[.A172]*[.E172]+[.B172]*[.F172]" office:value-type="float" office:value="0.12993565650492" calcext:value-type="float">
            <text:p>0.1299356565</text:p>
          </table:table-cell>
          <table:table-cell table:formula="of:=[.C172]-[.G172]" office:value-type="float" office:value="-0.12993565650492" calcext:value-type="float">
            <text:p>-0.1299356565</text:p>
          </table:table-cell>
          <table:table-cell table:formula="of:=[.H172]+[.H171]" office:value-type="float" office:value="-1.11350960183973" calcext:value-type="float">
            <text:p>-1.11350960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2]+[.$K$2]*[.H172]*[.G172]*(1-[.G172])" office:value-type="float" office:value="0.215254366836535" calcext:value-type="float">
            <text:p>0.2152543668</text:p>
          </table:table-cell>
          <table:table-cell table:formula="of:=[.E172]+[.$K$2]*[.H172]*[.G172]*(1-[.G172])*[.A173]" office:value-type="float" office:value="0.76526153934287" calcext:value-type="float">
            <text:p>0.7652615393</text:p>
          </table:table-cell>
          <table:table-cell table:formula="of:=[.F172]+[.$K$2]*[.H172]*[.G172]*(1-[.G172])*[.B173]" office:value-type="float" office:value="-0.0867876638748349" calcext:value-type="float">
            <text:p>-0.0867876639</text:p>
          </table:table-cell>
          <table:table-cell table:formula="of:=[.D173]+[.A173]*[.E173]+[.B173]*[.F173]" office:value-type="float" office:value="0.215254366836535" calcext:value-type="float">
            <text:p>0.2152543668</text:p>
          </table:table-cell>
          <table:table-cell table:formula="of:=[.C173]-[.G173]" office:value-type="float" office:value="0.784745633163465" calcext:value-type="float">
            <text:p>0.7847456332</text:p>
          </table:table-cell>
          <table:table-cell table:formula="of:=[.H173]+[.H172]" office:value-type="float" office:value="0.654809976658545" calcext:value-type="float">
            <text:p>0.654809976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73]+[.$K$2]*[.H173]*[.G173]*(1-[.G173])" office:value-type="float" office:value="0.228510284138811" calcext:value-type="float">
            <text:p>0.2285102841</text:p>
          </table:table-cell>
          <table:table-cell table:formula="of:=[.E173]+[.$K$2]*[.H173]*[.G173]*(1-[.G173])*[.A174]" office:value-type="float" office:value="0.778517456645146" calcext:value-type="float">
            <text:p>0.7785174566</text:p>
          </table:table-cell>
          <table:table-cell table:formula="of:=[.F173]+[.$K$2]*[.H173]*[.G173]*(1-[.G173])*[.B174]" office:value-type="float" office:value="-0.073531746572559" calcext:value-type="float">
            <text:p>-0.0735317466</text:p>
          </table:table-cell>
          <table:table-cell table:formula="of:=[.D174]+[.A174]*[.E174]+[.B174]*[.F174]" office:value-type="float" office:value="0.933495994211398" calcext:value-type="float">
            <text:p>0.9334959942</text:p>
          </table:table-cell>
          <table:table-cell table:formula="of:=[.C174]-[.G174]" office:value-type="float" office:value="0.066504005788602" calcext:value-type="float">
            <text:p>0.0665040058</text:p>
          </table:table-cell>
          <table:table-cell table:formula="of:=[.H174]+[.H173]" office:value-type="float" office:value="0.851249638952067" calcext:value-type="float">
            <text:p>0.8512496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4]+[.$K$2]*[.H174]*[.G174]*(1-[.G174])" office:value-type="float" office:value="0.228923149140204" calcext:value-type="float">
            <text:p>0.2289231491</text:p>
          </table:table-cell>
          <table:table-cell table:formula="of:=[.E174]+[.$K$2]*[.H174]*[.G174]*(1-[.G174])*[.A175]" office:value-type="float" office:value="0.778930321646539" calcext:value-type="float">
            <text:p>0.7789303216</text:p>
          </table:table-cell>
          <table:table-cell table:formula="of:=[.F174]+[.$K$2]*[.H174]*[.G174]*(1-[.G174])*[.B175]" office:value-type="float" office:value="-0.073531746572559" calcext:value-type="float">
            <text:p>-0.0735317466</text:p>
          </table:table-cell>
          <table:table-cell table:formula="of:=[.D175]+[.A175]*[.E175]+[.B175]*[.F175]" office:value-type="float" office:value="1.00785347078674" calcext:value-type="float">
            <text:p>1.0078534708</text:p>
          </table:table-cell>
          <table:table-cell table:formula="of:=[.C175]-[.G175]" office:value-type="float" office:value="-1.00785347078674" calcext:value-type="float">
            <text:p>-1.0078534708</text:p>
          </table:table-cell>
          <table:table-cell table:formula="of:=[.H175]+[.H174]" office:value-type="float" office:value="-0.941349464998142" calcext:value-type="float">
            <text:p>-0.94134946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5]+[.$K$2]*[.H175]*[.G175]*(1-[.G175])" office:value-type="float" office:value="0.229720880057413" calcext:value-type="float">
            <text:p>0.2297208801</text:p>
          </table:table-cell>
          <table:table-cell table:formula="of:=[.E175]+[.$K$2]*[.H175]*[.G175]*(1-[.G175])*[.A176]" office:value-type="float" office:value="0.778930321646539" calcext:value-type="float">
            <text:p>0.7789303216</text:p>
          </table:table-cell>
          <table:table-cell table:formula="of:=[.F175]+[.$K$2]*[.H175]*[.G175]*(1-[.G175])*[.B176]" office:value-type="float" office:value="-0.0727340156553506" calcext:value-type="float">
            <text:p>-0.0727340157</text:p>
          </table:table-cell>
          <table:table-cell table:formula="of:=[.D176]+[.A176]*[.E176]+[.B176]*[.F176]" office:value-type="float" office:value="0.156986864402062" calcext:value-type="float">
            <text:p>0.1569868644</text:p>
          </table:table-cell>
          <table:table-cell table:formula="of:=[.C176]-[.G176]" office:value-type="float" office:value="-0.156986864402062" calcext:value-type="float">
            <text:p>-0.1569868644</text:p>
          </table:table-cell>
          <table:table-cell table:formula="of:=[.H176]+[.H175]" office:value-type="float" office:value="-1.16484033518881" calcext:value-type="float">
            <text:p>-1.16484033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6]+[.$K$2]*[.H176]*[.G176]*(1-[.G176])" office:value-type="float" office:value="0.227643284672254" calcext:value-type="float">
            <text:p>0.2276432847</text:p>
          </table:table-cell>
          <table:table-cell table:formula="of:=[.E176]+[.$K$2]*[.H176]*[.G176]*(1-[.G176])*[.A177]" office:value-type="float" office:value="0.778930321646539" calcext:value-type="float">
            <text:p>0.7789303216</text:p>
          </table:table-cell>
          <table:table-cell table:formula="of:=[.F176]+[.$K$2]*[.H176]*[.G176]*(1-[.G176])*[.B177]" office:value-type="float" office:value="-0.0727340156553506" calcext:value-type="float">
            <text:p>-0.0727340157</text:p>
          </table:table-cell>
          <table:table-cell table:formula="of:=[.D177]+[.A177]*[.E177]+[.B177]*[.F177]" office:value-type="float" office:value="0.227643284672254" calcext:value-type="float">
            <text:p>0.2276432847</text:p>
          </table:table-cell>
          <table:table-cell table:formula="of:=[.C177]-[.G177]" office:value-type="float" office:value="0.772356715327746" calcext:value-type="float">
            <text:p>0.7723567153</text:p>
          </table:table-cell>
          <table:table-cell table:formula="of:=[.H177]+[.H176]" office:value-type="float" office:value="0.615369850925684" calcext:value-type="float">
            <text:p>0.615369850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77]+[.$K$2]*[.H177]*[.G177]*(1-[.G177])" office:value-type="float" office:value="0.241223000980401" calcext:value-type="float">
            <text:p>0.241223001</text:p>
          </table:table-cell>
          <table:table-cell table:formula="of:=[.E177]+[.$K$2]*[.H177]*[.G177]*(1-[.G177])*[.A178]" office:value-type="float" office:value="0.792510037954686" calcext:value-type="float">
            <text:p>0.792510038</text:p>
          </table:table-cell>
          <table:table-cell table:formula="of:=[.F177]+[.$K$2]*[.H177]*[.G177]*(1-[.G177])*[.B178]" office:value-type="float" office:value="-0.0591542993472036" calcext:value-type="float">
            <text:p>-0.0591542993</text:p>
          </table:table-cell>
          <table:table-cell table:formula="of:=[.D178]+[.A178]*[.E178]+[.B178]*[.F178]" office:value-type="float" office:value="0.974578739587884" calcext:value-type="float">
            <text:p>0.9745787396</text:p>
          </table:table-cell>
          <table:table-cell table:formula="of:=[.C178]-[.G178]" office:value-type="float" office:value="0.0254212604121162" calcext:value-type="float">
            <text:p>0.0254212604</text:p>
          </table:table-cell>
          <table:table-cell table:formula="of:=[.H178]+[.H177]" office:value-type="float" office:value="0.797777975739862" calcext:value-type="float">
            <text:p>0.79777797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8]+[.$K$2]*[.H178]*[.G178]*(1-[.G178])" office:value-type="float" office:value="0.24128598220374" calcext:value-type="float">
            <text:p>0.2412859822</text:p>
          </table:table-cell>
          <table:table-cell table:formula="of:=[.E178]+[.$K$2]*[.H178]*[.G178]*(1-[.G178])*[.A179]" office:value-type="float" office:value="0.792573019178025" calcext:value-type="float">
            <text:p>0.7925730192</text:p>
          </table:table-cell>
          <table:table-cell table:formula="of:=[.F178]+[.$K$2]*[.H178]*[.G178]*(1-[.G178])*[.B179]" office:value-type="float" office:value="-0.0591542993472036" calcext:value-type="float">
            <text:p>-0.0591542993</text:p>
          </table:table-cell>
          <table:table-cell table:formula="of:=[.D179]+[.A179]*[.E179]+[.B179]*[.F179]" office:value-type="float" office:value="1.03385900138176" calcext:value-type="float">
            <text:p>1.0338590014</text:p>
          </table:table-cell>
          <table:table-cell table:formula="of:=[.C179]-[.G179]" office:value-type="float" office:value="-1.03385900138176" calcext:value-type="float">
            <text:p>-1.0338590014</text:p>
          </table:table-cell>
          <table:table-cell table:formula="of:=[.H179]+[.H178]" office:value-type="float" office:value="-1.00843774096965" calcext:value-type="float">
            <text:p>-1.0084377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9]+[.$K$2]*[.H179]*[.G179]*(1-[.G179])" office:value-type="float" office:value="0.244905050441011" calcext:value-type="float">
            <text:p>0.2449050504</text:p>
          </table:table-cell>
          <table:table-cell table:formula="of:=[.E179]+[.$K$2]*[.H179]*[.G179]*(1-[.G179])*[.A180]" office:value-type="float" office:value="0.792573019178025" calcext:value-type="float">
            <text:p>0.7925730192</text:p>
          </table:table-cell>
          <table:table-cell table:formula="of:=[.F179]+[.$K$2]*[.H179]*[.G179]*(1-[.G179])*[.B180]" office:value-type="float" office:value="-0.055535231109932" calcext:value-type="float">
            <text:p>-0.0555352311</text:p>
          </table:table-cell>
          <table:table-cell table:formula="of:=[.D180]+[.A180]*[.E180]+[.B180]*[.F180]" office:value-type="float" office:value="0.189369819331079" calcext:value-type="float">
            <text:p>0.1893698193</text:p>
          </table:table-cell>
          <table:table-cell table:formula="of:=[.C180]-[.G180]" office:value-type="float" office:value="-0.189369819331079" calcext:value-type="float">
            <text:p>-0.1893698193</text:p>
          </table:table-cell>
          <table:table-cell table:formula="of:=[.H180]+[.H179]" office:value-type="float" office:value="-1.22322882071284" calcext:value-type="float">
            <text:p>-1.223228820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0]+[.$K$2]*[.H180]*[.G180]*(1-[.G180])" office:value-type="float" office:value="0.24199805534827" calcext:value-type="float">
            <text:p>0.2419980553</text:p>
          </table:table-cell>
          <table:table-cell table:formula="of:=[.E180]+[.$K$2]*[.H180]*[.G180]*(1-[.G180])*[.A181]" office:value-type="float" office:value="0.789666024085283" calcext:value-type="float">
            <text:p>0.7896660241</text:p>
          </table:table-cell>
          <table:table-cell table:formula="of:=[.F180]+[.$K$2]*[.H180]*[.G180]*(1-[.G180])*[.B181]" office:value-type="float" office:value="-0.0584422262026737" calcext:value-type="float">
            <text:p>-0.0584422262</text:p>
          </table:table-cell>
          <table:table-cell table:formula="of:=[.D181]+[.A181]*[.E181]+[.B181]*[.F181]" office:value-type="float" office:value="0.973221853230879" calcext:value-type="float">
            <text:p>0.9732218532</text:p>
          </table:table-cell>
          <table:table-cell table:formula="of:=[.C181]-[.G181]" office:value-type="float" office:value="0.0267781467691209" calcext:value-type="float">
            <text:p>0.0267781468</text:p>
          </table:table-cell>
          <table:table-cell table:formula="of:=[.H181]+[.H180]" office:value-type="float" office:value="-0.162591672561958" calcext:value-type="float">
            <text:p>-0.16259167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1]+[.$K$2]*[.H181]*[.G181]*(1-[.G181])" office:value-type="float" office:value="0.242067842084429" calcext:value-type="float">
            <text:p>0.2420678421</text:p>
          </table:table-cell>
          <table:table-cell table:formula="of:=[.E181]+[.$K$2]*[.H181]*[.G181]*(1-[.G181])*[.A182]" office:value-type="float" office:value="0.789735810821443" calcext:value-type="float">
            <text:p>0.7897358108</text:p>
          </table:table-cell>
          <table:table-cell table:formula="of:=[.F181]+[.$K$2]*[.H181]*[.G181]*(1-[.G181])*[.B182]" office:value-type="float" office:value="-0.0584422262026737" calcext:value-type="float">
            <text:p>-0.0584422262</text:p>
          </table:table-cell>
          <table:table-cell table:formula="of:=[.D182]+[.A182]*[.E182]+[.B182]*[.F182]" office:value-type="float" office:value="1.03180365290587" calcext:value-type="float">
            <text:p>1.0318036529</text:p>
          </table:table-cell>
          <table:table-cell table:formula="of:=[.C182]-[.G182]" office:value-type="float" office:value="-1.03180365290587" calcext:value-type="float">
            <text:p>-1.0318036529</text:p>
          </table:table-cell>
          <table:table-cell table:formula="of:=[.H182]+[.H181]" office:value-type="float" office:value="-1.00502550613675" calcext:value-type="float">
            <text:p>-1.005025506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2]+[.$K$2]*[.H182]*[.G182]*(1-[.G182])" office:value-type="float" office:value="0.245453718694164" calcext:value-type="float">
            <text:p>0.2454537187</text:p>
          </table:table-cell>
          <table:table-cell table:formula="of:=[.E182]+[.$K$2]*[.H182]*[.G182]*(1-[.G182])*[.A183]" office:value-type="float" office:value="0.789735810821443" calcext:value-type="float">
            <text:p>0.7897358108</text:p>
          </table:table-cell>
          <table:table-cell table:formula="of:=[.F182]+[.$K$2]*[.H182]*[.G182]*(1-[.G182])*[.B183]" office:value-type="float" office:value="-0.0550563495929384" calcext:value-type="float">
            <text:p>-0.0550563496</text:p>
          </table:table-cell>
          <table:table-cell table:formula="of:=[.D183]+[.A183]*[.E183]+[.B183]*[.F183]" office:value-type="float" office:value="0.190397369101226" calcext:value-type="float">
            <text:p>0.1903973691</text:p>
          </table:table-cell>
          <table:table-cell table:formula="of:=[.C183]-[.G183]" office:value-type="float" office:value="-0.190397369101226" calcext:value-type="float">
            <text:p>-0.1903973691</text:p>
          </table:table-cell>
          <table:table-cell table:formula="of:=[.H183]+[.H182]" office:value-type="float" office:value="-1.2222010220071" calcext:value-type="float">
            <text:p>-1.2222010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3]+[.$K$2]*[.H183]*[.G183]*(1-[.G183])" office:value-type="float" office:value="0.242518815392164" calcext:value-type="float">
            <text:p>0.2425188154</text:p>
          </table:table-cell>
          <table:table-cell table:formula="of:=[.E183]+[.$K$2]*[.H183]*[.G183]*(1-[.G183])*[.A184]" office:value-type="float" office:value="0.789735810821443" calcext:value-type="float">
            <text:p>0.7897358108</text:p>
          </table:table-cell>
          <table:table-cell table:formula="of:=[.F183]+[.$K$2]*[.H183]*[.G183]*(1-[.G183])*[.B184]" office:value-type="float" office:value="-0.0550563495929384" calcext:value-type="float">
            <text:p>-0.0550563496</text:p>
          </table:table-cell>
          <table:table-cell table:formula="of:=[.D184]+[.A184]*[.E184]+[.B184]*[.F184]" office:value-type="float" office:value="0.242518815392164" calcext:value-type="float">
            <text:p>0.2425188154</text:p>
          </table:table-cell>
          <table:table-cell table:formula="of:=[.C184]-[.G184]" office:value-type="float" office:value="0.757481184607836" calcext:value-type="float">
            <text:p>0.7574811846</text:p>
          </table:table-cell>
          <table:table-cell table:formula="of:=[.H184]+[.H183]" office:value-type="float" office:value="0.56708381550661" calcext:value-type="float">
            <text:p>0.567083815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4]+[.$K$2]*[.H184]*[.G184]*(1-[.G184])" office:value-type="float" office:value="0.256434005294589" calcext:value-type="float">
            <text:p>0.2564340053</text:p>
          </table:table-cell>
          <table:table-cell table:formula="of:=[.E184]+[.$K$2]*[.H184]*[.G184]*(1-[.G184])*[.A185]" office:value-type="float" office:value="0.803651000723868" calcext:value-type="float">
            <text:p>0.8036510007</text:p>
          </table:table-cell>
          <table:table-cell table:formula="of:=[.F184]+[.$K$2]*[.H184]*[.G184]*(1-[.G184])*[.B185]" office:value-type="float" office:value="-0.0411411596905135" calcext:value-type="float">
            <text:p>-0.0411411597</text:p>
          </table:table-cell>
          <table:table-cell table:formula="of:=[.D185]+[.A185]*[.E185]+[.B185]*[.F185]" office:value-type="float" office:value="1.01894384632794" calcext:value-type="float">
            <text:p>1.0189438463</text:p>
          </table:table-cell>
          <table:table-cell table:formula="of:=[.C185]-[.G185]" office:value-type="float" office:value="-0.0189438463279432" calcext:value-type="float">
            <text:p>-0.0189438463</text:p>
          </table:table-cell>
          <table:table-cell table:formula="of:=[.H185]+[.H184]" office:value-type="float" office:value="0.738537338279893" calcext:value-type="float">
            <text:p>0.73853733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5]+[.$K$2]*[.H185]*[.G185]*(1-[.G185])" office:value-type="float" office:value="0.256470572062472" calcext:value-type="float">
            <text:p>0.2564705721</text:p>
          </table:table-cell>
          <table:table-cell table:formula="of:=[.E185]+[.$K$2]*[.H185]*[.G185]*(1-[.G185])*[.A186]" office:value-type="float" office:value="0.803687567491751" calcext:value-type="float">
            <text:p>0.8036875675</text:p>
          </table:table-cell>
          <table:table-cell table:formula="of:=[.F185]+[.$K$2]*[.H185]*[.G185]*(1-[.G185])*[.B186]" office:value-type="float" office:value="-0.0411411596905135" calcext:value-type="float">
            <text:p>-0.0411411597</text:p>
          </table:table-cell>
          <table:table-cell table:formula="of:=[.D186]+[.A186]*[.E186]+[.B186]*[.F186]" office:value-type="float" office:value="1.06015813955422" calcext:value-type="float">
            <text:p>1.0601581396</text:p>
          </table:table-cell>
          <table:table-cell table:formula="of:=[.C186]-[.G186]" office:value-type="float" office:value="-1.06015813955422" calcext:value-type="float">
            <text:p>-1.0601581396</text:p>
          </table:table-cell>
          <table:table-cell table:formula="of:=[.H186]+[.H185]" office:value-type="float" office:value="-1.07910198588217" calcext:value-type="float">
            <text:p>-1.07910198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6]+[.$K$2]*[.H186]*[.G186]*(1-[.G186])" office:value-type="float" office:value="0.263231957610079" calcext:value-type="float">
            <text:p>0.2632319576</text:p>
          </table:table-cell>
          <table:table-cell table:formula="of:=[.E186]+[.$K$2]*[.H186]*[.G186]*(1-[.G186])*[.A187]" office:value-type="float" office:value="0.803687567491751" calcext:value-type="float">
            <text:p>0.8036875675</text:p>
          </table:table-cell>
          <table:table-cell table:formula="of:=[.F186]+[.$K$2]*[.H186]*[.G186]*(1-[.G186])*[.B187]" office:value-type="float" office:value="-0.034379774142906" calcext:value-type="float">
            <text:p>-0.0343797741</text:p>
          </table:table-cell>
          <table:table-cell table:formula="of:=[.D187]+[.A187]*[.E187]+[.B187]*[.F187]" office:value-type="float" office:value="0.228852183467173" calcext:value-type="float">
            <text:p>0.2288521835</text:p>
          </table:table-cell>
          <table:table-cell table:formula="of:=[.C187]-[.G187]" office:value-type="float" office:value="-0.228852183467173" calcext:value-type="float">
            <text:p>-0.2288521835</text:p>
          </table:table-cell>
          <table:table-cell table:formula="of:=[.H187]+[.H186]" office:value-type="float" office:value="-1.2890103230214" calcext:value-type="float">
            <text:p>-1.2890103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7]+[.$K$2]*[.H187]*[.G187]*(1-[.G187])" office:value-type="float" office:value="0.259193200329024" calcext:value-type="float">
            <text:p>0.2591932003</text:p>
          </table:table-cell>
          <table:table-cell table:formula="of:=[.E187]+[.$K$2]*[.H187]*[.G187]*(1-[.G187])*[.A188]" office:value-type="float" office:value="0.803687567491751" calcext:value-type="float">
            <text:p>0.8036875675</text:p>
          </table:table-cell>
          <table:table-cell table:formula="of:=[.F187]+[.$K$2]*[.H187]*[.G187]*(1-[.G187])*[.B188]" office:value-type="float" office:value="-0.034379774142906" calcext:value-type="float">
            <text:p>-0.0343797741</text:p>
          </table:table-cell>
          <table:table-cell table:formula="of:=[.D188]+[.A188]*[.E188]+[.B188]*[.F188]" office:value-type="float" office:value="0.259193200329024" calcext:value-type="float">
            <text:p>0.2591932003</text:p>
          </table:table-cell>
          <table:table-cell table:formula="of:=[.C188]-[.G188]" office:value-type="float" office:value="0.740806799670976" calcext:value-type="float">
            <text:p>0.7408067997</text:p>
          </table:table-cell>
          <table:table-cell table:formula="of:=[.H188]+[.H187]" office:value-type="float" office:value="0.511954616203803" calcext:value-type="float">
            <text:p>0.511954616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8]+[.$K$2]*[.H188]*[.G188]*(1-[.G188])" office:value-type="float" office:value="0.273417586164927" calcext:value-type="float">
            <text:p>0.2734175862</text:p>
          </table:table-cell>
          <table:table-cell table:formula="of:=[.E188]+[.$K$2]*[.H188]*[.G188]*(1-[.G188])*[.A189]" office:value-type="float" office:value="0.817911953327654" calcext:value-type="float">
            <text:p>0.8179119533</text:p>
          </table:table-cell>
          <table:table-cell table:formula="of:=[.F188]+[.$K$2]*[.H188]*[.G188]*(1-[.G188])*[.B189]" office:value-type="float" office:value="-0.0201553883070027" calcext:value-type="float">
            <text:p>-0.0201553883</text:p>
          </table:table-cell>
          <table:table-cell table:formula="of:=[.D189]+[.A189]*[.E189]+[.B189]*[.F189]" office:value-type="float" office:value="1.07117415118558" calcext:value-type="float">
            <text:p>1.0711741512</text:p>
          </table:table-cell>
          <table:table-cell table:formula="of:=[.C189]-[.G189]" office:value-type="float" office:value="-0.0711741511855781" calcext:value-type="float">
            <text:p>-0.0711741512</text:p>
          </table:table-cell>
          <table:table-cell table:formula="of:=[.H189]+[.H188]" office:value-type="float" office:value="0.669632648485398" calcext:value-type="float">
            <text:p>0.66963264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9]+[.$K$2]*[.H189]*[.G189]*(1-[.G189])" office:value-type="float" office:value="0.273960217259992" calcext:value-type="float">
            <text:p>0.2739602173</text:p>
          </table:table-cell>
          <table:table-cell table:formula="of:=[.E189]+[.$K$2]*[.H189]*[.G189]*(1-[.G189])*[.A190]" office:value-type="float" office:value="0.818454584422719" calcext:value-type="float">
            <text:p>0.8184545844</text:p>
          </table:table-cell>
          <table:table-cell table:formula="of:=[.F189]+[.$K$2]*[.H189]*[.G189]*(1-[.G189])*[.B190]" office:value-type="float" office:value="-0.0201553883070027" calcext:value-type="float">
            <text:p>-0.0201553883</text:p>
          </table:table-cell>
          <table:table-cell table:formula="of:=[.D190]+[.A190]*[.E190]+[.B190]*[.F190]" office:value-type="float" office:value="1.09241480168271" calcext:value-type="float">
            <text:p>1.0924148017</text:p>
          </table:table-cell>
          <table:table-cell table:formula="of:=[.C190]-[.G190]" office:value-type="float" office:value="-1.09241480168271" calcext:value-type="float">
            <text:p>-1.0924148017</text:p>
          </table:table-cell>
          <table:table-cell table:formula="of:=[.H190]+[.H189]" office:value-type="float" office:value="-1.16358895286829" calcext:value-type="float">
            <text:p>-1.16358895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0]+[.$K$2]*[.H190]*[.G190]*(1-[.G190])" office:value-type="float" office:value="0.284988723362712" calcext:value-type="float">
            <text:p>0.2849887234</text:p>
          </table:table-cell>
          <table:table-cell table:formula="of:=[.E190]+[.$K$2]*[.H190]*[.G190]*(1-[.G190])*[.A191]" office:value-type="float" office:value="0.818454584422719" calcext:value-type="float">
            <text:p>0.8184545844</text:p>
          </table:table-cell>
          <table:table-cell table:formula="of:=[.F190]+[.$K$2]*[.H190]*[.G190]*(1-[.G190])*[.B191]" office:value-type="float" office:value="-0.00912688220428284" calcext:value-type="float">
            <text:p>-0.0091268822</text:p>
          </table:table-cell>
          <table:table-cell table:formula="of:=[.D191]+[.A191]*[.E191]+[.B191]*[.F191]" office:value-type="float" office:value="0.275861841158429" calcext:value-type="float">
            <text:p>0.2758618412</text:p>
          </table:table-cell>
          <table:table-cell table:formula="of:=[.C191]-[.G191]" office:value-type="float" office:value="-0.275861841158429" calcext:value-type="float">
            <text:p>-0.2758618412</text:p>
          </table:table-cell>
          <table:table-cell table:formula="of:=[.H191]+[.H190]" office:value-type="float" office:value="-1.36827664284114" calcext:value-type="float">
            <text:p>-1.368276642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1]+[.$K$2]*[.H191]*[.G191]*(1-[.G191])" office:value-type="float" office:value="0.279478049685817" calcext:value-type="float">
            <text:p>0.2794780497</text:p>
          </table:table-cell>
          <table:table-cell table:formula="of:=[.E191]+[.$K$2]*[.H191]*[.G191]*(1-[.G191])*[.A192]" office:value-type="float" office:value="0.812943910745824" calcext:value-type="float">
            <text:p>0.8129439107</text:p>
          </table:table-cell>
          <table:table-cell table:formula="of:=[.F191]+[.$K$2]*[.H191]*[.G191]*(1-[.G191])*[.B192]" office:value-type="float" office:value="-0.0146375558811778" calcext:value-type="float">
            <text:p>-0.0146375559</text:p>
          </table:table-cell>
          <table:table-cell table:formula="of:=[.D192]+[.A192]*[.E192]+[.B192]*[.F192]" office:value-type="float" office:value="1.07778440455046" calcext:value-type="float">
            <text:p>1.0777844046</text:p>
          </table:table-cell>
          <table:table-cell table:formula="of:=[.C192]-[.G192]" office:value-type="float" office:value="-0.0777844045504628" calcext:value-type="float">
            <text:p>-0.0777844046</text:p>
          </table:table-cell>
          <table:table-cell table:formula="of:=[.H192]+[.H191]" office:value-type="float" office:value="-0.353646245708892" calcext:value-type="float">
            <text:p>-0.35364624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2]+[.$K$2]*[.H192]*[.G192]*(1-[.G192])" office:value-type="float" office:value="0.280130153826792" calcext:value-type="float">
            <text:p>0.2801301538</text:p>
          </table:table-cell>
          <table:table-cell table:formula="of:=[.E192]+[.$K$2]*[.H192]*[.G192]*(1-[.G192])*[.A193]" office:value-type="float" office:value="0.813596014886799" calcext:value-type="float">
            <text:p>0.8135960149</text:p>
          </table:table-cell>
          <table:table-cell table:formula="of:=[.F192]+[.$K$2]*[.H192]*[.G192]*(1-[.G192])*[.B193]" office:value-type="float" office:value="-0.0146375558811778" calcext:value-type="float">
            <text:p>-0.0146375559</text:p>
          </table:table-cell>
          <table:table-cell table:formula="of:=[.D193]+[.A193]*[.E193]+[.B193]*[.F193]" office:value-type="float" office:value="1.09372616871359" calcext:value-type="float">
            <text:p>1.0937261687</text:p>
          </table:table-cell>
          <table:table-cell table:formula="of:=[.C193]-[.G193]" office:value-type="float" office:value="-1.09372616871359" calcext:value-type="float">
            <text:p>-1.0937261687</text:p>
          </table:table-cell>
          <table:table-cell table:formula="of:=[.H193]+[.H192]" office:value-type="float" office:value="-1.17151057326405" calcext:value-type="float">
            <text:p>-1.17151057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3]+[.$K$2]*[.H193]*[.G193]*(1-[.G193])" office:value-type="float" office:value="0.291342024279006" calcext:value-type="float">
            <text:p>0.2913420243</text:p>
          </table:table-cell>
          <table:table-cell table:formula="of:=[.E193]+[.$K$2]*[.H193]*[.G193]*(1-[.G193])*[.A194]" office:value-type="float" office:value="0.813596014886799" calcext:value-type="float">
            <text:p>0.8135960149</text:p>
          </table:table-cell>
          <table:table-cell table:formula="of:=[.F193]+[.$K$2]*[.H193]*[.G193]*(1-[.G193])*[.B194]" office:value-type="float" office:value="-0.00342568542896354" calcext:value-type="float">
            <text:p>-0.0034256854</text:p>
          </table:table-cell>
          <table:table-cell table:formula="of:=[.D194]+[.A194]*[.E194]+[.B194]*[.F194]" office:value-type="float" office:value="0.287916338850043" calcext:value-type="float">
            <text:p>0.2879163389</text:p>
          </table:table-cell>
          <table:table-cell table:formula="of:=[.C194]-[.G194]" office:value-type="float" office:value="-0.287916338850043" calcext:value-type="float">
            <text:p>-0.2879163389</text:p>
          </table:table-cell>
          <table:table-cell table:formula="of:=[.H194]+[.H193]" office:value-type="float" office:value="-1.38164250756363" calcext:value-type="float">
            <text:p>-1.38164250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4]+[.$K$2]*[.H194]*[.G194]*(1-[.G194])" office:value-type="float" office:value="0.285439148508869" calcext:value-type="float">
            <text:p>0.2854391485</text:p>
          </table:table-cell>
          <table:table-cell table:formula="of:=[.E194]+[.$K$2]*[.H194]*[.G194]*(1-[.G194])*[.A195]" office:value-type="float" office:value="0.813596014886799" calcext:value-type="float">
            <text:p>0.8135960149</text:p>
          </table:table-cell>
          <table:table-cell table:formula="of:=[.F194]+[.$K$2]*[.H194]*[.G194]*(1-[.G194])*[.B195]" office:value-type="float" office:value="-0.00342568542896354" calcext:value-type="float">
            <text:p>-0.0034256854</text:p>
          </table:table-cell>
          <table:table-cell table:formula="of:=[.D195]+[.A195]*[.E195]+[.B195]*[.F195]" office:value-type="float" office:value="0.285439148508869" calcext:value-type="float">
            <text:p>0.2854391485</text:p>
          </table:table-cell>
          <table:table-cell table:formula="of:=[.C195]-[.G195]" office:value-type="float" office:value="0.71456085149113" calcext:value-type="float">
            <text:p>0.7145608515</text:p>
          </table:table-cell>
          <table:table-cell table:formula="of:=[.H195]+[.H194]" office:value-type="float" office:value="0.426644512641088" calcext:value-type="float">
            <text:p>0.426644512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5]+[.$K$2]*[.H195]*[.G195]*(1-[.G195])" office:value-type="float" office:value="0.300013591808017" calcext:value-type="float">
            <text:p>0.3000135918</text:p>
          </table:table-cell>
          <table:table-cell table:formula="of:=[.E195]+[.$K$2]*[.H195]*[.G195]*(1-[.G195])*[.A196]" office:value-type="float" office:value="0.828170458185947" calcext:value-type="float">
            <text:p>0.8281704582</text:p>
          </table:table-cell>
          <table:table-cell table:formula="of:=[.F195]+[.$K$2]*[.H195]*[.G195]*(1-[.G195])*[.B196]" office:value-type="float" office:value="0.0111487578701844" calcext:value-type="float">
            <text:p>0.0111487579</text:p>
          </table:table-cell>
          <table:table-cell table:formula="of:=[.D196]+[.A196]*[.E196]+[.B196]*[.F196]" office:value-type="float" office:value="1.13933280786415" calcext:value-type="float">
            <text:p>1.1393328079</text:p>
          </table:table-cell>
          <table:table-cell table:formula="of:=[.C196]-[.G196]" office:value-type="float" office:value="-0.139332807864148" calcext:value-type="float">
            <text:p>-0.1393328079</text:p>
          </table:table-cell>
          <table:table-cell table:formula="of:=[.H196]+[.H195]" office:value-type="float" office:value="0.575228043626982" calcext:value-type="float">
            <text:p>0.57522804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6]+[.$K$2]*[.H196]*[.G196]*(1-[.G196])" office:value-type="float" office:value="0.302225450519394" calcext:value-type="float">
            <text:p>0.3022254505</text:p>
          </table:table-cell>
          <table:table-cell table:formula="of:=[.E196]+[.$K$2]*[.H196]*[.G196]*(1-[.G196])*[.A197]" office:value-type="float" office:value="0.830382316897323" calcext:value-type="float">
            <text:p>0.8303823169</text:p>
          </table:table-cell>
          <table:table-cell table:formula="of:=[.F196]+[.$K$2]*[.H196]*[.G196]*(1-[.G196])*[.B197]" office:value-type="float" office:value="0.0111487578701844" calcext:value-type="float">
            <text:p>0.0111487579</text:p>
          </table:table-cell>
          <table:table-cell table:formula="of:=[.D197]+[.A197]*[.E197]+[.B197]*[.F197]" office:value-type="float" office:value="1.13260776741672" calcext:value-type="float">
            <text:p>1.1326077674</text:p>
          </table:table-cell>
          <table:table-cell table:formula="of:=[.C197]-[.G197]" office:value-type="float" office:value="-1.13260776741672" calcext:value-type="float">
            <text:p>-1.1326077674</text:p>
          </table:table-cell>
          <table:table-cell table:formula="of:=[.H197]+[.H196]" office:value-type="float" office:value="-1.27194057528087" calcext:value-type="float">
            <text:p>-1.271940575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7]+[.$K$2]*[.H197]*[.G197]*(1-[.G197])" office:value-type="float" office:value="0.319236379628703" calcext:value-type="float">
            <text:p>0.3192363796</text:p>
          </table:table-cell>
          <table:table-cell table:formula="of:=[.E197]+[.$K$2]*[.H197]*[.G197]*(1-[.G197])*[.A198]" office:value-type="float" office:value="0.830382316897323" calcext:value-type="float">
            <text:p>0.8303823169</text:p>
          </table:table-cell>
          <table:table-cell table:formula="of:=[.F197]+[.$K$2]*[.H197]*[.G197]*(1-[.G197])*[.B198]" office:value-type="float" office:value="0.0281596869794927" calcext:value-type="float">
            <text:p>0.028159687</text:p>
          </table:table-cell>
          <table:table-cell table:formula="of:=[.D198]+[.A198]*[.E198]+[.B198]*[.F198]" office:value-type="float" office:value="0.347396066608195" calcext:value-type="float">
            <text:p>0.3473960666</text:p>
          </table:table-cell>
          <table:table-cell table:formula="of:=[.C198]-[.G198]" office:value-type="float" office:value="-0.347396066608195" calcext:value-type="float">
            <text:p>-0.3473960666</text:p>
          </table:table-cell>
          <table:table-cell table:formula="of:=[.H198]+[.H197]" office:value-type="float" office:value="-1.48000383402491" calcext:value-type="float">
            <text:p>-1.4800038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8]+[.$K$2]*[.H198]*[.G198]*(1-[.G198])" office:value-type="float" office:value="0.311360492550737" calcext:value-type="float">
            <text:p>0.3113604926</text:p>
          </table:table-cell>
          <table:table-cell table:formula="of:=[.E198]+[.$K$2]*[.H198]*[.G198]*(1-[.G198])*[.A199]" office:value-type="float" office:value="0.830382316897323" calcext:value-type="float">
            <text:p>0.8303823169</text:p>
          </table:table-cell>
          <table:table-cell table:formula="of:=[.F198]+[.$K$2]*[.H198]*[.G198]*(1-[.G198])*[.B199]" office:value-type="float" office:value="0.0281596869794927" calcext:value-type="float">
            <text:p>0.028159687</text:p>
          </table:table-cell>
          <table:table-cell table:formula="of:=[.D199]+[.A199]*[.E199]+[.B199]*[.F199]" office:value-type="float" office:value="0.311360492550737" calcext:value-type="float">
            <text:p>0.3113604926</text:p>
          </table:table-cell>
          <table:table-cell table:formula="of:=[.C199]-[.G199]" office:value-type="float" office:value="0.688639507449263" calcext:value-type="float">
            <text:p>0.6886395074</text:p>
          </table:table-cell>
          <table:table-cell table:formula="of:=[.H199]+[.H198]" office:value-type="float" office:value="0.341243440841068" calcext:value-type="float">
            <text:p>0.3412434408</text:p>
          </table:table-cell>
          <table:table-cell table:number-columns-repeated="2"/>
        </table:table-row>
        <table:table-row table:style-name="ro1" table:number-rows-repeated="18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0:37:01.331254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2:23:57.248918483</meta:creation-date>
    <dc:date>2017-04-02T10:40:28.500639715</dc:date>
    <meta:editing-duration>PT17M36S</meta:editing-duration>
    <meta:editing-cycles>4</meta:editing-cycles>
    <meta:generator>LibreOffice/4.2.8.2$Linux_X86_64 LibreOffice_project/420m0$Build-2</meta:generator>
    <meta:document-statistic meta:table-count="1" meta:cell-count="17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1.143cm" svg:y="4.179cm" style:legend-expansion="high" chart:style-name="ch2"/>
        <chart:plot-area chart:style-name="ch3" table:cell-range-address="StochasticGradient.I1:StochasticGradient.I199" chart:data-source-has-labels="row" svg:x="0.319cm" svg:y="0.18cm" svg:width="10.505cm" svg:height="8.645cm">
          <chartooo:coordinate-region svg:x="1.215cm" svg:y="0.403cm" svg:width="9.499cm" svg:height="8.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ochasticGradient.I2:StochasticGradient.I199" chart:label-cell-address="StochasticGradient.I1:StochasticGradient.I1" chart:class="chart:line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squared error</text:p>
                <draw:g>
                  <svg:desc>StochasticGradient.I1:StochasticGradien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tochasticGradient.I2:StochasticGradient.I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06">
                <text:p>0.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359895336368">
                <text:p>-0.4359895336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615191475173">
                <text:p>0.68615191475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91930191271">
                <text:p>1.5491930191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787305394711">
                <text:p>0.387787305394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93211176950361">
                <text:p>-0.493211176950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583129371194">
                <text:p>0.424583129371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3995263983564">
                <text:p>0.363995263983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05022444687188">
                <text:p>-0.505022444687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3488951242001">
                <text:p>0.653488951242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935732893328">
                <text:p>1.47935732893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217470985207">
                <text:p>0.28217470985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59528159020007">
                <text:p>-0.55952815902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48635321732">
                <text:p>0.6248635321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507977245467">
                <text:p>1.42507977245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619336336277">
                <text:p>0.203619336336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10231282765732">
                <text:p>-0.610231282765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8031378028024">
                <text:p>0.31803137802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631726118638">
                <text:p>0.19631726118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07699539622621">
                <text:p>-0.607699539622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1752156225583">
                <text:p>0.611752156225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677078561706">
                <text:p>1.37677078561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209352095014">
                <text:p>0.12209352095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5404214192504">
                <text:p>-0.65404214192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0973035141012">
                <text:p>0.59097303514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095697505526">
                <text:p>1.33095697505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0630639497037">
                <text:p>0.053063063949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95663500462202">
                <text:p>-0.695663500462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4290304075015">
                <text:p>0.574290304075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98973753363">
                <text:p>1.2898973753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05097736635928">
                <text:p>-0.0105097736635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32591077117684">
                <text:p>-0.732591077117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1529263958186">
                <text:p>0.561529263958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350703402516">
                <text:p>1.25350703402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686993599879311">
                <text:p>-0.0686993599879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65066172682606">
                <text:p>-0.765066172682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1240222159012">
                <text:p>0.181240222159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83987140070914">
                <text:p>-0.0483987140070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33182537484555">
                <text:p>-0.0333182537484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15308606311835">
                <text:p>-0.0315308606311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25102024171967">
                <text:p>-0.725102024171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6079359136276">
                <text:p>0.596079359136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980000438272">
                <text:p>1.2598000043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899882391635821">
                <text:p>-0.0899882391635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7908014745375">
                <text:p>-0.757908014745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6615042346468">
                <text:p>0.586615042346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732339214879">
                <text:p>1.22732339214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3710570477344">
                <text:p>-0.143710570477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86947400258483">
                <text:p>-0.786947400258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0423207784805">
                <text:p>0.190423207784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2002348617496">
                <text:p>-0.122002348617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60390132201786">
                <text:p>-0.760390132201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2048305368765">
                <text:p>0.612048305368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432765878464">
                <text:p>1.22432765878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74201869683082">
                <text:p>-0.174201869683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88428765619383">
                <text:p>-0.788428765619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6129538861533">
                <text:p>0.606129538861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64071091595">
                <text:p>1.196407109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247767961284">
                <text:p>-0.22247767961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13493968832056">
                <text:p>-0.813493968832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4846489725589">
                <text:p>0.184846489725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98131879149461">
                <text:p>-0.19813187914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84664147098886">
                <text:p>-0.784664147098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6428754072118">
                <text:p>0.636428754072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995813237275">
                <text:p>1.1995813237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45790785144685">
                <text:p>-0.245790785144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09544324945293">
                <text:p>-0.809544324945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2571325924441">
                <text:p>0.632571325924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461291486207">
                <text:p>1.17461291486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327028400154">
                <text:p>-0.290327028400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32192875481252">
                <text:p>-0.832192875481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022465435634">
                <text:p>0.63022465435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5181725642259">
                <text:p>1.15181725642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2122255410809">
                <text:p>-0.332122255410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852959323576228">
                <text:p>-0.852959323576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906712670048">
                <text:p>0.62906712670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3084763198305">
                <text:p>1.13084763198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715438210091">
                <text:p>-0.3715438210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72171932070363">
                <text:p>-0.872171932070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2730028409014">
                <text:p>0.152730028409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41852786913605">
                <text:p>-0.3418527869136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1265524114905">
                <text:p>-0.31265524114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0190492894242">
                <text:p>-0.300190492894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05770378871231">
                <text:p>-0.805770378871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2589868035029">
                <text:p>0.692589868035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7717822372947">
                <text:p>1.17717822372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43887842277251">
                <text:p>-0.3438878422772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2862174436767">
                <text:p>-0.82862174436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9256512390342">
                <text:p>0.689256512390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5388822318209">
                <text:p>1.15388822318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85669895850141">
                <text:p>-0.385669895850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50352230312454">
                <text:p>-0.850352230312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903871559915">
                <text:p>0.20903871559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63817527130207">
                <text:p>-0.363817527130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23552414971621">
                <text:p>-0.823552414971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18937813811884">
                <text:p>0.718937813811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5843525766058">
                <text:p>1.15843525766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05926959310035">
                <text:p>-0.4059269593100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846022997485657">
                <text:p>-0.846022997485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15028382732718">
                <text:p>0.7150283827327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3532266481008">
                <text:p>1.13532266481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46802627348479">
                <text:p>-0.4468026273484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8680128908716">
                <text:p>-0.8680128908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056451799139">
                <text:p>0.21056451799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26313942508765">
                <text:p>-0.426313942508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42698570697181">
                <text:p>-0.8426985706971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1904692972816">
                <text:p>0.741904692972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3811046724729">
                <text:p>1.138110467247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67786211731633">
                <text:p>-0.467786211731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65716269198064">
                <text:p>-0.865716269198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6492819380143">
                <text:p>0.736492819380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422853094049">
                <text:p>1.11422853094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08686229804563">
                <text:p>-0.508686229804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88890595367051">
                <text:p>-0.888890595367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0322627023933">
                <text:p>0.730322627023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9012384464704">
                <text:p>1.09012384464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49299953193332">
                <text:p>-0.5492999531933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12500970534993">
                <text:p>-0.912500970534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3121546107067">
                <text:p>0.723121546107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6551621582408">
                <text:p>1.06551621582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9914923814982">
                <text:p>-0.589914923814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6830214340323">
                <text:p>-0.936830214340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7172496029761">
                <text:p>0.157172496029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6942632736812">
                <text:p>-0.56942632736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44332060828186">
                <text:p>-0.544332060828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32566996846566">
                <text:p>-0.532566996846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8278905642983">
                <text:p>-0.88278905642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6867391997498">
                <text:p>0.766867391997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520191527069">
                <text:p>1.095201915270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75445351299772">
                <text:p>-0.575445351299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9170586140296">
                <text:p>-0.90917058614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6480302959232">
                <text:p>0.756480302959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6749997956425">
                <text:p>1.06749997956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189017855215">
                <text:p>-0.6189017855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36873666797415">
                <text:p>-0.9368736667974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76899081905">
                <text:p>0.1776899081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03588047346936">
                <text:p>-0.603588047346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17939738055039">
                <text:p>-0.917939738055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7263078395982">
                <text:p>0.767263078395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5768262790069">
                <text:p>1.057682627900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48588960518124">
                <text:p>-0.648588960518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4775882769486">
                <text:p>-0.94775882769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2360244876314">
                <text:p>0.7523602448763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2623914004794">
                <text:p>1.026239140047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949518627763">
                <text:p>-0.6949518627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79726828573691">
                <text:p>-0.9797268285736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37166914816143">
                <text:p>0.1371669148161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81863182701652">
                <text:p>-0.681863182701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63952388682329">
                <text:p>-0.9639523886823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3510190772843">
                <text:p>0.753510190772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862927169643">
                <text:p>1.008629271696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730339593222473">
                <text:p>-0.7303395932224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98699131060871">
                <text:p>-0.998699131060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2563774928333">
                <text:p>0.732563774928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1960634679405">
                <text:p>0.9719606346794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81126240342818">
                <text:p>-0.781126240342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03662634071913">
                <text:p>-1.03662634071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785476823084">
                <text:p>0.707854768230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32031923825182">
                <text:p>0.9320319238251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834805407549138">
                <text:p>-0.834805407549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07837753791292">
                <text:p>-1.07837753791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8783386502456">
                <text:p>0.6787833865024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82225766862">
                <text:p>0.88822257668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892118068406195">
                <text:p>-0.892118068406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12477638393154">
                <text:p>-1.12477638393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365693859197117">
                <text:p>-0.0365693859197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883723479757818">
                <text:p>-0.8837234797578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881084555246038">
                <text:p>-0.8810845552460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80026962565656">
                <text:p>-0.880026962565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11350960183973">
                <text:p>-1.11350960183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54809976658545">
                <text:p>0.6548099766585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1249638952067">
                <text:p>0.8512496389520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41349464998142">
                <text:p>-0.9413494649981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16484033518881">
                <text:p>-1.164840335188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5369850925684">
                <text:p>0.61536985092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97777975739862">
                <text:p>0.797777975739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00843774096965">
                <text:p>-1.00843774096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2322882071284">
                <text:p>-1.22322882071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62591672561958">
                <text:p>-0.162591672561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00502550613675">
                <text:p>-1.005025506136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222010220071">
                <text:p>-1.22220102200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708381550661">
                <text:p>0.567083815506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8537338279893">
                <text:p>0.7385373382798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07910198588217">
                <text:p>-1.079101985882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890103230214">
                <text:p>-1.2890103230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11954616203803">
                <text:p>0.5119546162038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9632648485398">
                <text:p>0.6696326484853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16358895286829">
                <text:p>-1.16358895286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36827664284114">
                <text:p>-1.36827664284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53646245708892">
                <text:p>-0.353646245708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17151057326405">
                <text:p>-1.17151057326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38164250756363">
                <text:p>-1.381642507563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6644512641088">
                <text:p>0.4266445126410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5228043626982">
                <text:p>0.5752280436269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27194057528087">
                <text:p>-1.27194057528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48000383402491">
                <text:p>-1.480003834024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1243440841068">
                <text:p>0.341243440841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